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800000028AD65972AB4E18619.png" manifest:media-type="image/png"/>
  <manifest:file-entry manifest:full-path="Pictures/100000000000014000000028EA34B47BB28E7D8B.png" manifest:media-type="image/png"/>
  <manifest:file-entry manifest:full-path="Pictures/1000000000000140000000285648F91C6EA6B04A.pdf" manifest:media-type="application/pdf"/>
  <manifest:file-entry manifest:full-path="Pictures/10000000000000F000000028841ED37531B89D6F.png" manifest:media-type="image/png"/>
  <manifest:file-entry manifest:full-path="Pictures/10000000000000F0000000282DCBA6190A0FC3C1.pdf" manifest:media-type="application/pdf"/>
  <manifest:file-entry manifest:full-path="Pictures/100000000000011800000028154FB714A8632E4B.pdf" manifest:media-type="application/pdf"/>
  <manifest:file-entry manifest:full-path="Pictures/10000000000000F000000028E94FBE5B62982239.png" manifest:media-type="image/png"/>
  <manifest:file-entry manifest:full-path="Pictures/10000000000000F0000000285D754C1C3EC4D034.pdf" manifest:media-type="application/pd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ＭＳ ゴシック" svg:font-family="'ＭＳ ゴシック'" style:font-family-generic="modern" style:font-pitch="fixed"/>
    <style:font-face style:name="Ricty Diminished1" svg:font-family="'Ricty Diminished'" style:font-pitch="variable"/>
    <style:font-face style:name="Ricty Diminished" svg:font-family="'Ricty Diminished'" style:font-adornments="標準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>
      <style:table-properties style:width="17.6cm" table:align="margins"/>
    </style:style>
    <style:style style:name="表1.A" style:family="table-column">
      <style:table-column-properties style:column-width="1.753cm" style:rel-column-width="6527*"/>
    </style:style>
    <style:style style:name="表1.B" style:family="table-column">
      <style:table-column-properties style:column-width="13.871cm" style:rel-column-width="51650*"/>
    </style:style>
    <style:style style:name="表1.C" style:family="table-column">
      <style:table-column-properties style:column-width="1.976cm" style:rel-column-width="7358*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C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7.6cm" table:align="margins"/>
    </style:style>
    <style:style style:name="表3.A" style:family="table-column">
      <style:table-column-properties style:column-width="2.498cm" style:rel-column-width="9300*"/>
    </style:style>
    <style:style style:name="表3.B" style:family="table-column">
      <style:table-column-properties style:column-width="15.102cm" style:rel-column-width="56235*"/>
    </style:style>
    <style:style style:name="表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3.B1" style:family="table-cell">
      <style:table-cell-properties fo:background-color="#eeeeee" fo:padding="0.097cm" fo:border="0.05pt solid #000000">
        <style:background-image/>
      </style:table-cell-properties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5" style:family="table">
      <style:table-properties style:width="17.611cm" fo:margin-left="0cm" table:align="left"/>
    </style:style>
    <style:style style:name="表5.A" style:family="table-column">
      <style:table-column-properties style:column-width="6.392cm"/>
    </style:style>
    <style:style style:name="表5.B" style:family="table-column">
      <style:table-column-properties style:column-width="11.218cm"/>
    </style:style>
    <style:style style:name="表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5.B1" style:family="table-cell">
      <style:table-cell-properties fo:background-color="#eeeeee" fo:padding="0.097cm" fo:border="0.05pt solid #000000">
        <style:background-image/>
      </style:table-cell-properties>
    </style:style>
    <style:style style:name="表5.A2" style:family="table-cell">
      <style:table-cell-properties fo:padding="0.097cm" fo:border-left="0.05pt solid #000000" fo:border-right="none" fo:border-top="none" fo:border-bottom="0.05pt solid #000000"/>
    </style:style>
    <style:style style:name="表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5.A3" style:family="table-cell">
      <style:table-cell-properties fo:padding="0.097cm" fo:border-left="0.05pt solid #000000" fo:border-right="none" fo:border-top="none" fo:border-bottom="0.05pt solid #000000"/>
    </style:style>
    <style:style style:name="表5.B3" style:family="table-cell">
      <style:table-cell-properties fo:padding="0.097cm" fo:border-left="0.05pt solid #000000" fo:border-right="0.05pt solid #000000" fo:border-top="none" fo:border-bottom="0.05pt solid #000000"/>
    </style:style>
    <style:style style:name="表5.A4" style:family="table-cell">
      <style:table-cell-properties fo:padding="0.097cm" fo:border-left="0.05pt solid #000000" fo:border-right="none" fo:border-top="none" fo:border-bottom="0.05pt solid #000000"/>
    </style:style>
    <style:style style:name="表5.B4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7.611cm" fo:margin-left="0cm" table:align="left"/>
    </style:style>
    <style:style style:name="表2.A" style:family="table-column">
      <style:table-column-properties style:column-width="5.5cm"/>
    </style:style>
    <style:style style:name="表2.B" style:family="table-column">
      <style:table-column-properties style:column-width="12.111cm"/>
    </style:style>
    <style:style style:name="表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.B1" style:family="table-cell">
      <style:table-cell-properties fo:background-color="#eeeeee" fo:padding="0.097cm" fo:border="0.05pt solid #000000">
        <style:background-image/>
      </style:table-cell-properties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2.A3" style:family="table-cell">
      <style:table-cell-properties fo:padding="0.097cm" fo:border-left="0.05pt solid #000000" fo:border-right="none" fo:border-top="none" fo:border-bottom="0.05pt solid #000000"/>
    </style:style>
    <style:style style:name="表2.B3" style:family="table-cell">
      <style:table-cell-properties fo:padding="0.097cm" fo:border-left="0.05pt solid #000000" fo:border-right="0.05pt solid #000000" fo:border-top="none" fo:border-bottom="0.05pt solid #000000"/>
    </style:style>
    <style:style style:name="表2.A4" style:family="table-cell">
      <style:table-cell-properties fo:padding="0.097cm" fo:border-left="0.05pt solid #000000" fo:border-right="none" fo:border-top="none" fo:border-bottom="0.05pt solid #000000"/>
    </style:style>
    <style:style style:name="表2.B4" style:family="table-cell">
      <style:table-cell-properties fo:padding="0.097cm" fo:border-left="0.05pt solid #000000" fo:border-right="0.05pt solid #000000" fo:border-top="none" fo:border-bottom="0.05pt solid #000000"/>
    </style:style>
    <style:style style:name="表2.A5" style:family="table-cell">
      <style:table-cell-properties fo:padding="0.097cm" fo:border-left="0.05pt solid #000000" fo:border-right="none" fo:border-top="none" fo:border-bottom="0.05pt solid #000000"/>
    </style:style>
    <style:style style:name="表2.B5" style:family="table-cell">
      <style:table-cell-properties fo:padding="0.097cm" fo:border-left="0.05pt solid #000000" fo:border-right="0.05pt solid #000000" fo:border-top="none" fo:border-bottom="0.05pt solid #000000"/>
    </style:style>
    <style:style style:name="表2.A6" style:family="table-cell">
      <style:table-cell-properties fo:padding="0.097cm" fo:border-left="0.05pt solid #000000" fo:border-right="none" fo:border-top="none" fo:border-bottom="0.05pt solid #000000"/>
    </style:style>
    <style:style style:name="表2.B6" style:family="table-cell">
      <style:table-cell-properties fo:padding="0.097cm" fo:border-left="0.05pt solid #000000" fo:border-right="0.05pt solid #000000" fo:border-top="none" fo:border-bottom="0.05pt solid #000000"/>
    </style:style>
    <style:style style:name="表2.A7" style:family="table-cell">
      <style:table-cell-properties fo:padding="0.097cm" fo:border-left="0.05pt solid #000000" fo:border-right="none" fo:border-top="none" fo:border-bottom="0.05pt solid #000000"/>
    </style:style>
    <style:style style:name="表2.B7" style:family="table-cell">
      <style:table-cell-properties fo:padding="0.097cm" fo:border-left="0.05pt solid #000000" fo:border-right="0.05pt solid #000000" fo:border-top="none" fo:border-bottom="0.05pt solid #000000"/>
    </style:style>
    <style:style style:name="表11" style:family="table">
      <style:table-properties style:width="17.6cm" table:align="margins"/>
    </style:style>
    <style:style style:name="表11.A" style:family="table-column">
      <style:table-column-properties style:column-width="1.898cm" style:rel-column-width="7067*"/>
    </style:style>
    <style:style style:name="表11.B" style:family="table-column">
      <style:table-column-properties style:column-width="1.806cm" style:rel-column-width="6725*"/>
    </style:style>
    <style:style style:name="表11.C" style:family="table-column">
      <style:table-column-properties style:column-width="13.896cm" style:rel-column-width="51743*"/>
    </style:style>
    <style:style style:name="表1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1.C1" style:family="table-cell">
      <style:table-cell-properties fo:background-color="#eeeeee" fo:padding="0.097cm" fo:border="0.05pt solid #000000">
        <style:background-image/>
      </style:table-cell-properties>
    </style:style>
    <style:style style:name="表11.A2" style:family="table-cell">
      <style:table-cell-properties fo:padding="0.097cm" fo:border-left="0.05pt solid #000000" fo:border-right="none" fo:border-top="none" fo:border-bottom="0.05pt solid #000000"/>
    </style:style>
    <style:style style:name="表11.B2" style:family="table-cell">
      <style:table-cell-properties fo:padding="0.097cm" fo:border-left="0.05pt solid #000000" fo:border-right="none" fo:border-top="none" fo:border-bottom="0.05pt solid #000000"/>
    </style:style>
    <style:style style:name="表1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12" style:family="table">
      <style:table-properties style:width="17.6cm" table:align="margins"/>
    </style:style>
    <style:style style:name="表12.A" style:family="table-column">
      <style:table-column-properties style:column-width="4.593cm" style:rel-column-width="17102*"/>
    </style:style>
    <style:style style:name="表12.B" style:family="table-column">
      <style:table-column-properties style:column-width="13.007cm" style:rel-column-width="48433*"/>
    </style:style>
    <style:style style:name="表1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2.B1" style:family="table-cell">
      <style:table-cell-properties fo:background-color="#eeeeee" fo:padding="0.097cm" fo:border="0.05pt solid #000000">
        <style:background-image/>
      </style:table-cell-properties>
    </style:style>
    <style:style style:name="表12.A2" style:family="table-cell">
      <style:table-cell-properties fo:padding="0.097cm" fo:border-left="0.05pt solid #000000" fo:border-right="none" fo:border-top="none" fo:border-bottom="0.05pt solid #000000"/>
    </style:style>
    <style:style style:name="表1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9" style:family="table">
      <style:table-properties style:width="17.6cm" table:align="margins"/>
    </style:style>
    <style:style style:name="表19.A" style:family="table-column">
      <style:table-column-properties style:column-width="1.909cm" style:rel-column-width="7106*"/>
    </style:style>
    <style:style style:name="表19.B" style:family="table-column">
      <style:table-column-properties style:column-width="15.692cm" style:rel-column-width="58429*"/>
    </style:style>
    <style:style style:name="表1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9.B1" style:family="table-cell">
      <style:table-cell-properties fo:background-color="#eeeeee" fo:padding="0.097cm" fo:border="0.05pt solid #000000">
        <style:background-image/>
      </style:table-cell-properties>
    </style:style>
    <style:style style:name="表19.A2" style:family="table-cell">
      <style:table-cell-properties fo:padding="0.097cm" fo:border-left="0.05pt solid #000000" fo:border-right="none" fo:border-top="none" fo:border-bottom="0.05pt solid #000000"/>
    </style:style>
    <style:style style:name="表1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9.A3" style:family="table-cell">
      <style:table-cell-properties fo:padding="0.097cm" fo:border-left="0.05pt solid #000000" fo:border-right="none" fo:border-top="none" fo:border-bottom="0.05pt solid #000000"/>
    </style:style>
    <style:style style:name="表19.B3" style:family="table-cell">
      <style:table-cell-properties fo:padding="0.097cm" fo:border-left="0.05pt solid #000000" fo:border-right="0.05pt solid #000000" fo:border-top="none" fo:border-bottom="0.05pt solid #000000"/>
    </style:style>
    <style:style style:name="表40" style:family="table">
      <style:table-properties style:width="17.6cm" table:align="margins"/>
    </style:style>
    <style:style style:name="表40.A" style:family="table-column">
      <style:table-column-properties style:column-width="4.396cm" style:rel-column-width="16367*"/>
    </style:style>
    <style:style style:name="表40.B" style:family="table-column">
      <style:table-column-properties style:column-width="13.204cm" style:rel-column-width="49168*"/>
    </style:style>
    <style:style style:name="表40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40.B1" style:family="table-cell">
      <style:table-cell-properties fo:background-color="#eeeeee" fo:padding="0.097cm" fo:border="0.05pt solid #000000">
        <style:background-image/>
      </style:table-cell-properties>
    </style:style>
    <style:style style:name="表40.A2" style:family="table-cell">
      <style:table-cell-properties fo:padding="0.097cm" fo:border-left="0.05pt solid #000000" fo:border-right="none" fo:border-top="none" fo:border-bottom="0.05pt solid #000000"/>
    </style:style>
    <style:style style:name="表4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44" style:family="table">
      <style:table-properties style:width="17.614cm" fo:margin-left="0cm" table:align="left"/>
    </style:style>
    <style:style style:name="表44.A" style:family="table-column">
      <style:table-column-properties style:column-width="2.193cm"/>
    </style:style>
    <style:style style:name="表44.B" style:family="table-column">
      <style:table-column-properties style:column-width="15.422cm"/>
    </style:style>
    <style:style style:name="表4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44.B1" style:family="table-cell">
      <style:table-cell-properties fo:background-color="#eeeeee" fo:padding="0.097cm" fo:border="0.05pt solid #000000">
        <style:background-image/>
      </style:table-cell-properties>
    </style:style>
    <style:style style:name="表44.A2" style:family="table-cell">
      <style:table-cell-properties fo:padding="0.097cm" fo:border-left="0.05pt solid #000000" fo:border-right="none" fo:border-top="none" fo:border-bottom="0.05pt solid #000000"/>
    </style:style>
    <style:style style:name="表4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43" style:family="table">
      <style:table-properties style:width="17.082cm" fo:margin-left="0.54cm" table:align="left"/>
    </style:style>
    <style:style style:name="表43.A" style:family="table-column">
      <style:table-column-properties style:column-width="2.201cm"/>
    </style:style>
    <style:style style:name="表43.B" style:family="table-column">
      <style:table-column-properties style:column-width="14.88cm"/>
    </style:style>
    <style:style style:name="表43.A1" style:family="table-cell">
      <style:table-cell-properties fo:padding="0.097cm" fo:border="none"/>
    </style:style>
    <style:style style:name="表47" style:family="table">
      <style:table-properties style:width="17.082cm" fo:margin-left="0.54cm" table:align="left"/>
    </style:style>
    <style:style style:name="表47.A" style:family="table-column">
      <style:table-column-properties style:column-width="2.201cm"/>
    </style:style>
    <style:style style:name="表47.B" style:family="table-column">
      <style:table-column-properties style:column-width="14.88cm"/>
    </style:style>
    <style:style style:name="表47.A1" style:family="table-cell">
      <style:table-cell-properties fo:padding="0.097cm" fo:border="none"/>
    </style:style>
    <style:style style:name="表20" style:family="table">
      <style:table-properties style:width="17.6cm" table:align="margins"/>
    </style:style>
    <style:style style:name="表20.A" style:family="table-column">
      <style:table-column-properties style:column-width="5.008cm" style:rel-column-width="18646*"/>
    </style:style>
    <style:style style:name="表20.B" style:family="table-column">
      <style:table-column-properties style:column-width="12.592cm" style:rel-column-width="46889*"/>
    </style:style>
    <style:style style:name="表20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0.B1" style:family="table-cell">
      <style:table-cell-properties fo:background-color="#eeeeee" fo:padding="0.097cm" fo:border="0.05pt solid #000000">
        <style:background-image/>
      </style:table-cell-properties>
    </style:style>
    <style:style style:name="表20.A2" style:family="table-cell">
      <style:table-cell-properties fo:padding="0.097cm" fo:border-left="0.05pt solid #000000" fo:border-right="none" fo:border-top="none" fo:border-bottom="0.05pt solid #000000"/>
    </style:style>
    <style:style style:name="表2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21" style:family="table">
      <style:table-properties style:width="17.614cm" fo:margin-left="0cm" table:align="left"/>
    </style:style>
    <style:style style:name="表21.A" style:family="table-column">
      <style:table-column-properties style:column-width="2.193cm"/>
    </style:style>
    <style:style style:name="表21.B" style:family="table-column">
      <style:table-column-properties style:column-width="15.422cm"/>
    </style:style>
    <style:style style:name="表2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1.B1" style:family="table-cell">
      <style:table-cell-properties fo:background-color="#eeeeee" fo:padding="0.097cm" fo:border="0.05pt solid #000000">
        <style:background-image/>
      </style:table-cell-properties>
    </style:style>
    <style:style style:name="表21.A2" style:family="table-cell">
      <style:table-cell-properties fo:padding="0.097cm" fo:border-left="0.05pt solid #000000" fo:border-right="none" fo:border-top="none" fo:border-bottom="0.05pt solid #000000"/>
    </style:style>
    <style:style style:name="表2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22" style:family="table">
      <style:table-properties style:width="17.082cm" fo:margin-left="0.54cm" table:align="left"/>
    </style:style>
    <style:style style:name="表22.A" style:family="table-column">
      <style:table-column-properties style:column-width="2.201cm"/>
    </style:style>
    <style:style style:name="表22.B" style:family="table-column">
      <style:table-column-properties style:column-width="14.88cm"/>
    </style:style>
    <style:style style:name="表22.A1" style:family="table-cell">
      <style:table-cell-properties fo:padding="0.097cm" fo:border="none"/>
    </style:style>
    <style:style style:name="表23" style:family="table">
      <style:table-properties style:width="17.082cm" fo:margin-left="0.54cm" table:align="left"/>
    </style:style>
    <style:style style:name="表23.A" style:family="table-column">
      <style:table-column-properties style:column-width="2.201cm"/>
    </style:style>
    <style:style style:name="表23.B" style:family="table-column">
      <style:table-column-properties style:column-width="14.88cm"/>
    </style:style>
    <style:style style:name="表23.A1" style:family="table-cell">
      <style:table-cell-properties fo:padding="0.097cm" fo:border="none"/>
    </style:style>
    <style:style style:name="表16" style:family="table">
      <style:table-properties style:width="17.6cm" table:align="margins"/>
    </style:style>
    <style:style style:name="表16.A" style:family="table-column">
      <style:table-column-properties style:column-width="1.399cm" style:rel-column-width="5208*"/>
    </style:style>
    <style:style style:name="表16.B" style:family="table-column">
      <style:table-column-properties style:column-width="1.909cm" style:rel-column-width="7106*"/>
    </style:style>
    <style:style style:name="表16.C" style:family="table-column">
      <style:table-column-properties style:column-width="14.293cm" style:rel-column-width="53221*"/>
    </style:style>
    <style:style style:name="表1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6.C1" style:family="table-cell">
      <style:table-cell-properties fo:background-color="#eeeeee" fo:padding="0.097cm" fo:border="0.05pt solid #000000">
        <style:background-image/>
      </style:table-cell-properties>
    </style:style>
    <style:style style:name="表16.A2" style:family="table-cell">
      <style:table-cell-properties fo:padding="0.097cm" fo:border-left="0.05pt solid #000000" fo:border-right="none" fo:border-top="none" fo:border-bottom="0.05pt solid #000000"/>
    </style:style>
    <style:style style:name="表16.B2" style:family="table-cell">
      <style:table-cell-properties fo:padding="0.097cm" fo:border-left="0.05pt solid #000000" fo:border-right="none" fo:border-top="none" fo:border-bottom="0.05pt solid #000000"/>
    </style:style>
    <style:style style:name="表16.C2" style:family="table-cell">
      <style:table-cell-properties fo:padding="0.097cm" fo:border-left="0.05pt solid #000000" fo:border-right="0.05pt solid #000000" fo:border-top="none" fo:border-bottom="0.05pt solid #000000"/>
    </style:style>
    <style:style style:name="表17" style:family="table">
      <style:table-properties style:width="17.6cm" table:align="margins"/>
    </style:style>
    <style:style style:name="表17.A" style:family="table-column">
      <style:table-column-properties style:column-width="2.004cm" style:rel-column-width="7461*"/>
    </style:style>
    <style:style style:name="表17.B" style:family="table-column">
      <style:table-column-properties style:column-width="15.596cm" style:rel-column-width="58074*"/>
    </style:style>
    <style:style style:name="表1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7.B1" style:family="table-cell">
      <style:table-cell-properties fo:background-color="#eeeeee" fo:padding="0.097cm" fo:border="0.05pt solid #000000">
        <style:background-image/>
      </style:table-cell-properties>
    </style:style>
    <style:style style:name="表17.A2" style:family="table-cell">
      <style:table-cell-properties fo:padding="0.097cm" fo:border-left="0.05pt solid #000000" fo:border-right="none" fo:border-top="none" fo:border-bottom="0.05pt solid #000000"/>
    </style:style>
    <style:style style:name="表1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8" style:family="table">
      <style:table-properties style:width="17.6cm" table:align="margins" fo:background-color="transparent">
        <style:background-image/>
      </style:table-properties>
    </style:style>
    <style:style style:name="表18.A" style:family="table-column">
      <style:table-column-properties style:column-width="3.194cm" style:rel-column-width="11894*"/>
    </style:style>
    <style:style style:name="表18.B" style:family="table-column">
      <style:table-column-properties style:column-width="14.406cm" style:rel-column-width="53641*"/>
    </style:style>
    <style:style style:name="表18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8.B1" style:family="table-cell">
      <style:table-cell-properties fo:background-color="#eeeeee" fo:padding="0.097cm" fo:border="0.05pt solid #000000">
        <style:background-image/>
      </style:table-cell-properties>
    </style:style>
    <style:style style:name="表18.2" style:family="table-row">
      <style:table-row-properties fo:background-color="transparent">
        <style:background-image/>
      </style:table-row-properties>
    </style:style>
    <style:style style:name="表18.A2" style:family="table-cell">
      <style:table-cell-properties fo:padding="0.097cm" fo:border-left="0.05pt solid #000000" fo:border-right="none" fo:border-top="none" fo:border-bottom="0.05pt solid #000000"/>
    </style:style>
    <style:style style:name="表18.B2" style:family="table-cell">
      <style:table-cell-properties fo:padding="0.097cm" fo:border-left="0.5pt solid #000000" fo:border-right="0.5pt solid #000000" fo:border-top="none" fo:border-bottom="none"/>
    </style:style>
    <style:style style:name="表18.A3" style:family="table-cell">
      <style:table-cell-properties fo:padding="0.097cm" fo:border-left="0.05pt solid #000000" fo:border-right="none" fo:border-top="none" fo:border-bottom="0.05pt solid #000000"/>
    </style:style>
    <style:style style:name="表18.B3" style:family="table-cell">
      <style:table-cell-properties fo:padding="0.097cm" fo:border-left="0.5pt solid #000000" fo:border-right="0.5pt solid #000000" fo:border-top="none" fo:border-bottom="0.5pt solid #000000"/>
    </style:style>
    <style:style style:name="表18.A4" style:family="table-cell">
      <style:table-cell-properties fo:padding="0.097cm" fo:border-left="0.05pt solid #000000" fo:border-right="none" fo:border-top="none" fo:border-bottom="0.05pt solid #000000"/>
    </style:style>
    <style:style style:name="表18.B4" style:family="table-cell">
      <style:table-cell-properties fo:padding="0.097cm" fo:border-left="0.5pt solid #000000" fo:border-right="0.5pt solid #000000" fo:border-top="none" fo:border-bottom="0.5pt solid #000000"/>
    </style:style>
    <style:style style:name="表4" style:family="table">
      <style:table-properties style:width="17.6cm" table:align="margins"/>
    </style:style>
    <style:style style:name="表4.A" style:family="table-column">
      <style:table-column-properties style:column-width="1.898cm" style:rel-column-width="1076*"/>
    </style:style>
    <style:style style:name="表4.B" style:family="table-column">
      <style:table-column-properties style:column-width="2.695cm" style:rel-column-width="1528*"/>
    </style:style>
    <style:style style:name="表4.C" style:family="table-column">
      <style:table-column-properties style:column-width="13.007cm" style:rel-column-width="7374*"/>
    </style:style>
    <style:style style:name="表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4.C1" style:family="table-cell">
      <style:table-cell-properties fo:background-color="#eeeeee" fo:padding="0.097cm" fo:border="0.05pt solid #000000">
        <style:background-image/>
      </style:table-cell-properties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none" fo:border-top="none" fo:border-bottom="0.05pt solid #000000"/>
    </style:style>
    <style:style style:name="表4.C2" style:family="table-cell">
      <style:table-cell-properties fo:padding="0.097cm" fo:border-left="0.5pt solid #000000" fo:border-right="0.5pt solid #000000" fo:border-top="0.5pt solid #000000" fo:border-bottom="none"/>
    </style:style>
    <style:style style:name="表4.A3" style:family="table-cell">
      <style:table-cell-properties fo:padding="0.097cm" fo:border-left="0.05pt solid #000000" fo:border-right="none" fo:border-top="none" fo:border-bottom="0.05pt solid #000000"/>
    </style:style>
    <style:style style:name="表4.B3" style:family="table-cell">
      <style:table-cell-properties fo:padding="0.097cm" fo:border-left="0.05pt solid #000000" fo:border-right="none" fo:border-top="none" fo:border-bottom="0.05pt solid #000000"/>
    </style:style>
    <style:style style:name="表4.C3" style:family="table-cell">
      <style:table-cell-properties fo:padding="0.097cm" fo:border-left="0.5pt solid #000000" fo:border-right="0.5pt solid #000000" fo:border-top="none" fo:border-bottom="0.5pt solid #000000"/>
    </style:style>
    <style:style style:name="表4.A4" style:family="table-cell">
      <style:table-cell-properties fo:padding="0.097cm" fo:border-left="0.05pt solid #000000" fo:border-right="none" fo:border-top="none" fo:border-bottom="0.05pt solid #000000"/>
    </style:style>
    <style:style style:name="表4.B4" style:family="table-cell">
      <style:table-cell-properties fo:padding="0.097cm" fo:border-left="0.05pt solid #000000" fo:border-right="none" fo:border-top="none" fo:border-bottom="0.05pt solid #000000"/>
    </style:style>
    <style:style style:name="表4.C4" style:family="table-cell">
      <style:table-cell-properties fo:padding="0.097cm" fo:border-left="0.05pt solid #000000" fo:border-right="0.05pt solid #000000" fo:border-top="none" fo:border-bottom="0.05pt solid #000000"/>
    </style:style>
    <style:style style:name="表6" style:family="table">
      <style:table-properties style:width="17.6cm" table:align="margins"/>
    </style:style>
    <style:style style:name="表6.A" style:family="table-column">
      <style:table-column-properties style:column-width="1.7cm" style:rel-column-width="6331*"/>
    </style:style>
    <style:style style:name="表6.B" style:family="table-column">
      <style:table-column-properties style:column-width="15.9cm" style:rel-column-width="59204*"/>
    </style:style>
    <style:style style:name="表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6.B1" style:family="table-cell">
      <style:table-cell-properties fo:background-color="#eeeeee" fo:padding="0.097cm" fo:border="0.05pt solid #000000">
        <style:background-image/>
      </style:table-cell-properties>
    </style:style>
    <style:style style:name="表6.A2" style:family="table-cell">
      <style:table-cell-properties fo:padding="0.097cm" fo:border-left="0.05pt solid #000000" fo:border-right="none" fo:border-top="none" fo:border-bottom="0.05pt solid #000000"/>
    </style:style>
    <style:style style:name="表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8" style:family="table">
      <style:table-properties style:width="17.6cm" table:align="margins" fo:background-color="transparent">
        <style:background-image/>
      </style:table-properties>
    </style:style>
    <style:style style:name="表8.A" style:family="table-column">
      <style:table-column-properties style:column-width="4.196cm" style:rel-column-width="2379*"/>
    </style:style>
    <style:style style:name="表8.B" style:family="table-column">
      <style:table-column-properties style:column-width="13.404cm" style:rel-column-width="7599*"/>
    </style:style>
    <style:style style:name="表8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8.B1" style:family="table-cell">
      <style:table-cell-properties fo:background-color="#eeeeee" fo:padding="0.097cm" fo:border="0.05pt solid #000000">
        <style:background-image/>
      </style:table-cell-properties>
    </style:style>
    <style:style style:name="表8.2" style:family="table-row">
      <style:table-row-properties fo:background-color="transparent">
        <style:background-image/>
      </style:table-row-properties>
    </style:style>
    <style:style style:name="表8.A2" style:family="table-cell">
      <style:table-cell-properties fo:padding="0.097cm" fo:border-left="0.05pt solid #000000" fo:border-right="none" fo:border-top="none" fo:border-bottom="0.05pt solid #000000"/>
    </style:style>
    <style:style style:name="表8.B2" style:family="table-cell">
      <style:table-cell-properties fo:padding="0.097cm" fo:border="0.5pt solid #000000"/>
    </style:style>
    <style:style style:name="表8.A3" style:family="table-cell">
      <style:table-cell-properties fo:padding="0.097cm" fo:border-left="0.05pt solid #000000" fo:border-right="none" fo:border-top="none" fo:border-bottom="0.05pt solid #000000"/>
    </style:style>
    <style:style style:name="表8.B3" style:family="table-cell">
      <style:table-cell-properties fo:padding="0.097cm" fo:border-left="0.5pt solid #000000" fo:border-right="0.5pt solid #000000" fo:border-top="none" fo:border-bottom="0.5pt solid #000000"/>
    </style:style>
    <style:style style:name="表25" style:family="table">
      <style:table-properties style:width="17.6cm" table:align="margins"/>
    </style:style>
    <style:style style:name="表25.A" style:family="table-column">
      <style:table-column-properties style:column-width="3.099cm" style:rel-column-width="11539*"/>
    </style:style>
    <style:style style:name="表25.B" style:family="table-column">
      <style:table-column-properties style:column-width="1.7cm" style:rel-column-width="6331*"/>
    </style:style>
    <style:style style:name="表25.C" style:family="table-column">
      <style:table-column-properties style:column-width="12.801cm" style:rel-column-width="47665*"/>
    </style:style>
    <style:style style:name="表2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5.C1" style:family="table-cell">
      <style:table-cell-properties fo:background-color="#eeeeee" fo:padding="0.097cm" fo:border="0.05pt solid #000000">
        <style:background-image/>
      </style:table-cell-properties>
    </style:style>
    <style:style style:name="表25.A2" style:family="table-cell">
      <style:table-cell-properties fo:padding="0.097cm" fo:border-left="0.05pt solid #000000" fo:border-right="none" fo:border-top="none" fo:border-bottom="0.05pt solid #000000"/>
    </style:style>
    <style:style style:name="表25.B2" style:family="table-cell">
      <style:table-cell-properties fo:padding="0.097cm" fo:border-left="0.05pt solid #000000" fo:border-right="none" fo:border-top="none" fo:border-bottom="0.05pt solid #000000"/>
    </style:style>
    <style:style style:name="表25.C2" style:family="table-cell">
      <style:table-cell-properties fo:padding="0.097cm" fo:border-left="0.05pt solid #000000" fo:border-right="0.05pt solid #000000" fo:border-top="none" fo:border-bottom="0.05pt solid #000000"/>
    </style:style>
    <style:style style:name="表25.A3" style:family="table-cell">
      <style:table-cell-properties fo:padding="0.097cm" fo:border-left="0.05pt solid #000000" fo:border-right="none" fo:border-top="none" fo:border-bottom="0.05pt solid #000000"/>
    </style:style>
    <style:style style:name="表25.B3" style:family="table-cell">
      <style:table-cell-properties fo:padding="0.097cm" fo:border-left="0.05pt solid #000000" fo:border-right="none" fo:border-top="none" fo:border-bottom="0.05pt solid #000000"/>
    </style:style>
    <style:style style:name="表25.C3" style:family="table-cell">
      <style:table-cell-properties fo:padding="0.097cm" fo:border-left="0.05pt solid #000000" fo:border-right="0.05pt solid #000000" fo:border-top="none" fo:border-bottom="0.05pt solid #000000"/>
    </style:style>
    <style:style style:name="表24" style:family="table">
      <style:table-properties style:width="17.6cm" table:align="margins"/>
    </style:style>
    <style:style style:name="表24.A" style:family="table-column">
      <style:table-column-properties style:column-width="3.591cm" style:rel-column-width="13372*"/>
    </style:style>
    <style:style style:name="表24.B" style:family="table-column">
      <style:table-column-properties style:column-width="14.009cm" style:rel-column-width="52163*"/>
    </style:style>
    <style:style style:name="表2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4.B1" style:family="table-cell">
      <style:table-cell-properties fo:background-color="#eeeeee" fo:padding="0.097cm" fo:border="0.05pt solid #000000">
        <style:background-image/>
      </style:table-cell-properties>
    </style:style>
    <style:style style:name="表24.A2" style:family="table-cell">
      <style:table-cell-properties fo:padding="0.097cm" fo:border-left="0.05pt solid #000000" fo:border-right="none" fo:border-top="none" fo:border-bottom="0.05pt solid #000000"/>
    </style:style>
    <style:style style:name="表2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24.A3" style:family="table-cell">
      <style:table-cell-properties fo:padding="0.097cm" fo:border-left="0.05pt solid #000000" fo:border-right="none" fo:border-top="none" fo:border-bottom="0.05pt solid #000000"/>
    </style:style>
    <style:style style:name="表24.B3" style:family="table-cell">
      <style:table-cell-properties fo:padding="0.097cm" fo:border-left="0.05pt solid #000000" fo:border-right="0.05pt solid #000000" fo:border-top="none" fo:border-bottom="0.05pt solid #000000"/>
    </style:style>
    <style:style style:name="表26" style:family="table">
      <style:table-properties style:width="17.082cm" fo:margin-left="0.54cm" table:align="left"/>
    </style:style>
    <style:style style:name="表26.A" style:family="table-column">
      <style:table-column-properties style:column-width="2.201cm"/>
    </style:style>
    <style:style style:name="表26.B" style:family="table-column">
      <style:table-column-properties style:column-width="14.88cm"/>
    </style:style>
    <style:style style:name="表26.A1" style:family="table-cell">
      <style:table-cell-properties fo:padding="0.097cm" fo:border="none"/>
    </style:style>
    <style:style style:name="表27" style:family="table">
      <style:table-properties style:width="17.082cm" fo:margin-left="0.54cm" table:align="left"/>
    </style:style>
    <style:style style:name="表27.A" style:family="table-column">
      <style:table-column-properties style:column-width="2.201cm"/>
    </style:style>
    <style:style style:name="表27.B" style:family="table-column">
      <style:table-column-properties style:column-width="14.88cm"/>
    </style:style>
    <style:style style:name="表27.A1" style:family="table-cell">
      <style:table-cell-properties fo:padding="0.097cm" fo:border="none"/>
    </style:style>
    <style:style style:name="表28" style:family="table">
      <style:table-properties style:width="17.082cm" fo:margin-left="0.54cm" table:align="left"/>
    </style:style>
    <style:style style:name="表28.A" style:family="table-column">
      <style:table-column-properties style:column-width="2.201cm"/>
    </style:style>
    <style:style style:name="表28.B" style:family="table-column">
      <style:table-column-properties style:column-width="14.88cm"/>
    </style:style>
    <style:style style:name="表28.A1" style:family="table-cell">
      <style:table-cell-properties fo:padding="0.097cm" fo:border="none"/>
    </style:style>
    <style:style style:name="表29" style:family="table">
      <style:table-properties style:width="17.082cm" fo:margin-left="0.54cm" table:align="left"/>
    </style:style>
    <style:style style:name="表29.A" style:family="table-column">
      <style:table-column-properties style:column-width="2.201cm"/>
    </style:style>
    <style:style style:name="表29.B" style:family="table-column">
      <style:table-column-properties style:column-width="14.88cm"/>
    </style:style>
    <style:style style:name="表29.A1" style:family="table-cell">
      <style:table-cell-properties fo:padding="0.097cm" fo:border="none"/>
    </style:style>
    <style:style style:name="表7" style:family="table">
      <style:table-properties style:width="17.611cm" fo:margin-left="0cm" table:align="left"/>
    </style:style>
    <style:style style:name="表7.A" style:family="table-column">
      <style:table-column-properties style:column-width="1.901cm"/>
    </style:style>
    <style:style style:name="表7.B" style:family="table-column">
      <style:table-column-properties style:column-width="2.099cm"/>
    </style:style>
    <style:style style:name="表7.C" style:family="table-column">
      <style:table-column-properties style:column-width="13.61cm"/>
    </style:style>
    <style:style style:name="表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7.C1" style:family="table-cell">
      <style:table-cell-properties fo:background-color="#eeeeee" fo:padding="0.097cm" fo:border="0.05pt solid #000000">
        <style:background-image/>
      </style:table-cell-properties>
    </style:style>
    <style:style style:name="表7.A2" style:family="table-cell">
      <style:table-cell-properties fo:padding="0.097cm" fo:border-left="0.05pt solid #000000" fo:border-right="none" fo:border-top="none" fo:border-bottom="0.05pt solid #000000"/>
    </style:style>
    <style:style style:name="表7.B2" style:family="table-cell">
      <style:table-cell-properties fo:padding="0.097cm" fo:border-left="0.05pt solid #000000" fo:border-right="none" fo:border-top="none" fo:border-bottom="0.05pt solid #000000"/>
    </style:style>
    <style:style style:name="表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7.A3" style:family="table-cell">
      <style:table-cell-properties fo:padding="0.097cm" fo:border-left="0.05pt solid #000000" fo:border-right="none" fo:border-top="none" fo:border-bottom="0.05pt solid #000000"/>
    </style:style>
    <style:style style:name="表7.B3" style:family="table-cell">
      <style:table-cell-properties fo:padding="0.097cm" fo:border-left="0.05pt solid #000000" fo:border-right="none" fo:border-top="none" fo:border-bottom="0.05pt solid #000000"/>
    </style:style>
    <style:style style:name="表7.C3" style:family="table-cell">
      <style:table-cell-properties fo:padding="0.097cm" fo:border-left="0.05pt solid #000000" fo:border-right="0.05pt solid #000000" fo:border-top="none" fo:border-bottom="0.05pt solid #000000"/>
    </style:style>
    <style:style style:name="表9" style:family="table">
      <style:table-properties style:width="17.611cm" fo:margin-left="0cm" table:align="left"/>
    </style:style>
    <style:style style:name="表9.A" style:family="table-column">
      <style:table-column-properties style:column-width="5.207cm"/>
    </style:style>
    <style:style style:name="表9.B" style:family="table-column">
      <style:table-column-properties style:column-width="12.404cm"/>
    </style:style>
    <style:style style:name="表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9.B1" style:family="table-cell">
      <style:table-cell-properties fo:background-color="#eeeeee" fo:padding="0.097cm" fo:border="0.05pt solid #000000">
        <style:background-image/>
      </style:table-cell-properties>
    </style:style>
    <style:style style:name="表9.A2" style:family="table-cell">
      <style:table-cell-properties fo:padding="0.097cm" fo:border-left="0.05pt solid #000000" fo:border-right="none" fo:border-top="none" fo:border-bottom="0.05pt solid #000000"/>
    </style:style>
    <style:style style:name="表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0" style:family="table">
      <style:table-properties style:width="17.614cm" fo:margin-left="0cm" table:align="left" fo:background-color="transparent">
        <style:background-image/>
      </style:table-properties>
    </style:style>
    <style:style style:name="表10.A" style:family="table-column">
      <style:table-column-properties style:column-width="7.692cm"/>
    </style:style>
    <style:style style:name="表10.B" style:family="table-column">
      <style:table-column-properties style:column-width="9.922cm"/>
    </style:style>
    <style:style style:name="表10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0.B1" style:family="table-cell">
      <style:table-cell-properties fo:background-color="#eeeeee" fo:padding="0.097cm" fo:border="0.05pt solid #000000">
        <style:background-image/>
      </style:table-cell-properties>
    </style:style>
    <style:style style:name="表10.2" style:family="table-row">
      <style:table-row-properties fo:background-color="transparent">
        <style:background-image/>
      </style:table-row-properties>
    </style:style>
    <style:style style:name="表10.A2" style:family="table-cell">
      <style:table-cell-properties fo:padding="0.097cm" fo:border-left="0.05pt solid #000000" fo:border-right="none" fo:border-top="none" fo:border-bottom="0.05pt solid #000000"/>
    </style:style>
    <style:style style:name="表10.B2" style:family="table-cell">
      <style:table-cell-properties fo:padding="0.097cm" fo:border-left="0.5pt solid #000000" fo:border-right="0.5pt solid #000000" fo:border-top="0.5pt solid #000000" fo:border-bottom="none"/>
    </style:style>
    <style:style style:name="表10.A3" style:family="table-cell">
      <style:table-cell-properties fo:padding="0.097cm" fo:border-left="0.05pt solid #000000" fo:border-right="none" fo:border-top="none" fo:border-bottom="0.05pt solid #000000"/>
    </style:style>
    <style:style style:name="表10.B3" style:family="table-cell">
      <style:table-cell-properties fo:padding="0.097cm" fo:border-left="0.5pt solid #000000" fo:border-right="0.5pt solid #000000" fo:border-top="none" fo:border-bottom="none"/>
    </style:style>
    <style:style style:name="表10.A4" style:family="table-cell">
      <style:table-cell-properties fo:padding="0.097cm" fo:border-left="0.05pt solid #000000" fo:border-right="none" fo:border-top="none" fo:border-bottom="0.05pt solid #000000"/>
    </style:style>
    <style:style style:name="表10.B4" style:family="table-cell">
      <style:table-cell-properties fo:padding="0.097cm" fo:border-left="0.5pt solid #000000" fo:border-right="0.5pt solid #000000" fo:border-top="none" fo:border-bottom="none"/>
    </style:style>
    <style:style style:name="表10.A5" style:family="table-cell">
      <style:table-cell-properties fo:padding="0.097cm" fo:border-left="0.05pt solid #000000" fo:border-right="none" fo:border-top="none" fo:border-bottom="0.05pt solid #000000"/>
    </style:style>
    <style:style style:name="表10.B5" style:family="table-cell">
      <style:table-cell-properties fo:padding="0.097cm" fo:border-left="0.5pt solid #000000" fo:border-right="0.5pt solid #000000" fo:border-top="none" fo:border-bottom="none"/>
    </style:style>
    <style:style style:name="表10.A6" style:family="table-cell">
      <style:table-cell-properties fo:padding="0.097cm" fo:border-left="0.05pt solid #000000" fo:border-right="none" fo:border-top="none" fo:border-bottom="0.05pt solid #000000"/>
    </style:style>
    <style:style style:name="表10.B6" style:family="table-cell">
      <style:table-cell-properties fo:padding="0.097cm" fo:border-left="0.5pt solid #000000" fo:border-right="0.5pt solid #000000" fo:border-top="none" fo:border-bottom="none"/>
    </style:style>
    <style:style style:name="表10.A7" style:family="table-cell">
      <style:table-cell-properties fo:padding="0.097cm" fo:border-left="0.05pt solid #000000" fo:border-right="none" fo:border-top="none" fo:border-bottom="0.05pt solid #000000"/>
    </style:style>
    <style:style style:name="表10.B7" style:family="table-cell">
      <style:table-cell-properties fo:padding="0.097cm" fo:border-left="0.5pt solid #000000" fo:border-right="0.5pt solid #000000" fo:border-top="none" fo:border-bottom="none"/>
    </style:style>
    <style:style style:name="表10.A8" style:family="table-cell">
      <style:table-cell-properties fo:padding="0.097cm" fo:border-left="0.05pt solid #000000" fo:border-right="none" fo:border-top="none" fo:border-bottom="0.05pt solid #000000"/>
    </style:style>
    <style:style style:name="表10.B8" style:family="table-cell">
      <style:table-cell-properties fo:padding="0.097cm" fo:border-left="0.5pt solid #000000" fo:border-right="0.5pt solid #000000" fo:border-top="none" fo:border-bottom="0.5pt solid #000000"/>
    </style:style>
    <style:style style:name="表13" style:family="table">
      <style:table-properties style:width="17.614cm" fo:margin-left="0cm" table:align="left"/>
    </style:style>
    <style:style style:name="表13.A" style:family="table-column">
      <style:table-column-properties style:column-width="1.901cm"/>
    </style:style>
    <style:style style:name="表13.B" style:family="table-column">
      <style:table-column-properties style:column-width="2.099cm"/>
    </style:style>
    <style:style style:name="表13.C" style:family="table-column">
      <style:table-column-properties style:column-width="13.614cm"/>
    </style:style>
    <style:style style:name="表1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3.C1" style:family="table-cell">
      <style:table-cell-properties fo:background-color="#eeeeee" fo:padding="0.097cm" fo:border="0.05pt solid #000000">
        <style:background-image/>
      </style:table-cell-properties>
    </style:style>
    <style:style style:name="表13.A2" style:family="table-cell">
      <style:table-cell-properties fo:padding="0.097cm" fo:border-left="0.05pt solid #000000" fo:border-right="none" fo:border-top="none" fo:border-bottom="0.05pt solid #000000"/>
    </style:style>
    <style:style style:name="表13.B2" style:family="table-cell">
      <style:table-cell-properties fo:padding="0.097cm" fo:border-left="0.05pt solid #000000" fo:border-right="none" fo:border-top="none" fo:border-bottom="0.05pt solid #000000"/>
    </style:style>
    <style:style style:name="表13.C2" style:family="table-cell">
      <style:table-cell-properties fo:padding="0.097cm" fo:border-left="0.5pt solid #000000" fo:border-right="0.5pt solid #000000" fo:border-top="0.5pt solid #000000" fo:border-bottom="none"/>
    </style:style>
    <style:style style:name="表13.A3" style:family="table-cell">
      <style:table-cell-properties fo:padding="0.097cm" fo:border-left="0.05pt solid #000000" fo:border-right="none" fo:border-top="none" fo:border-bottom="0.05pt solid #000000"/>
    </style:style>
    <style:style style:name="表13.B3" style:family="table-cell">
      <style:table-cell-properties fo:padding="0.097cm" fo:border-left="0.05pt solid #000000" fo:border-right="none" fo:border-top="none" fo:border-bottom="0.05pt solid #000000"/>
    </style:style>
    <style:style style:name="表13.C3" style:family="table-cell">
      <style:table-cell-properties fo:padding="0.097cm" fo:border-left="0.5pt solid #000000" fo:border-right="0.5pt solid #000000" fo:border-top="none" fo:border-bottom="0.5pt solid #000000"/>
    </style:style>
    <style:style style:name="表13.A4" style:family="table-cell">
      <style:table-cell-properties fo:padding="0.097cm" fo:border-left="0.05pt solid #000000" fo:border-right="none" fo:border-top="none" fo:border-bottom="0.05pt solid #000000"/>
    </style:style>
    <style:style style:name="表13.B4" style:family="table-cell">
      <style:table-cell-properties fo:padding="0.097cm" fo:border-left="0.05pt solid #000000" fo:border-right="none" fo:border-top="none" fo:border-bottom="0.05pt solid #000000"/>
    </style:style>
    <style:style style:name="表13.C4" style:family="table-cell">
      <style:table-cell-properties fo:padding="0.097cm" fo:border-left="0.05pt solid #000000" fo:border-right="0.05pt solid #000000" fo:border-top="none" fo:border-bottom="0.05pt solid #000000"/>
    </style:style>
    <style:style style:name="表14" style:family="table">
      <style:table-properties style:width="17.611cm" fo:margin-left="0cm" table:align="left"/>
    </style:style>
    <style:style style:name="表14.A" style:family="table-column">
      <style:table-column-properties style:column-width="3.799cm"/>
    </style:style>
    <style:style style:name="表14.B" style:family="table-column">
      <style:table-column-properties style:column-width="13.811cm"/>
    </style:style>
    <style:style style:name="表1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4.B1" style:family="table-cell">
      <style:table-cell-properties fo:background-color="#eeeeee" fo:padding="0.097cm" fo:border="0.05pt solid #000000">
        <style:background-image/>
      </style:table-cell-properties>
    </style:style>
    <style:style style:name="表14.A2" style:family="table-cell">
      <style:table-cell-properties fo:padding="0.097cm" fo:border-left="0.05pt solid #000000" fo:border-right="none" fo:border-top="none" fo:border-bottom="0.05pt solid #000000"/>
    </style:style>
    <style:style style:name="表1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5" style:family="table">
      <style:table-properties style:width="17.614cm" fo:margin-left="0cm" table:align="left" fo:background-color="transparent">
        <style:background-image/>
      </style:table-properties>
    </style:style>
    <style:style style:name="表15.A" style:family="table-column">
      <style:table-column-properties style:column-width="4.403cm"/>
    </style:style>
    <style:style style:name="表15.B" style:family="table-column">
      <style:table-column-properties style:column-width="13.212cm"/>
    </style:style>
    <style:style style:name="表1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5.B1" style:family="table-cell">
      <style:table-cell-properties fo:background-color="#eeeeee" fo:padding="0.097cm" fo:border="0.05pt solid #000000">
        <style:background-image/>
      </style:table-cell-properties>
    </style:style>
    <style:style style:name="表15.2" style:family="table-row">
      <style:table-row-properties fo:background-color="transparent">
        <style:background-image/>
      </style:table-row-properties>
    </style:style>
    <style:style style:name="表15.A2" style:family="table-cell">
      <style:table-cell-properties fo:padding="0.097cm" fo:border-left="0.05pt solid #000000" fo:border-right="none" fo:border-top="none" fo:border-bottom="0.05pt solid #000000"/>
    </style:style>
    <style:style style:name="表15.B2" style:family="table-cell">
      <style:table-cell-properties fo:padding="0.097cm" fo:border="0.5pt solid #000000"/>
    </style:style>
    <style:style style:name="表15.A3" style:family="table-cell">
      <style:table-cell-properties fo:padding="0.097cm" fo:border-left="0.05pt solid #000000" fo:border-right="none" fo:border-top="none" fo:border-bottom="0.05pt solid #000000"/>
    </style:style>
    <style:style style:name="表15.B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_20_left">
      <style:paragraph-properties fo:text-align="end" style:justify-single-word="false"/>
    </style:style>
    <style:style style:name="P3" style:family="paragraph" style:parent-style-name="Heading">
      <style:paragraph-properties fo:break-before="page"/>
      <style:text-properties officeooo:rsid="0018ac79" officeooo:paragraph-rsid="0018ac79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ubtitle">
      <style:text-properties fo:font-size="20pt" style:font-size-asian="20pt" style:font-size-complex="20pt"/>
    </style:style>
    <style:style style:name="P6" style:family="paragraph" style:parent-style-name="Table_20_Contents">
      <style:text-properties style:font-name-asian="ＭＳ ゴシック"/>
    </style:style>
    <style:style style:name="P7" style:family="paragraph" style:parent-style-name="Table_20_Contents">
      <style:text-properties officeooo:rsid="001b28c7" officeooo:paragraph-rsid="001b28c7" style:font-name-asian="ＭＳ ゴシック"/>
    </style:style>
    <style:style style:name="P8" style:family="paragraph" style:parent-style-name="Table_20_Contents">
      <style:text-properties officeooo:rsid="001e5df7" officeooo:paragraph-rsid="001e5df7" style:font-name-asian="ＭＳ ゴシック"/>
    </style:style>
    <style:style style:name="P9" style:family="paragraph" style:parent-style-name="Table_20_Contents">
      <style:text-properties style:font-name="Consolas" officeooo:rsid="0074cf06" officeooo:paragraph-rsid="0074cf06"/>
    </style:style>
    <style:style style:name="P10" style:family="paragraph" style:parent-style-name="Table_20_Contents">
      <style:text-properties style:font-name="Consolas" officeooo:rsid="014bd2ed" officeooo:paragraph-rsid="01d08bab"/>
    </style:style>
    <style:style style:name="P11" style:family="paragraph" style:parent-style-name="Table_20_Contents">
      <style:text-properties style:font-name="Consolas" officeooo:rsid="014bd2ed" officeooo:paragraph-rsid="024ef90a"/>
    </style:style>
    <style:style style:name="P12" style:family="paragraph" style:parent-style-name="Table_20_Contents">
      <style:text-properties style:font-name="Ricty Diminished1" officeooo:rsid="02575736" officeooo:paragraph-rsid="02575736" style:font-name-asian="Ricty Diminished1"/>
    </style:style>
    <style:style style:name="P13" style:family="paragraph" style:parent-style-name="Table_20_Contents">
      <style:text-properties style:font-name="Ricty Diminished1" fo:font-size="12pt" style:font-name-asian="Ricty Diminished1" style:font-size-asian="12pt" style:font-size-complex="12pt"/>
    </style:style>
    <style:style style:name="P14" style:family="paragraph" style:parent-style-name="Table_20_Contents">
      <style:text-properties style:font-name="Ricty Diminished1" fo:font-size="12pt" officeooo:rsid="006979e6" officeooo:paragraph-rsid="006979e6" style:font-name-asian="Ricty Diminished1" style:font-size-asian="12pt" style:font-size-complex="12pt"/>
    </style:style>
    <style:style style:name="P15" style:family="paragraph" style:parent-style-name="Table_20_Contents">
      <style:text-properties style:font-name="Ricty Diminished1" fo:font-size="12pt" officeooo:rsid="01e12b0a" officeooo:paragraph-rsid="01e12b0a" style:font-name-asian="Ricty Diminished1" style:font-size-asian="12pt" style:font-size-complex="12pt"/>
    </style:style>
    <style:style style:name="P16" style:family="paragraph" style:parent-style-name="Table_20_Contents">
      <style:text-properties style:font-name="Ricty Diminished1" fo:font-size="12pt" officeooo:rsid="0071dbe2" officeooo:paragraph-rsid="0071dbe2" style:font-name-asian="Ricty Diminished1" style:font-size-asian="12pt" style:font-size-complex="12pt"/>
    </style:style>
    <style:style style:name="P17" style:family="paragraph" style:parent-style-name="Table_20_Contents">
      <style:text-properties style:font-name="Ricty Diminished1" fo:font-size="12pt" officeooo:rsid="0072ed40" officeooo:paragraph-rsid="0072ed40" style:font-name-asian="Ricty Diminished1" style:font-size-asian="12pt" style:font-size-complex="12pt"/>
    </style:style>
    <style:style style:name="P18" style:family="paragraph" style:parent-style-name="Table_20_Contents">
      <style:text-properties style:font-name="Ricty Diminished1" fo:font-size="12pt" officeooo:rsid="0074cf06" officeooo:paragraph-rsid="0074cf06" style:font-name-asian="Ricty Diminished1" style:font-size-asian="12pt" style:font-size-complex="12pt"/>
    </style:style>
    <style:style style:name="P19" style:family="paragraph" style:parent-style-name="Table_20_Contents">
      <style:text-properties style:font-name="Ricty Diminished1" fo:font-size="12pt" officeooo:rsid="0035c47d" officeooo:paragraph-rsid="0035c47d" style:font-name-asian="Ricty Diminished1" style:font-size-asian="12pt" style:font-size-complex="12pt"/>
    </style:style>
    <style:style style:name="P20" style:family="paragraph" style:parent-style-name="Table_20_Contents">
      <style:text-properties style:font-name="Ricty Diminished1" fo:font-size="12pt" officeooo:rsid="00368c97" officeooo:paragraph-rsid="00368c97" style:font-name-asian="Ricty Diminished1" style:font-size-asian="12pt" style:font-size-complex="12pt"/>
    </style:style>
    <style:style style:name="P21" style:family="paragraph" style:parent-style-name="Table_20_Contents">
      <style:text-properties style:font-name="Ricty Diminished1" fo:font-size="12pt" officeooo:rsid="00d35fb8" officeooo:paragraph-rsid="00d35fb8" style:font-name-asian="Ricty Diminished1" style:font-size-asian="12pt" style:font-size-complex="12pt"/>
    </style:style>
    <style:style style:name="P22" style:family="paragraph" style:parent-style-name="Table_20_Contents">
      <style:text-properties style:font-name="Ricty Diminished1" fo:font-size="12pt" officeooo:rsid="01e2a7a6" officeooo:paragraph-rsid="01e2a7a6" style:font-name-asian="Ricty Diminished1" style:font-size-asian="12pt" style:font-size-complex="12pt"/>
    </style:style>
    <style:style style:name="P23" style:family="paragraph" style:parent-style-name="Table_20_Contents">
      <style:text-properties style:font-name="Ricty Diminished1" fo:font-size="12pt" officeooo:rsid="01e2a7a6" officeooo:paragraph-rsid="024c1ed5" style:font-name-asian="Ricty Diminished1" style:font-size-asian="12pt" style:font-size-complex="12pt"/>
    </style:style>
    <style:style style:name="P24" style:family="paragraph" style:parent-style-name="Table_20_Contents">
      <style:text-properties style:font-name="Ricty Diminished1" fo:font-size="12pt" officeooo:rsid="01e2a7a6" officeooo:paragraph-rsid="02520098" style:font-name-asian="Ricty Diminished1" style:font-size-asian="12pt" style:font-size-complex="12pt"/>
    </style:style>
    <style:style style:name="P25" style:family="paragraph" style:parent-style-name="Table_20_Contents">
      <style:text-properties style:font-name="Ricty Diminished1" fo:font-size="12pt" officeooo:rsid="0059b5f4" officeooo:paragraph-rsid="00d3c5d5" style:font-name-asian="Ricty Diminished1" style:font-size-asian="12pt" style:font-size-complex="12pt"/>
    </style:style>
    <style:style style:name="P26" style:family="paragraph" style:parent-style-name="Table_20_Contents">
      <style:text-properties style:font-name="Ricty Diminished1" fo:font-size="12pt" officeooo:rsid="0059b5f4" officeooo:paragraph-rsid="01e72b5c" style:font-name-asian="Ricty Diminished1" style:font-size-asian="12pt" style:font-size-complex="12pt"/>
    </style:style>
    <style:style style:name="P27" style:family="paragraph" style:parent-style-name="Table_20_Contents">
      <style:text-properties style:font-name="Ricty Diminished1" fo:font-size="12pt" officeooo:rsid="0059b5f4" officeooo:paragraph-rsid="00e35374" style:font-name-asian="Ricty Diminished1" style:font-size-asian="12pt" style:font-size-complex="12pt"/>
    </style:style>
    <style:style style:name="P28" style:family="paragraph" style:parent-style-name="Table_20_Contents">
      <style:text-properties style:font-name="Ricty Diminished1" fo:font-size="12pt" officeooo:rsid="01cfb55a" officeooo:paragraph-rsid="01e45963" style:font-name-asian="Ricty Diminished1" style:font-size-asian="12pt" style:font-size-complex="12pt"/>
    </style:style>
    <style:style style:name="P29" style:family="paragraph" style:parent-style-name="Table_20_Contents">
      <style:text-properties style:font-name="Ricty Diminished1" fo:font-size="12pt" officeooo:rsid="01cfb55a" officeooo:paragraph-rsid="01cfb55a" style:font-name-asian="Ricty Diminished1" style:font-size-asian="12pt" style:font-size-complex="12pt"/>
    </style:style>
    <style:style style:name="P30" style:family="paragraph" style:parent-style-name="Table_20_Contents">
      <style:text-properties style:font-name="Ricty Diminished1" fo:font-size="12pt" officeooo:rsid="01cfb55a" officeooo:paragraph-rsid="02041536" style:font-name-asian="Ricty Diminished1" style:font-size-asian="12pt" style:font-size-complex="12pt"/>
    </style:style>
    <style:style style:name="P31" style:family="paragraph" style:parent-style-name="Table_20_Contents">
      <style:text-properties style:font-name="Ricty Diminished1" fo:font-size="12pt" officeooo:rsid="01cfb55a" officeooo:paragraph-rsid="0205ca28" style:font-name-asian="Ricty Diminished1" style:font-size-asian="12pt" style:font-size-complex="12pt"/>
    </style:style>
    <style:style style:name="P32" style:family="paragraph" style:parent-style-name="Table_20_Contents">
      <style:text-properties style:font-name="Ricty Diminished1" fo:font-size="12pt" officeooo:rsid="016fb9dc" officeooo:paragraph-rsid="01e72b5c" style:font-name-asian="Ricty Diminished1" style:font-size-asian="12pt" style:font-size-complex="12pt"/>
    </style:style>
    <style:style style:name="P33" style:family="paragraph" style:parent-style-name="Table_20_Contents">
      <style:text-properties style:font-name="Ricty Diminished1" fo:font-size="12pt" officeooo:rsid="016fb9dc" officeooo:paragraph-rsid="016fb9dc" style:font-name-asian="Ricty Diminished1" style:font-size-asian="12pt" style:font-size-complex="12pt"/>
    </style:style>
    <style:style style:name="P34" style:family="paragraph" style:parent-style-name="Table_20_Contents">
      <style:text-properties style:font-name="Ricty Diminished1" fo:font-size="12pt" officeooo:rsid="016fb9dc" officeooo:paragraph-rsid="018323cb" style:font-name-asian="Ricty Diminished1" style:font-size-asian="12pt" style:font-size-complex="12pt"/>
    </style:style>
    <style:style style:name="P35" style:family="paragraph" style:parent-style-name="Table_20_Contents">
      <style:text-properties style:font-name="Ricty Diminished1" fo:font-size="12pt" officeooo:rsid="016fb9dc" officeooo:paragraph-rsid="01d08bab" style:font-name-asian="Ricty Diminished1" style:font-size-asian="12pt" style:font-size-complex="12pt"/>
    </style:style>
    <style:style style:name="P36" style:family="paragraph" style:parent-style-name="Table_20_Contents">
      <style:text-properties style:font-name="Ricty Diminished1" fo:font-size="12pt" officeooo:rsid="016fb9dc" officeooo:paragraph-rsid="01fd831b" style:font-name-asian="Ricty Diminished1" style:font-size-asian="12pt" style:font-size-complex="12pt"/>
    </style:style>
    <style:style style:name="P37" style:family="paragraph" style:parent-style-name="Table_20_Contents">
      <style:text-properties style:font-name="Ricty Diminished1" fo:font-size="12pt" officeooo:rsid="016fb9dc" officeooo:paragraph-rsid="024d8abd" style:font-name-asian="Ricty Diminished1" style:font-size-asian="12pt" style:font-size-complex="12pt"/>
    </style:style>
    <style:style style:name="P38" style:family="paragraph" style:parent-style-name="Table_20_Contents">
      <style:text-properties style:font-name="Ricty Diminished1" fo:font-size="12pt" officeooo:rsid="016fb9dc" officeooo:paragraph-rsid="02b88523" style:font-name-asian="Ricty Diminished1" style:font-size-asian="12pt" style:font-size-complex="12pt"/>
    </style:style>
    <style:style style:name="P39" style:family="paragraph" style:parent-style-name="Table_20_Contents">
      <style:text-properties style:font-name="Ricty Diminished1" fo:font-size="12pt" officeooo:rsid="01761da0" officeooo:paragraph-rsid="01e72b5c" style:font-name-asian="Ricty Diminished1" style:font-size-asian="12pt" style:font-size-complex="12pt"/>
    </style:style>
    <style:style style:name="P40" style:family="paragraph" style:parent-style-name="Table_20_Contents">
      <style:text-properties style:font-name="Ricty Diminished1" fo:font-size="12pt" officeooo:rsid="01761da0" officeooo:paragraph-rsid="016fb9dc" style:font-name-asian="Ricty Diminished1" style:font-size-asian="12pt" style:font-size-complex="12pt"/>
    </style:style>
    <style:style style:name="P41" style:family="paragraph" style:parent-style-name="Table_20_Contents">
      <style:text-properties style:font-name="Ricty Diminished1" fo:font-size="12pt" officeooo:rsid="01761da0" officeooo:paragraph-rsid="01d08bab" style:font-name-asian="Ricty Diminished1" style:font-size-asian="12pt" style:font-size-complex="12pt"/>
    </style:style>
    <style:style style:name="P42" style:family="paragraph" style:parent-style-name="Table_20_Contents">
      <style:text-properties style:font-name="Ricty Diminished1" fo:font-size="12pt" officeooo:rsid="01761da0" officeooo:paragraph-rsid="01fd831b" style:font-name-asian="Ricty Diminished1" style:font-size-asian="12pt" style:font-size-complex="12pt"/>
    </style:style>
    <style:style style:name="P43" style:family="paragraph" style:parent-style-name="Table_20_Contents">
      <style:text-properties style:font-name="Ricty Diminished1" fo:font-size="12pt" officeooo:rsid="01761da0" officeooo:paragraph-rsid="024d8abd" style:font-name-asian="Ricty Diminished1" style:font-size-asian="12pt" style:font-size-complex="12pt"/>
    </style:style>
    <style:style style:name="P44" style:family="paragraph" style:parent-style-name="Table_20_Contents">
      <style:text-properties style:font-name="Ricty Diminished1" fo:font-size="12pt" officeooo:rsid="01761da0" officeooo:paragraph-rsid="02b88523" style:font-name-asian="Ricty Diminished1" style:font-size-asian="12pt" style:font-size-complex="12pt"/>
    </style:style>
    <style:style style:name="P45" style:family="paragraph" style:parent-style-name="Table_20_Contents">
      <style:text-properties style:font-name="Ricty Diminished1" fo:font-size="12pt" officeooo:rsid="01efea70" officeooo:paragraph-rsid="01efea70" style:font-name-asian="Ricty Diminished1" style:font-size-asian="12pt" style:font-size-complex="12pt"/>
    </style:style>
    <style:style style:name="P46" style:family="paragraph" style:parent-style-name="Table_20_Contents">
      <style:text-properties style:font-name="Ricty Diminished1" fo:font-size="12pt" officeooo:rsid="01f77918" officeooo:paragraph-rsid="01f77918" style:font-name-asian="Ricty Diminished1" style:font-size-asian="12pt" style:font-size-complex="12pt"/>
    </style:style>
    <style:style style:name="P47" style:family="paragraph" style:parent-style-name="Table_20_Contents">
      <style:text-properties style:font-name="Ricty Diminished1" fo:font-size="12pt" officeooo:rsid="01f77918" officeooo:paragraph-rsid="024d8abd" style:font-name-asian="Ricty Diminished1" style:font-size-asian="12pt" style:font-size-complex="12pt"/>
    </style:style>
    <style:style style:name="P48" style:family="paragraph" style:parent-style-name="Table_20_Contents">
      <style:text-properties style:font-name="Ricty Diminished1" fo:font-size="12pt" officeooo:rsid="01ead1ed" officeooo:paragraph-rsid="01ead1ed" style:font-name-asian="Ricty Diminished1" style:font-size-asian="12pt" style:font-size-complex="12pt"/>
    </style:style>
    <style:style style:name="P49" style:family="paragraph" style:parent-style-name="Table_20_Contents">
      <style:text-properties style:font-name="Ricty Diminished1" fo:font-size="12pt" officeooo:rsid="0054456a" officeooo:paragraph-rsid="01e72b5c" style:font-name-asian="Ricty Diminished1" style:font-size-asian="12pt" style:font-size-complex="12pt"/>
    </style:style>
    <style:style style:name="P50" style:family="paragraph" style:parent-style-name="Table_20_Contents">
      <style:text-properties style:font-name="Ricty Diminished1" fo:font-size="12pt" officeooo:rsid="0054456a" officeooo:paragraph-rsid="00e35374" style:font-name-asian="Ricty Diminished1" style:font-size-asian="12pt" style:font-size-complex="12pt"/>
    </style:style>
    <style:style style:name="P51" style:family="paragraph" style:parent-style-name="Table_20_Contents">
      <style:text-properties style:font-name="Ricty Diminished1" fo:font-size="12pt" officeooo:rsid="0054456a" officeooo:paragraph-rsid="01d08bab" style:font-name-asian="Ricty Diminished1" style:font-size-asian="12pt" style:font-size-complex="12pt"/>
    </style:style>
    <style:style style:name="P52" style:family="paragraph" style:parent-style-name="Table_20_Contents">
      <style:text-properties style:font-name="Ricty Diminished1" fo:font-size="12pt" officeooo:rsid="0054456a" officeooo:paragraph-rsid="01fd831b" style:font-name-asian="Ricty Diminished1" style:font-size-asian="12pt" style:font-size-complex="12pt"/>
    </style:style>
    <style:style style:name="P53" style:family="paragraph" style:parent-style-name="Table_20_Contents">
      <style:text-properties style:font-name="Ricty Diminished1" fo:font-size="12pt" officeooo:rsid="0054456a" officeooo:paragraph-rsid="024ef90a" style:font-name-asian="Ricty Diminished1" style:font-size-asian="12pt" style:font-size-complex="12pt"/>
    </style:style>
    <style:style style:name="P54" style:family="paragraph" style:parent-style-name="Table_20_Contents">
      <style:text-properties style:font-name="Ricty Diminished1" fo:font-size="12pt" officeooo:rsid="0054456a" officeooo:paragraph-rsid="02909fdc" style:font-name-asian="Ricty Diminished1" style:font-size-asian="12pt" style:font-size-complex="12pt"/>
    </style:style>
    <style:style style:name="P55" style:family="paragraph" style:parent-style-name="Table_20_Contents">
      <style:text-properties style:font-name="Ricty Diminished1" fo:font-size="12pt" officeooo:rsid="0054456a" officeooo:paragraph-rsid="02b21e26" style:font-name-asian="Ricty Diminished1" style:font-size-asian="12pt" style:font-size-complex="12pt"/>
    </style:style>
    <style:style style:name="P56" style:family="paragraph" style:parent-style-name="Table_20_Contents">
      <style:text-properties style:font-name="Ricty Diminished1" fo:font-size="12pt" officeooo:paragraph-rsid="01e72b5c" style:font-name-asian="Ricty Diminished1" style:font-size-asian="12pt" style:font-size-complex="12pt"/>
    </style:style>
    <style:style style:name="P57" style:family="paragraph" style:parent-style-name="Table_20_Contents">
      <style:text-properties style:font-name="Ricty Diminished1" fo:font-size="12pt" officeooo:rsid="018323cb" officeooo:paragraph-rsid="018323cb" style:font-name-asian="Ricty Diminished1" style:font-size-asian="12pt" style:font-size-complex="12pt"/>
    </style:style>
    <style:style style:name="P58" style:family="paragraph" style:parent-style-name="Table_20_Contents">
      <style:text-properties style:font-name="Ricty Diminished1" fo:font-size="12pt" officeooo:rsid="018323cb" officeooo:paragraph-rsid="01d08bab" style:font-name-asian="Ricty Diminished1" style:font-size-asian="12pt" style:font-size-complex="12pt"/>
    </style:style>
    <style:style style:name="P59" style:family="paragraph" style:parent-style-name="Table_20_Contents">
      <style:text-properties style:font-name="Ricty Diminished1" fo:font-size="12pt" officeooo:rsid="018323cb" officeooo:paragraph-rsid="01fd831b" style:font-name-asian="Ricty Diminished1" style:font-size-asian="12pt" style:font-size-complex="12pt"/>
    </style:style>
    <style:style style:name="P60" style:family="paragraph" style:parent-style-name="Table_20_Contents">
      <style:text-properties style:font-name="Ricty Diminished1" fo:font-size="12pt" officeooo:paragraph-rsid="00e35374" style:font-name-asian="Ricty Diminished1" style:font-size-asian="12pt" style:font-size-complex="12pt"/>
    </style:style>
    <style:style style:name="P61" style:family="paragraph" style:parent-style-name="Table_20_Contents">
      <style:text-properties style:font-name="Ricty Diminished1" fo:font-size="12pt" officeooo:rsid="012fc2ba" officeooo:paragraph-rsid="01d08bab" style:font-name-asian="Ricty Diminished1" style:font-size-asian="12pt" style:font-size-complex="12pt"/>
    </style:style>
    <style:style style:name="P62" style:family="paragraph" style:parent-style-name="Table_20_Contents">
      <style:text-properties style:font-name="Ricty Diminished1" fo:font-size="12pt" officeooo:rsid="012fc2ba" officeooo:paragraph-rsid="024ef90a" style:font-name-asian="Ricty Diminished1" style:font-size-asian="12pt" style:font-size-complex="12pt"/>
    </style:style>
    <style:style style:name="P63" style:family="paragraph" style:parent-style-name="Table_20_Contents">
      <style:text-properties style:font-name="Ricty Diminished1" fo:font-size="12pt" officeooo:rsid="01db900f" officeooo:paragraph-rsid="01db900f" style:font-name-asian="Ricty Diminished1" style:font-size-asian="12pt" style:font-size-complex="12pt"/>
    </style:style>
    <style:style style:name="P64" style:family="paragraph" style:parent-style-name="Table_20_Contents">
      <style:text-properties style:font-name="Ricty Diminished1" fo:font-size="12pt" officeooo:rsid="01db900f" officeooo:paragraph-rsid="01fd831b" style:font-name-asian="Ricty Diminished1" style:font-size-asian="12pt" style:font-size-complex="12pt"/>
    </style:style>
    <style:style style:name="P65" style:family="paragraph" style:parent-style-name="Table_20_Contents">
      <style:text-properties style:font-name="Ricty Diminished1" fo:font-size="12pt" officeooo:rsid="01db900f" officeooo:paragraph-rsid="024ef90a" style:font-name-asian="Ricty Diminished1" style:font-size-asian="12pt" style:font-size-complex="12pt"/>
    </style:style>
    <style:style style:name="P66" style:family="paragraph" style:parent-style-name="Table_20_Contents">
      <style:text-properties style:font-name="Ricty Diminished1" fo:font-size="12pt" officeooo:rsid="014bd2ed" officeooo:paragraph-rsid="01d08bab" style:font-name-asian="Ricty Diminished1" style:font-size-asian="12pt" style:font-size-complex="12pt"/>
    </style:style>
    <style:style style:name="P67" style:family="paragraph" style:parent-style-name="Table_20_Contents">
      <style:text-properties style:font-name="Ricty Diminished1" fo:font-size="12pt" officeooo:paragraph-rsid="01d08bab" style:font-name-asian="Ricty Diminished1" style:font-size-asian="12pt" style:font-size-complex="12pt"/>
    </style:style>
    <style:style style:name="P68" style:family="paragraph" style:parent-style-name="Table_20_Contents">
      <style:text-properties style:font-name="Ricty Diminished1" fo:font-size="12pt" officeooo:paragraph-rsid="01fd831b" style:font-name-asian="Ricty Diminished1" style:font-size-asian="12pt" style:font-size-complex="12pt"/>
    </style:style>
    <style:style style:name="P69" style:family="paragraph" style:parent-style-name="Table_20_Contents">
      <style:text-properties style:font-name="Ricty Diminished1" fo:font-size="12pt" officeooo:paragraph-rsid="022efc02" style:font-name-asian="Ricty Diminished1" style:font-size-asian="12pt" style:font-size-complex="12pt"/>
    </style:style>
    <style:style style:name="P70" style:family="paragraph" style:parent-style-name="Table_20_Contents">
      <style:text-properties style:font-name="Ricty Diminished1" fo:font-size="12pt" officeooo:rsid="024ee371" officeooo:paragraph-rsid="024ee371" style:font-name-asian="Ricty Diminished1" style:font-size-asian="12pt" style:font-size-complex="12pt"/>
    </style:style>
    <style:style style:name="P71" style:family="paragraph" style:parent-style-name="Table_20_Contents">
      <style:text-properties style:font-name="Ricty Diminished1" fo:font-size="12pt" officeooo:rsid="024ee371" officeooo:paragraph-rsid="024d8abd" style:font-name-asian="Ricty Diminished1" style:font-size-asian="12pt" style:font-size-complex="12pt"/>
    </style:style>
    <style:style style:name="P72" style:family="paragraph" style:parent-style-name="Table_20_Contents">
      <style:text-properties style:font-name="Ricty Diminished1" fo:font-size="12pt" officeooo:paragraph-rsid="024ef90a" style:font-name-asian="Ricty Diminished1" style:font-size-asian="12pt" style:font-size-complex="12pt"/>
    </style:style>
    <style:style style:name="P73" style:family="paragraph" style:parent-style-name="Table_20_Contents">
      <style:text-properties style:font-name="Ricty Diminished1" fo:font-size="12pt" officeooo:rsid="025c07fe" officeooo:paragraph-rsid="025c07fe" style:font-name-asian="Ricty Diminished1" style:font-size-asian="12pt" style:font-size-complex="12pt"/>
    </style:style>
    <style:style style:name="P74" style:family="paragraph" style:parent-style-name="Table_20_Contents">
      <style:text-properties style:font-name="Ricty Diminished1" fo:font-size="12pt" officeooo:rsid="02646e46" officeooo:paragraph-rsid="02646e46" style:font-name-asian="Ricty Diminished1" style:font-size-asian="12pt" style:font-size-complex="12pt"/>
    </style:style>
    <style:style style:name="P75" style:family="paragraph" style:parent-style-name="Table_20_Contents">
      <style:text-properties style:font-name="Ricty Diminished1" fo:font-size="12pt" officeooo:rsid="026f854e" officeooo:paragraph-rsid="026f854e" style:font-name-asian="Ricty Diminished1" style:font-size-asian="12pt" style:font-size-complex="12pt"/>
    </style:style>
    <style:style style:name="P76" style:family="paragraph" style:parent-style-name="Table_20_Contents">
      <style:text-properties style:font-name="Ricty Diminished1" fo:font-size="12pt" officeooo:rsid="02909fdc" officeooo:paragraph-rsid="02909fdc" style:font-name-asian="Ricty Diminished1" style:font-size-asian="12pt" style:font-size-complex="12pt"/>
    </style:style>
    <style:style style:name="P77" style:family="paragraph" style:parent-style-name="Table_20_Contents">
      <style:text-properties style:font-name="Ricty Diminished1" fo:font-size="12pt" officeooo:rsid="02909fdc" officeooo:paragraph-rsid="02945d91" style:font-name-asian="Ricty Diminished1" style:font-size-asian="12pt" style:font-size-complex="12pt"/>
    </style:style>
    <style:style style:name="P78" style:family="paragraph" style:parent-style-name="Table_20_Contents">
      <style:text-properties style:font-name="Ricty Diminished1" fo:font-size="12pt" officeooo:rsid="02909fdc" officeooo:paragraph-rsid="02aa97b0" style:font-name-asian="Ricty Diminished1" style:font-size-asian="12pt" style:font-size-complex="12pt"/>
    </style:style>
    <style:style style:name="P79" style:family="paragraph" style:parent-style-name="Table_20_Contents">
      <style:text-properties style:font-name="Ricty Diminished1" fo:font-size="12pt" officeooo:rsid="0126cd8e" officeooo:paragraph-rsid="029c0d79" style:font-name-asian="Ricty Diminished1" style:font-size-asian="12pt" style:font-size-complex="12pt"/>
    </style:style>
    <style:style style:name="P80" style:family="paragraph" style:parent-style-name="Table_20_Contents">
      <style:text-properties style:font-name="Ricty Diminished1" fo:font-size="12pt" officeooo:rsid="0126cd8e" officeooo:paragraph-rsid="02a56ddb" style:font-name-asian="Ricty Diminished1" style:font-size-asian="12pt" style:font-size-complex="12pt"/>
    </style:style>
    <style:style style:name="P81" style:family="paragraph" style:parent-style-name="Table_20_Contents">
      <style:text-properties style:font-name="Ricty Diminished1" fo:font-size="12pt" officeooo:rsid="0084a7fa" officeooo:paragraph-rsid="029c0d79" style:font-name-asian="Ricty Diminished1" style:font-size-asian="12pt" style:font-size-complex="12pt"/>
    </style:style>
    <style:style style:name="P82" style:family="paragraph" style:parent-style-name="Table_20_Contents">
      <style:text-properties style:font-name="Ricty Diminished1" fo:font-size="12pt" officeooo:rsid="0084a7fa" officeooo:paragraph-rsid="02a56ddb" style:font-name-asian="Ricty Diminished1" style:font-size-asian="12pt" style:font-size-complex="12pt"/>
    </style:style>
    <style:style style:name="P83" style:family="paragraph" style:parent-style-name="Table_20_Contents">
      <style:text-properties style:font-name="Ricty Diminished1" fo:font-size="12pt" officeooo:rsid="0321a1be" officeooo:paragraph-rsid="029c0d79" style:font-name-asian="Ricty Diminished1" style:font-size-asian="12pt" style:font-size-complex="12pt"/>
    </style:style>
    <style:style style:name="P84" style:family="paragraph" style:parent-style-name="Table_20_Contents">
      <style:text-properties style:font-name="Ricty Diminished1" fo:font-size="12pt" officeooo:rsid="0321a1be" officeooo:paragraph-rsid="02a56ddb" style:font-name-asian="Ricty Diminished1" style:font-size-asian="12pt" style:font-size-complex="12pt"/>
    </style:style>
    <style:style style:name="P85" style:family="paragraph" style:parent-style-name="Table_20_Contents">
      <style:text-properties style:font-name="Ricty Diminished1" fo:font-size="12pt" officeooo:rsid="05e12a62" officeooo:paragraph-rsid="029c0d79" style:font-name-asian="Ricty Diminished1" style:font-size-asian="12pt" style:font-size-complex="12pt"/>
    </style:style>
    <style:style style:name="P86" style:family="paragraph" style:parent-style-name="Table_20_Contents">
      <style:text-properties style:font-name="Ricty Diminished1" fo:font-size="12pt" officeooo:rsid="05e12a62" officeooo:paragraph-rsid="02a56ddb" style:font-name-asian="Ricty Diminished1" style:font-size-asian="12pt" style:font-size-complex="12pt"/>
    </style:style>
    <style:style style:name="P87" style:family="paragraph" style:parent-style-name="Table_20_Contents">
      <style:text-properties style:font-name="Ricty Diminished1" fo:font-size="12pt" officeooo:rsid="02b156ea" officeooo:paragraph-rsid="02b156ea" style:font-name-asian="Ricty Diminished1" style:font-size-asian="12pt" style:font-size-complex="12pt"/>
    </style:style>
    <style:style style:name="P88" style:family="paragraph" style:parent-style-name="Table_20_Contents">
      <style:text-properties style:font-name="Ricty Diminished1" fo:font-size="12pt" officeooo:rsid="02b21e26" officeooo:paragraph-rsid="02b21e26" style:font-name-asian="Ricty Diminished1" style:font-size-asian="12pt" style:font-size-complex="12pt"/>
    </style:style>
    <style:style style:name="P89" style:family="paragraph" style:parent-style-name="Table_20_Contents">
      <style:text-properties style:font-name="Ricty Diminished1" fo:font-size="12pt" officeooo:rsid="02b2f7f1" officeooo:paragraph-rsid="02b2f7f1" style:font-name-asian="Ricty Diminished1" style:font-size-asian="12pt" style:font-size-complex="12pt"/>
    </style:style>
    <style:style style:name="P90" style:family="paragraph" style:parent-style-name="Table_20_Contents">
      <style:text-properties style:font-name="Ricty Diminished1" fo:font-size="12pt" officeooo:rsid="02b88523" officeooo:paragraph-rsid="02b88523" style:font-name-asian="Ricty Diminished1" style:font-size-asian="12pt" style:font-size-complex="12pt"/>
    </style:style>
    <style:style style:name="P91" style:family="paragraph" style:parent-style-name="Table_20_Contents">
      <style:text-properties style:font-name="Ricty Diminished1" fo:font-size="12pt" officeooo:rsid="02d233b1" officeooo:paragraph-rsid="02d233b1" style:font-name-asian="Ricty Diminished1" style:font-size-asian="12pt" style:font-size-complex="12pt"/>
    </style:style>
    <style:style style:name="P92" style:family="paragraph" style:parent-style-name="Table_20_Contents">
      <style:text-properties style:font-name="Ricty Diminished1" fo:font-size="12pt" officeooo:rsid="02bf04fe" officeooo:paragraph-rsid="02b88523" style:font-name-asian="Ricty Diminished1" style:font-size-asian="12pt" style:font-size-complex="12pt"/>
    </style:style>
    <style:style style:name="P93" style:family="paragraph" style:parent-style-name="Table_20_Contents">
      <style:text-properties style:font-name="Ricty Diminished1" fo:font-size="12pt" officeooo:rsid="02e97f20" officeooo:paragraph-rsid="02e97f20" style:font-name-asian="Ricty Diminished1" style:font-size-asian="12pt" style:font-size-complex="12pt"/>
    </style:style>
    <style:style style:name="P94" style:family="paragraph" style:parent-style-name="Table_20_Contents">
      <style:text-properties style:font-name="Ricty Diminished1" fo:font-size="12pt" style:text-underline-style="none" officeooo:rsid="00f584bd" officeooo:paragraph-rsid="01d08bab" style:font-name-asian="Ricty Diminished1" style:font-size-asian="12pt" style:font-size-complex="12pt"/>
    </style:style>
    <style:style style:name="P95" style:family="paragraph" style:parent-style-name="Table_20_Contents">
      <style:text-properties style:font-name="Ricty Diminished1" fo:font-size="12pt" style:text-underline-style="none" officeooo:rsid="00f584bd" officeooo:paragraph-rsid="01fd831b" style:font-name-asian="Ricty Diminished1" style:font-size-asian="12pt" style:font-size-complex="12pt"/>
    </style:style>
    <style:style style:name="P96" style:family="paragraph" style:parent-style-name="Table_20_Contents">
      <style:text-properties style:font-name="Ricty Diminished1" fo:font-size="12pt" style:text-underline-style="none" officeooo:paragraph-rsid="01fd831b" style:font-name-asian="Ricty Diminished1" style:font-size-asian="12pt" style:font-size-complex="12pt"/>
    </style:style>
    <style:style style:name="P97" style:family="paragraph" style:parent-style-name="Table_20_Contents">
      <style:text-properties style:font-name="Ricty Diminished1" fo:font-size="12pt" style:text-underline-style="none" officeooo:rsid="02575736" officeooo:paragraph-rsid="02575736" style:font-name-asian="Ricty Diminished1" style:font-size-asian="12pt" style:font-size-complex="12pt"/>
    </style:style>
    <style:style style:name="P98" style:family="paragraph" style:parent-style-name="Table_20_Contents">
      <style:text-properties style:font-name="Ricty Diminished1" fo:font-size="12pt" style:text-underline-style="none" officeooo:rsid="02575736" officeooo:paragraph-rsid="0285e2d3" style:font-name-asian="Ricty Diminished1" style:font-size-asian="12pt" style:font-size-complex="12pt"/>
    </style:style>
    <style:style style:name="P99" style:family="paragraph" style:parent-style-name="Table_20_Contents">
      <style:text-properties style:font-name="Ricty Diminished1" fo:font-size="12pt" style:text-underline-style="none" officeooo:rsid="00853ca0" officeooo:paragraph-rsid="029c0d79" style:font-name-asian="Ricty Diminished1" style:font-size-asian="12pt" style:font-size-complex="12pt"/>
    </style:style>
    <style:style style:name="P100" style:family="paragraph" style:parent-style-name="Table_20_Contents">
      <style:text-properties style:font-name="Ricty Diminished1" fo:font-size="12pt" style:text-underline-style="none" officeooo:rsid="00853ca0" officeooo:paragraph-rsid="02a56ddb" style:font-name-asian="Ricty Diminished1" style:font-size-asian="12pt" style:font-size-complex="12pt"/>
    </style:style>
    <style:style style:name="P101" style:family="paragraph" style:parent-style-name="Table_20_Contents">
      <style:text-properties style:font-name="Ricty Diminished1" fo:font-size="12pt" fo:font-style="normal" officeooo:rsid="030b5b00" officeooo:paragraph-rsid="02a39a78" style:font-name-asian="Ricty Diminished1" style:font-size-asian="12pt" style:font-style-asian="normal" style:font-size-complex="12pt" style:font-style-complex="normal"/>
    </style:style>
    <style:style style:name="P102" style:family="paragraph" style:parent-style-name="Table_20_Contents">
      <style:text-properties style:font-name="Ricty Diminished1" fo:font-size="12pt" fo:font-style="normal" officeooo:rsid="030b5b00" officeooo:paragraph-rsid="02a7701f" style:font-name-asian="Ricty Diminished1" style:font-size-asian="12pt" style:font-style-asian="normal" style:font-size-complex="12pt" style:font-style-complex="normal"/>
    </style:style>
    <style:style style:name="P103" style:family="paragraph" style:parent-style-name="Table_20_Contents">
      <style:text-properties style:font-name="Ricty Diminished1" fo:font-size="12pt" fo:font-style="normal" officeooo:rsid="05c39baf" officeooo:paragraph-rsid="02a39a78" style:font-name-asian="Ricty Diminished1" style:font-size-asian="12pt" style:font-style-asian="normal" style:font-size-complex="12pt" style:font-style-complex="normal"/>
    </style:style>
    <style:style style:name="P104" style:family="paragraph" style:parent-style-name="Table_20_Contents">
      <style:text-properties style:font-name="Ricty Diminished1" fo:font-size="12pt" fo:font-style="normal" officeooo:rsid="05c39baf" officeooo:paragraph-rsid="02a7701f" style:font-name-asian="Ricty Diminished1" style:font-size-asian="12pt" style:font-style-asian="normal" style:font-size-complex="12pt" style:font-style-complex="normal"/>
    </style:style>
    <style:style style:name="P105" style:family="paragraph" style:parent-style-name="Table_20_Contents">
      <style:text-properties style:font-name="Ricty Diminished1" fo:font-size="12pt" fo:font-style="normal" officeooo:rsid="05c39baf" officeooo:paragraph-rsid="02bf04fe" style:font-name-asian="Ricty Diminished1" style:font-size-asian="12pt" style:font-style-asian="normal" style:font-size-complex="12pt" style:font-style-complex="normal"/>
    </style:style>
    <style:style style:name="P106" style:family="paragraph" style:parent-style-name="Table_20_Contents">
      <style:text-properties style:font-name="Ricty Diminished1" fo:font-size="12pt" fo:font-style="normal" officeooo:rsid="05c39baf" officeooo:paragraph-rsid="02e6066b" style:font-name-asian="Ricty Diminished1" style:font-size-asian="12pt" style:font-style-asian="normal" style:font-size-complex="12pt" style:font-style-complex="normal"/>
    </style:style>
    <style:style style:name="P107" style:family="paragraph" style:parent-style-name="Table_20_Contents">
      <style:text-properties style:font-name="Ricty Diminished1" fo:font-size="12pt" fo:font-style="normal" officeooo:rsid="0193506c" officeooo:paragraph-rsid="02a39a78" style:font-name-asian="Ricty Diminished1" style:font-size-asian="12pt" style:font-style-asian="normal" style:font-size-complex="12pt" style:font-style-complex="normal"/>
    </style:style>
    <style:style style:name="P108" style:family="paragraph" style:parent-style-name="Table_20_Contents">
      <style:text-properties style:font-name="Ricty Diminished1" fo:font-size="12pt" fo:font-style="normal" officeooo:rsid="0193506c" officeooo:paragraph-rsid="02a7701f" style:font-name-asian="Ricty Diminished1" style:font-size-asian="12pt" style:font-style-asian="normal" style:font-size-complex="12pt" style:font-style-complex="normal"/>
    </style:style>
    <style:style style:name="P109" style:family="paragraph" style:parent-style-name="Table_20_Contents">
      <style:text-properties style:font-name="Ricty Diminished1" fo:font-size="12pt" fo:font-style="normal" officeooo:rsid="02c0872c" officeooo:paragraph-rsid="02c0872c" style:font-name-asian="Ricty Diminished1" style:font-size-asian="12pt" style:font-style-asian="normal" style:font-size-complex="12pt" style:font-style-complex="normal"/>
    </style:style>
    <style:style style:name="P110" style:family="paragraph" style:parent-style-name="Table_20_Contents">
      <style:text-properties style:font-name="Ricty Diminished1" fo:font-size="12pt" fo:font-style="normal" officeooo:rsid="02d20071" officeooo:paragraph-rsid="02d20071" style:font-name-asian="Ricty Diminished1" style:font-size-asian="12pt" style:font-style-asian="normal" style:font-size-complex="12pt" style:font-style-complex="normal"/>
    </style:style>
    <style:style style:name="P111" style:family="paragraph" style:parent-style-name="Table_20_Contents">
      <style:text-properties style:font-name="Ricty Diminished1" fo:font-size="12pt" fo:font-style="normal" officeooo:rsid="02d20071" officeooo:paragraph-rsid="02e6066b" style:font-name-asian="Ricty Diminished1" style:font-size-asian="12pt" style:font-style-asian="normal" style:font-size-complex="12pt" style:font-style-complex="normal"/>
    </style:style>
    <style:style style:name="P112" style:family="paragraph" style:parent-style-name="Table_20_Contents">
      <style:text-properties style:font-name="Ricty Diminished1" fo:font-size="12pt" fo:font-style="normal" officeooo:rsid="02e6066b" officeooo:paragraph-rsid="02e6066b" style:font-name-asian="Ricty Diminished1" style:font-size-asian="12pt" style:font-style-asian="normal" style:font-size-complex="12pt" style:font-style-complex="normal"/>
    </style:style>
    <style:style style:name="P113" style:family="paragraph" style:parent-style-name="Table_20_Contents">
      <style:text-properties style:font-name="Ricty Diminished1" officeooo:rsid="02d20071" officeooo:paragraph-rsid="02d20071"/>
    </style:style>
    <style:style style:name="P114" style:family="paragraph" style:parent-style-name="Table_20_Contents">
      <style:text-properties style:font-name="Ricty Diminished1" officeooo:rsid="02d20071" officeooo:paragraph-rsid="02e6066b"/>
    </style:style>
    <style:style style:name="P115" style:family="paragraph" style:parent-style-name="Table_20_Contents">
      <style:text-properties officeooo:rsid="029fec8f" officeooo:paragraph-rsid="029fec8f"/>
    </style:style>
    <style:style style:name="P116" style:family="paragraph" style:parent-style-name="Table_20_Contents">
      <style:text-properties officeooo:rsid="029fec8f" officeooo:paragraph-rsid="02a56ddb"/>
    </style:style>
    <style:style style:name="P117" style:family="paragraph" style:parent-style-name="Table_20_Contents">
      <style:text-properties officeooo:paragraph-rsid="02c17f8c"/>
    </style:style>
    <style:style style:name="P118" style:family="paragraph" style:parent-style-name="Table_20_Contents">
      <style:text-properties officeooo:rsid="02e6e7f1" officeooo:paragraph-rsid="02e6e7f1"/>
    </style:style>
    <style:style style:name="P119" style:family="paragraph" style:parent-style-name="Text_20_body">
      <style:text-properties officeooo:rsid="0018ac79"/>
    </style:style>
    <style:style style:name="P120" style:family="paragraph" style:parent-style-name="Text_20_body">
      <style:text-properties officeooo:rsid="0018ac79" officeooo:paragraph-rsid="0018ac79"/>
    </style:style>
    <style:style style:name="P121" style:family="paragraph" style:parent-style-name="Text_20_body">
      <style:paragraph-properties fo:text-align="center" style:justify-single-word="false"/>
    </style:style>
    <style:style style:name="P122" style:family="paragraph" style:parent-style-name="Text_20_body">
      <style:text-properties style:text-underline-style="none" officeooo:rsid="0018ac79" officeooo:paragraph-rsid="0018ac79"/>
    </style:style>
    <style:style style:name="P123" style:family="paragraph" style:parent-style-name="Text_20_body">
      <style:text-properties style:text-underline-style="none" officeooo:rsid="0018ac79" officeooo:paragraph-rsid="0097105c"/>
    </style:style>
    <style:style style:name="P124" style:family="paragraph" style:parent-style-name="Text_20_body">
      <style:text-properties style:text-underline-style="none" officeooo:rsid="0018ac79" officeooo:paragraph-rsid="009cffe1"/>
    </style:style>
    <style:style style:name="P125" style:family="paragraph" style:parent-style-name="Text_20_body">
      <style:text-properties style:text-underline-style="none" officeooo:rsid="0018ac79" officeooo:paragraph-rsid="01d08bab"/>
    </style:style>
    <style:style style:name="P126" style:family="paragraph" style:parent-style-name="Text_20_body">
      <style:text-properties style:text-underline-style="none" officeooo:rsid="0076c0eb" officeooo:paragraph-rsid="009cffe1"/>
    </style:style>
    <style:style style:name="P127" style:family="paragraph" style:parent-style-name="Text_20_body">
      <style:text-properties style:text-underline-style="none" officeooo:rsid="005d4313" officeooo:paragraph-rsid="012bf971"/>
    </style:style>
    <style:style style:name="P128" style:family="paragraph" style:parent-style-name="Text_20_body">
      <style:text-properties style:text-underline-style="none" officeooo:rsid="005d4313" officeooo:paragraph-rsid="01d08bab"/>
    </style:style>
    <style:style style:name="P129" style:family="paragraph" style:parent-style-name="Text_20_body">
      <style:text-properties style:text-underline-style="none" officeooo:rsid="005d4313" officeooo:paragraph-rsid="01e72b5c"/>
    </style:style>
    <style:style style:name="P130" style:family="paragraph" style:parent-style-name="Text_20_body">
      <style:text-properties style:text-underline-style="none" officeooo:rsid="005d4313" officeooo:paragraph-rsid="01fd831b"/>
    </style:style>
    <style:style style:name="P131" style:family="paragraph" style:parent-style-name="Text_20_body">
      <style:text-properties style:text-underline-style="none" officeooo:rsid="005d4313" officeooo:paragraph-rsid="024ef90a"/>
    </style:style>
    <style:style style:name="P132" style:family="paragraph" style:parent-style-name="Text_20_body">
      <style:text-properties style:text-underline-style="none" officeooo:rsid="005d4313" officeooo:paragraph-rsid="02907a34"/>
    </style:style>
    <style:style style:name="P133" style:family="paragraph" style:parent-style-name="Text_20_body">
      <style:text-properties style:text-underline-style="none" officeooo:rsid="005d4313" officeooo:paragraph-rsid="02b88523"/>
    </style:style>
    <style:style style:name="P134" style:family="paragraph" style:parent-style-name="Text_20_body">
      <style:text-properties style:text-underline-style="none" officeooo:rsid="008a49ca" officeooo:paragraph-rsid="029c0d79"/>
    </style:style>
    <style:style style:name="P135" style:family="paragraph" style:parent-style-name="Text_20_body">
      <style:text-properties style:text-underline-style="none" officeooo:rsid="008a49ca" officeooo:paragraph-rsid="02a56ddb"/>
    </style:style>
    <style:style style:name="P136" style:family="paragraph" style:parent-style-name="Text_20_body">
      <style:text-properties style:font-name="Consolas" style:text-underline-style="none" officeooo:rsid="0018ac79" officeooo:paragraph-rsid="00630e2e"/>
    </style:style>
    <style:style style:name="P137" style:family="paragraph" style:parent-style-name="Text_20_body">
      <style:text-properties style:font-name="Consolas" style:text-underline-style="none" officeooo:rsid="0018ac79" officeooo:paragraph-rsid="016fb9dc"/>
    </style:style>
    <style:style style:name="P138" style:family="paragraph" style:parent-style-name="Text_20_body">
      <style:text-properties style:font-name="Consolas" style:text-underline-style="none" officeooo:rsid="0018ac79" officeooo:paragraph-rsid="00e35374"/>
    </style:style>
    <style:style style:name="P139" style:family="paragraph" style:parent-style-name="Text_20_body">
      <style:text-properties style:font-name="Consolas" style:text-underline-style="none" officeooo:rsid="0018ac79" officeooo:paragraph-rsid="01d08bab"/>
    </style:style>
    <style:style style:name="P140" style:family="paragraph" style:parent-style-name="Text_20_body">
      <style:text-properties style:font-name="Consolas" style:text-underline-style="none" officeooo:rsid="0018ac79" officeooo:paragraph-rsid="01e72b5c"/>
    </style:style>
    <style:style style:name="P141" style:family="paragraph" style:parent-style-name="Text_20_body">
      <style:text-properties style:font-name="Consolas" style:text-underline-style="none" officeooo:rsid="0018ac79" officeooo:paragraph-rsid="01fd831b"/>
    </style:style>
    <style:style style:name="P142" style:family="paragraph" style:parent-style-name="Text_20_body">
      <style:text-properties style:font-name="Consolas" style:text-underline-style="none" officeooo:rsid="0018ac79" officeooo:paragraph-rsid="024d8abd"/>
    </style:style>
    <style:style style:name="P143" style:family="paragraph" style:parent-style-name="Text_20_body">
      <style:text-properties style:font-name="Consolas" style:text-underline-style="none" officeooo:rsid="0018ac79" officeooo:paragraph-rsid="024ef90a"/>
    </style:style>
    <style:style style:name="P144" style:family="paragraph" style:parent-style-name="Text_20_body">
      <style:text-properties style:font-name="Consolas" style:text-underline-style="none" officeooo:rsid="0018ac79" officeooo:paragraph-rsid="02b88523"/>
    </style:style>
    <style:style style:name="P145" style:family="paragraph" style:parent-style-name="Text_20_body">
      <style:text-properties style:font-name="Consolas" style:text-underline-style="none" officeooo:rsid="0250479b" officeooo:paragraph-rsid="0250479b"/>
    </style:style>
    <style:style style:name="P146" style:family="paragraph" style:parent-style-name="Text_20_body">
      <style:text-properties style:font-name="Consolas" style:text-underline-style="none" officeooo:rsid="031b8a37" officeooo:paragraph-rsid="02bf04fe"/>
    </style:style>
    <style:style style:name="P147" style:family="paragraph" style:parent-style-name="Text_20_body">
      <style:text-properties style:font-name="Consolas" style:text-underline-style="none" officeooo:rsid="031b8a37" officeooo:paragraph-rsid="02e6066b"/>
    </style:style>
    <style:style style:name="P148" style:family="paragraph" style:parent-style-name="Text_20_body">
      <style:text-properties style:font-name="Consolas" officeooo:paragraph-rsid="003cb97b"/>
    </style:style>
    <style:style style:name="P149" style:family="paragraph" style:parent-style-name="Text_20_body">
      <style:text-properties style:font-name="Consolas" fo:font-size="12pt" fo:font-style="normal" style:text-underline-style="none" officeooo:rsid="00df2e1c" officeooo:paragraph-rsid="02a39a78" style:font-name-asian="Ricty Diminished1" style:font-size-asian="12pt" style:font-style-asian="normal" style:font-size-complex="12pt" style:font-style-complex="normal"/>
    </style:style>
    <style:style style:name="P150" style:family="paragraph" style:parent-style-name="Text_20_body">
      <style:text-properties style:font-name="Consolas" fo:font-size="12pt" fo:font-style="normal" style:text-underline-style="none" officeooo:rsid="00df2e1c" officeooo:paragraph-rsid="02a7701f" style:font-name-asian="Ricty Diminished1" style:font-size-asian="12pt" style:font-style-asian="normal" style:font-size-complex="12pt" style:font-style-complex="normal"/>
    </style:style>
    <style:style style:name="P151" style:family="paragraph" style:parent-style-name="Text_20_body">
      <style:text-properties officeooo:rsid="00e35374" officeooo:paragraph-rsid="01d08bab"/>
    </style:style>
    <style:style style:name="P152" style:family="paragraph" style:parent-style-name="Text_20_body">
      <style:text-properties officeooo:rsid="00e35374" officeooo:paragraph-rsid="01fd831b"/>
    </style:style>
    <style:style style:name="P153" style:family="paragraph" style:parent-style-name="Text_20_body">
      <style:text-properties officeooo:rsid="00e35374" officeooo:paragraph-rsid="024ef90a"/>
    </style:style>
    <style:style style:name="P154" style:family="paragraph" style:parent-style-name="Text_20_body">
      <style:text-properties officeooo:paragraph-rsid="016fb9dc"/>
    </style:style>
    <style:style style:name="P155" style:family="paragraph" style:parent-style-name="Text_20_body">
      <style:text-properties officeooo:rsid="00f10c32" officeooo:paragraph-rsid="00f10c32"/>
    </style:style>
    <style:style style:name="P156" style:family="paragraph" style:parent-style-name="Text_20_body">
      <style:text-properties officeooo:rsid="00f10c32" officeooo:paragraph-rsid="01d08bab"/>
    </style:style>
    <style:style style:name="P157" style:family="paragraph" style:parent-style-name="Text_20_body">
      <style:text-properties officeooo:rsid="00f10c32" officeooo:paragraph-rsid="01fd831b"/>
    </style:style>
    <style:style style:name="P158" style:family="paragraph" style:parent-style-name="Text_20_body">
      <style:text-properties officeooo:rsid="00f10c32" officeooo:paragraph-rsid="024ef90a"/>
    </style:style>
    <style:style style:name="P159" style:family="paragraph" style:parent-style-name="Text_20_body">
      <style:text-properties officeooo:rsid="00f10c32" officeooo:paragraph-rsid="029c0d79"/>
    </style:style>
    <style:style style:name="P160" style:family="paragraph" style:parent-style-name="Text_20_body">
      <style:text-properties officeooo:rsid="00f10c32" officeooo:paragraph-rsid="02a56ddb"/>
    </style:style>
    <style:style style:name="P161" style:family="paragraph" style:parent-style-name="Text_20_body">
      <style:text-properties officeooo:rsid="00fc6de5" officeooo:paragraph-rsid="00fc6de5"/>
    </style:style>
    <style:style style:name="P162" style:family="paragraph" style:parent-style-name="Text_20_body">
      <style:text-properties officeooo:rsid="00fc6de5" officeooo:paragraph-rsid="01d08bab"/>
    </style:style>
    <style:style style:name="P163" style:family="paragraph" style:parent-style-name="Text_20_body">
      <style:text-properties officeooo:rsid="00fc6de5" officeooo:paragraph-rsid="01fd831b"/>
    </style:style>
    <style:style style:name="P164" style:family="paragraph" style:parent-style-name="Text_20_body">
      <style:text-properties officeooo:rsid="00fc6de5" officeooo:paragraph-rsid="024ef90a"/>
    </style:style>
    <style:style style:name="P165" style:family="paragraph" style:parent-style-name="Text_20_body">
      <style:text-properties officeooo:paragraph-rsid="01d08bab"/>
    </style:style>
    <style:style style:name="P166" style:family="paragraph" style:parent-style-name="Text_20_body">
      <style:text-properties officeooo:paragraph-rsid="01e72b5c"/>
    </style:style>
    <style:style style:name="P167" style:family="paragraph" style:parent-style-name="Text_20_body">
      <style:text-properties officeooo:paragraph-rsid="01fd831b"/>
    </style:style>
    <style:style style:name="P168" style:family="paragraph" style:parent-style-name="Text_20_body">
      <style:text-properties officeooo:paragraph-rsid="024d8abd"/>
    </style:style>
    <style:style style:name="P169" style:family="paragraph" style:parent-style-name="Text_20_body">
      <style:text-properties style:font-name="Ricty Diminished1" fo:font-size="12pt" fo:font-style="normal" officeooo:paragraph-rsid="02a39a78" style:font-name-asian="Ricty Diminished1" style:font-size-asian="12pt" style:font-style-asian="normal" style:font-size-complex="12pt" style:font-style-complex="normal"/>
    </style:style>
    <style:style style:name="P170" style:family="paragraph" style:parent-style-name="Text_20_body">
      <style:text-properties style:font-name="Ricty Diminished1" fo:font-size="12pt" fo:font-style="normal" officeooo:paragraph-rsid="02a7701f" style:font-name-asian="Ricty Diminished1" style:font-size-asian="12pt" style:font-style-asian="normal" style:font-size-complex="12pt" style:font-style-complex="normal"/>
    </style:style>
    <style:style style:name="P171" style:family="paragraph" style:parent-style-name="Text_20_body">
      <style:text-properties style:font-name="Ricty Diminished1" fo:font-size="12pt" fo:font-style="normal" officeooo:paragraph-rsid="02bf04fe" style:font-name-asian="Ricty Diminished1" style:font-size-asian="12pt" style:font-style-asian="normal" style:font-size-complex="12pt" style:font-style-complex="normal"/>
    </style:style>
    <style:style style:name="P172" style:family="paragraph" style:parent-style-name="Text_20_body">
      <style:text-properties style:font-name="Ricty Diminished1" fo:font-size="12pt" fo:font-style="normal" officeooo:paragraph-rsid="02e6066b" style:font-name-asian="Ricty Diminished1" style:font-size-asian="12pt" style:font-style-asian="normal" style:font-size-complex="12pt" style:font-style-complex="normal"/>
    </style:style>
    <style:style style:name="P173" style:family="paragraph" style:parent-style-name="Text_20_body">
      <style:text-properties style:font-name="Ricty Diminished1" fo:font-size="12pt" fo:font-style="normal" style:text-underline-style="none" officeooo:rsid="0191ebac" officeooo:paragraph-rsid="02a39a78" style:font-name-asian="Ricty Diminished1" style:font-size-asian="12pt" style:font-style-asian="normal" style:font-size-complex="12pt" style:font-style-complex="normal"/>
    </style:style>
    <style:style style:name="P174" style:family="paragraph" style:parent-style-name="Text_20_body">
      <style:text-properties style:font-name="Ricty Diminished1" fo:font-size="12pt" fo:font-style="normal" style:text-underline-style="none" officeooo:rsid="0191ebac" officeooo:paragraph-rsid="02a7701f" style:font-name-asian="Ricty Diminished1" style:font-size-asian="12pt" style:font-style-asian="normal" style:font-size-complex="12pt" style:font-style-complex="normal"/>
    </style:style>
    <style:style style:name="P175" style:family="paragraph" style:parent-style-name="Text_20_body">
      <style:text-properties style:font-name="Ricty Diminished1" fo:font-size="12pt" fo:font-style="normal" style:text-underline-style="none" officeooo:rsid="0191ebac" officeooo:paragraph-rsid="02bf04fe" style:font-name-asian="Ricty Diminished1" style:font-size-asian="12pt" style:font-style-asian="normal" style:font-size-complex="12pt" style:font-style-complex="normal"/>
    </style:style>
    <style:style style:name="P176" style:family="paragraph" style:parent-style-name="Text_20_body">
      <style:text-properties style:font-name="Ricty Diminished1" fo:font-size="12pt" fo:font-style="normal" style:text-underline-style="none" officeooo:rsid="0191ebac" officeooo:paragraph-rsid="02e6066b" style:font-name-asian="Ricty Diminished1" style:font-size-asian="12pt" style:font-style-asian="normal" style:font-size-complex="12pt" style:font-style-complex="normal"/>
    </style:style>
    <style:style style:name="P177" style:family="paragraph" style:parent-style-name="Text_20_body">
      <style:text-properties style:font-name="Ricty Diminished1" fo:font-size="12pt" fo:font-style="normal" style:text-underline-style="none" officeooo:rsid="019e0394" officeooo:paragraph-rsid="02a39a78" style:font-name-asian="Ricty Diminished1" style:font-size-asian="12pt" style:font-style-asian="normal" style:font-size-complex="12pt" style:font-style-complex="normal"/>
    </style:style>
    <style:style style:name="P178" style:family="paragraph" style:parent-style-name="Text_20_body">
      <style:text-properties style:font-name="Ricty Diminished1" fo:font-size="12pt" fo:font-style="normal" style:text-underline-style="none" officeooo:rsid="019e0394" officeooo:paragraph-rsid="02a7701f" style:font-name-asian="Ricty Diminished1" style:font-size-asian="12pt" style:font-style-asian="normal" style:font-size-complex="12pt" style:font-style-complex="normal"/>
    </style:style>
    <style:style style:name="P179" style:family="paragraph" style:parent-style-name="Text_20_body">
      <style:text-properties style:font-name="Ricty Diminished1" fo:font-size="12pt" fo:font-style="normal" style:text-underline-style="none" officeooo:rsid="019e0394" officeooo:paragraph-rsid="02bf04fe" style:font-name-asian="Ricty Diminished1" style:font-size-asian="12pt" style:font-style-asian="normal" style:font-size-complex="12pt" style:font-style-complex="normal"/>
    </style:style>
    <style:style style:name="P180" style:family="paragraph" style:parent-style-name="Text_20_body">
      <style:text-properties style:font-name="Ricty Diminished1" fo:font-size="12pt" fo:font-style="normal" style:text-underline-style="none" officeooo:rsid="019e0394" officeooo:paragraph-rsid="02e6066b" style:font-name-asian="Ricty Diminished1" style:font-size-asian="12pt" style:font-style-asian="normal" style:font-size-complex="12pt" style:font-style-complex="normal"/>
    </style:style>
    <style:style style:name="P181" style:family="paragraph" style:parent-style-name="Text_20_body">
      <style:text-properties officeooo:paragraph-rsid="003cb97b"/>
    </style:style>
    <style:style style:name="P182" style:family="paragraph" style:parent-style-name="Text_20_body">
      <style:text-properties officeooo:paragraph-rsid="029c0d79"/>
    </style:style>
    <style:style style:name="P183" style:family="paragraph" style:parent-style-name="Text_20_body">
      <style:text-properties officeooo:paragraph-rsid="02a56ddb"/>
    </style:style>
    <style:style style:name="P184" style:family="paragraph" style:parent-style-name="Text_20_body">
      <style:text-properties fo:font-style="normal" style:text-underline-style="none" officeooo:rsid="0018ac79" officeooo:paragraph-rsid="02a39a78" style:font-style-asian="normal" style:font-style-complex="normal"/>
    </style:style>
    <style:style style:name="P185" style:family="paragraph" style:parent-style-name="Text_20_body">
      <style:text-properties fo:font-style="normal" style:text-underline-style="none" officeooo:rsid="0018ac79" officeooo:paragraph-rsid="02a7701f" style:font-style-asian="normal" style:font-style-complex="normal"/>
    </style:style>
    <style:style style:name="P186" style:family="paragraph" style:parent-style-name="Text_20_body">
      <style:text-properties fo:font-style="normal" style:text-underline-style="none" officeooo:rsid="0018ac79" officeooo:paragraph-rsid="02bf04fe" style:font-style-asian="normal" style:font-style-complex="normal"/>
    </style:style>
    <style:style style:name="P187" style:family="paragraph" style:parent-style-name="Text_20_body">
      <style:text-properties fo:font-style="normal" style:text-underline-style="none" officeooo:rsid="0018ac79" officeooo:paragraph-rsid="02e6066b" style:font-style-asian="normal" style:font-style-complex="normal"/>
    </style:style>
    <style:style style:name="P188" style:family="paragraph" style:parent-style-name="Text_20_body">
      <style:text-properties officeooo:paragraph-rsid="02b88523"/>
    </style:style>
    <style:style style:name="P189" style:family="paragraph" style:parent-style-name="Title">
      <style:text-properties officeooo:rsid="0018ac79" officeooo:paragraph-rsid="0018ac79"/>
    </style:style>
    <style:style style:name="P190" style:family="paragraph" style:parent-style-name="Heading">
      <style:text-properties officeooo:rsid="002384a6" officeooo:paragraph-rsid="002384a6"/>
    </style:style>
    <style:style style:name="P191" style:family="paragraph" style:parent-style-name="Contents_20_1">
      <style:paragraph-properties>
        <style:tab-stops>
          <style:tab-stop style:position="17.6cm" style:type="right" style:leader-style="dotted" style:leader-text="."/>
        </style:tab-stops>
      </style:paragraph-properties>
    </style:style>
    <style:style style:name="P192" style:family="paragraph" style:parent-style-name="Contents_20_2">
      <style:paragraph-properties>
        <style:tab-stops>
          <style:tab-stop style:position="17.6cm" style:type="right" style:leader-style="dotted" style:leader-text="."/>
        </style:tab-stops>
      </style:paragraph-properties>
    </style:style>
    <style:style style:name="P193" style:family="paragraph" style:parent-style-name="Table">
      <style:paragraph-properties fo:text-align="center" style:justify-single-word="false" fo:keep-with-next="always"/>
      <style:text-properties style:font-name="Ricty Diminished1" fo:font-size="12pt" fo:font-style="normal" officeooo:paragraph-rsid="01d08bab" style:font-name-asian="Ricty Diminished1" style:font-size-asian="12pt" style:font-style-asian="normal" style:font-size-complex="12pt" style:font-style-complex="normal"/>
    </style:style>
    <style:style style:name="P194" style:family="paragraph" style:parent-style-name="Table">
      <style:paragraph-properties fo:text-align="center" style:justify-single-word="false" fo:keep-with-next="always"/>
      <style:text-properties style:font-name="Ricty Diminished1" fo:font-size="12pt" fo:font-style="normal" officeooo:paragraph-rsid="01fd831b" style:font-name-asian="Ricty Diminished1" style:font-size-asian="12pt" style:font-style-asian="normal" style:font-size-complex="12pt" style:font-style-complex="normal"/>
    </style:style>
    <style:style style:name="P195" style:family="paragraph" style:parent-style-name="Table">
      <style:paragraph-properties fo:text-align="center" style:justify-single-word="false" fo:keep-with-next="always"/>
      <style:text-properties style:font-name="Ricty Diminished1" fo:font-size="12pt" fo:font-style="normal" officeooo:paragraph-rsid="024ef90a" style:font-name-asian="Ricty Diminished1" style:font-size-asian="12pt" style:font-style-asian="normal" style:font-size-complex="12pt" style:font-style-complex="normal"/>
    </style:style>
    <style:style style:name="P196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style:font-name-asian="Ricty Diminished1" style:font-size-asian="12pt" style:font-style-asian="normal" style:font-size-complex="12pt" style:font-style-complex="normal"/>
    </style:style>
    <style:style style:name="P197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officeooo:paragraph-rsid="01e72b5c" style:font-name-asian="Ricty Diminished1" style:font-size-asian="12pt" style:font-style-asian="normal" style:font-size-complex="12pt" style:font-style-complex="normal"/>
    </style:style>
    <style:style style:name="P198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officeooo:paragraph-rsid="016fb9dc" style:font-name-asian="Ricty Diminished1" style:font-size-asian="12pt" style:font-style-asian="normal" style:font-size-complex="12pt" style:font-style-complex="normal"/>
    </style:style>
    <style:style style:name="P199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officeooo:paragraph-rsid="012bf971" style:font-name-asian="Ricty Diminished1" style:font-size-asian="12pt" style:font-style-asian="normal" style:font-size-complex="12pt" style:font-style-complex="normal"/>
    </style:style>
    <style:style style:name="P200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officeooo:paragraph-rsid="01d08bab" style:font-name-asian="Ricty Diminished1" style:font-size-asian="12pt" style:font-style-asian="normal" style:font-size-complex="12pt" style:font-style-complex="normal"/>
    </style:style>
    <style:style style:name="P201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officeooo:paragraph-rsid="01fd831b" style:font-name-asian="Ricty Diminished1" style:font-size-asian="12pt" style:font-style-asian="normal" style:font-size-complex="12pt" style:font-style-complex="normal"/>
    </style:style>
    <style:style style:name="P202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officeooo:paragraph-rsid="024d8abd" style:font-name-asian="Ricty Diminished1" style:font-size-asian="12pt" style:font-style-asian="normal" style:font-size-complex="12pt" style:font-style-complex="normal"/>
    </style:style>
    <style:style style:name="P203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officeooo:paragraph-rsid="024ef90a" style:font-name-asian="Ricty Diminished1" style:font-size-asian="12pt" style:font-style-asian="normal" style:font-size-complex="12pt" style:font-style-complex="normal"/>
    </style:style>
    <style:style style:name="P204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officeooo:paragraph-rsid="02907a34" style:font-name-asian="Ricty Diminished1" style:font-size-asian="12pt" style:font-style-asian="normal" style:font-size-complex="12pt" style:font-style-complex="normal"/>
    </style:style>
    <style:style style:name="P205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officeooo:paragraph-rsid="02b21e26" style:font-name-asian="Ricty Diminished1" style:font-size-asian="12pt" style:font-style-asian="normal" style:font-size-complex="12pt" style:font-style-complex="normal"/>
    </style:style>
    <style:style style:name="P206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officeooo:paragraph-rsid="02b88523" style:font-name-asian="Ricty Diminished1" style:font-size-asian="12pt" style:font-style-asian="normal" style:font-size-complex="12pt" style:font-style-complex="normal"/>
    </style:style>
    <style:style style:name="P207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style:text-underline-style="none" officeooo:paragraph-rsid="029c0d79" style:font-name-asian="Ricty Diminished1" style:font-size-asian="12pt" style:font-style-asian="normal" style:font-size-complex="12pt" style:font-style-complex="normal"/>
    </style:style>
    <style:style style:name="P208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style:text-underline-style="none" officeooo:paragraph-rsid="02a39a78" style:font-name-asian="Ricty Diminished1" style:font-size-asian="12pt" style:font-style-asian="normal" style:font-size-complex="12pt" style:font-style-complex="normal"/>
    </style:style>
    <style:style style:name="P209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style:text-underline-style="none" officeooo:paragraph-rsid="02a56ddb" style:font-name-asian="Ricty Diminished1" style:font-size-asian="12pt" style:font-style-asian="normal" style:font-size-complex="12pt" style:font-style-complex="normal"/>
    </style:style>
    <style:style style:name="P210" style:family="paragraph" style:parent-style-name="Figure">
      <style:paragraph-properties fo:text-align="center" style:justify-single-word="false"/>
      <style:text-properties style:font-name="Ricty Diminished1" fo:font-size="12pt" officeooo:rsid="00ed0776" officeooo:paragraph-rsid="00f0c6df" style:font-name-asian="Ricty Diminished1" style:font-size-asian="12pt" style:font-size-complex="12pt"/>
    </style:style>
    <style:style style:name="P211" style:family="paragraph" style:parent-style-name="Figure">
      <style:paragraph-properties fo:text-align="center" style:justify-single-word="false"/>
      <style:text-properties style:font-name="Ricty Diminished1" fo:font-size="12pt" officeooo:rsid="00ed0776" officeooo:paragraph-rsid="01d08bab" style:font-name-asian="Ricty Diminished1" style:font-size-asian="12pt" style:font-size-complex="12pt"/>
    </style:style>
    <style:style style:name="P212" style:family="paragraph" style:parent-style-name="Figure">
      <style:paragraph-properties fo:text-align="center" style:justify-single-word="false"/>
      <style:text-properties style:font-name="Ricty Diminished1" fo:font-size="12pt" officeooo:rsid="00ed0776" officeooo:paragraph-rsid="01fd831b" style:font-name-asian="Ricty Diminished1" style:font-size-asian="12pt" style:font-size-complex="12pt"/>
    </style:style>
    <style:style style:name="P213" style:family="paragraph" style:parent-style-name="Figure">
      <style:paragraph-properties fo:text-align="center" style:justify-single-word="false"/>
      <style:text-properties style:font-name="Ricty Diminished1" fo:font-size="12pt" officeooo:rsid="00ed0776" officeooo:paragraph-rsid="024ef90a" style:font-name-asian="Ricty Diminished1" style:font-size-asian="12pt" style:font-size-complex="12pt"/>
    </style:style>
    <style:style style:name="P214" style:family="paragraph" style:parent-style-name="Standard">
      <style:text-properties style:font-name="Consolas" style:text-underline-style="none" officeooo:rsid="031b8a37" officeooo:paragraph-rsid="02909fdc"/>
    </style:style>
    <style:style style:name="P215" style:family="paragraph" style:parent-style-name="Standard">
      <style:text-properties style:font-name="Consolas" style:text-underline-style="none" officeooo:rsid="031b8a37" officeooo:paragraph-rsid="02b21e26"/>
    </style:style>
    <style:style style:name="P216" style:family="paragraph" style:parent-style-name="Contents_20_3">
      <style:paragraph-properties>
        <style:tab-stops>
          <style:tab-stop style:position="17.6cm" style:type="right" style:leader-style="dotted" style:leader-text="."/>
        </style:tab-stops>
      </style:paragraph-properties>
    </style:style>
    <style:style style:name="P217" style:family="paragraph" style:parent-style-name="Text_20_body">
      <style:paragraph-properties fo:margin-top="0cm" fo:margin-bottom="0.146cm" loext:contextual-spacing="false"/>
      <style:text-properties style:font-name="Ricty Diminished1" fo:font-size="12pt" style:text-underline-style="none" officeooo:rsid="0018ac79" officeooo:paragraph-rsid="029c0d79" style:font-name-asian="Ricty Diminished1" style:font-size-asian="12pt" style:font-size-complex="12pt"/>
    </style:style>
    <style:style style:name="P218" style:family="paragraph" style:parent-style-name="Text_20_body">
      <style:paragraph-properties fo:margin-top="0cm" fo:margin-bottom="0.146cm" loext:contextual-spacing="false"/>
      <style:text-properties style:font-name="Ricty Diminished1" fo:font-size="12pt" style:text-underline-style="none" officeooo:rsid="0018ac79" officeooo:paragraph-rsid="02a56ddb" style:font-name-asian="Ricty Diminished1" style:font-size-asian="12pt" style:font-size-complex="12pt"/>
    </style:style>
    <style:style style:name="P219" style:family="paragraph" style:parent-style-name="Standard" style:master-page-name="First_20_Page">
      <style:paragraph-properties style:page-number="auto"/>
    </style:style>
    <style:style style:name="P220" style:family="paragraph" style:parent-style-name="Text_20_body">
      <style:text-properties fo:font-style="normal" style:text-underline-style="none" officeooo:rsid="0018ac79" officeooo:paragraph-rsid="00e35374" style:font-style-asian="normal" style:font-style-complex="normal"/>
    </style:style>
    <style:style style:name="P221" style:family="paragraph" style:parent-style-name="Table">
      <style:paragraph-properties fo:text-align="center" style:justify-single-word="false" fo:keep-with-next="always"/>
      <style:text-properties style:font-name="Ricty Diminished1" fo:font-size="12pt" fo:font-style="normal" style:font-name-asian="Ricty Diminished1" style:font-size-asian="12pt" style:font-style-asian="normal" style:font-size-complex="12pt" style:font-style-complex="normal"/>
    </style:style>
    <style:style style:name="P222" style:family="paragraph" style:parent-style-name="Heading_20_1">
      <style:text-properties officeooo:rsid="0063b075" officeooo:paragraph-rsid="0063b075"/>
    </style:style>
    <style:style style:name="P223" style:family="paragraph" style:parent-style-name="Heading_20_1">
      <style:paragraph-properties fo:break-before="page"/>
    </style:style>
    <style:style style:name="P224" style:family="paragraph" style:parent-style-name="Heading_20_1">
      <style:paragraph-properties fo:break-before="page"/>
      <style:text-properties officeooo:rsid="00253f49" officeooo:paragraph-rsid="00253f49"/>
    </style:style>
    <style:style style:name="P225" style:family="paragraph" style:parent-style-name="Heading_20_1">
      <style:paragraph-properties fo:break-before="page"/>
      <style:text-properties officeooo:rsid="02492068" officeooo:paragraph-rsid="02492068"/>
    </style:style>
    <style:style style:name="P226" style:family="paragraph" style:parent-style-name="Heading_20_1">
      <style:paragraph-properties fo:break-before="page"/>
      <style:text-properties officeooo:rsid="00dd8de5" officeooo:paragraph-rsid="00dd8de5"/>
    </style:style>
    <style:style style:name="P227" style:family="paragraph" style:parent-style-name="Heading_20_1">
      <style:paragraph-properties fo:break-before="page"/>
      <style:text-properties officeooo:rsid="02ab9b28" officeooo:paragraph-rsid="02ab9b28"/>
    </style:style>
    <style:style style:name="P228" style:family="paragraph" style:parent-style-name="Heading_20_1">
      <style:paragraph-properties fo:break-before="page"/>
      <style:text-properties officeooo:paragraph-rsid="01fd831b"/>
    </style:style>
    <style:style style:name="P229" style:family="paragraph" style:parent-style-name="Heading_20_2">
      <style:text-properties officeooo:paragraph-rsid="0298b026"/>
    </style:style>
    <style:style style:name="P230" style:family="paragraph" style:parent-style-name="Heading_20_2">
      <style:text-properties officeooo:paragraph-rsid="02a56ddb"/>
    </style:style>
    <style:style style:name="P231" style:family="paragraph" style:parent-style-name="Heading_20_2">
      <style:text-properties officeooo:rsid="00ed0776" officeooo:paragraph-rsid="024ef90a"/>
    </style:style>
    <style:style style:name="P232" style:family="paragraph" style:parent-style-name="Heading_20_2">
      <style:text-properties officeooo:rsid="00ed0776" officeooo:paragraph-rsid="00ed0776"/>
    </style:style>
    <style:style style:name="P233" style:family="paragraph" style:parent-style-name="Heading_20_2">
      <style:text-properties officeooo:rsid="00ed0776" officeooo:paragraph-rsid="01d08bab"/>
    </style:style>
    <style:style style:name="P234" style:family="paragraph" style:parent-style-name="Heading_20_2">
      <style:text-properties officeooo:rsid="00ed0776" officeooo:paragraph-rsid="01fd831b"/>
    </style:style>
    <style:style style:name="P235" style:family="paragraph" style:parent-style-name="Heading_20_2">
      <style:text-properties officeooo:rsid="02ba8b23" officeooo:paragraph-rsid="02ba8b23"/>
    </style:style>
    <style:style style:name="P236" style:family="paragraph" style:parent-style-name="Heading_20_2">
      <style:text-properties officeooo:rsid="02e6066b" officeooo:paragraph-rsid="02e6066b"/>
    </style:style>
    <style:style style:name="P237" style:family="paragraph" style:parent-style-name="Heading_20_3">
      <style:text-properties officeooo:rsid="02a11921" officeooo:paragraph-rsid="02a7701f"/>
    </style:style>
    <style:style style:name="P238" style:family="paragraph" style:parent-style-name="Heading_20_3">
      <style:paragraph-properties fo:break-before="page"/>
      <style:text-properties officeooo:rsid="02a11921" officeooo:paragraph-rsid="02a11921"/>
    </style:style>
    <style:style style:name="P239" style:family="paragraph" style:parent-style-name="Table_20_Contents">
      <style:text-properties style:font-name="Ricty Diminished1" fo:font-size="12pt" officeooo:rsid="016fb9dc" officeooo:paragraph-rsid="018323cb" style:font-name-asian="Ricty Diminished1" style:font-size-asian="12pt" style:font-size-complex="12pt"/>
    </style:style>
    <style:style style:name="P240" style:family="paragraph" style:parent-style-name="Table_20_Contents">
      <style:text-properties style:font-name="Ricty Diminished1" fo:font-size="12pt" officeooo:rsid="016fb9dc" officeooo:paragraph-rsid="01fd831b" style:font-name-asian="Ricty Diminished1" style:font-size-asian="12pt" style:font-size-complex="12pt"/>
    </style:style>
    <style:style style:name="P241" style:family="paragraph" style:parent-style-name="Table_20_Contents">
      <style:text-properties style:font-name="Ricty Diminished1" fo:font-size="12pt" officeooo:rsid="02ede652" officeooo:paragraph-rsid="02ede652" style:font-name-asian="Ricty Diminished1" style:font-size-asian="12pt" style:font-size-complex="12pt"/>
    </style:style>
    <style:style style:name="P242" style:family="paragraph" style:parent-style-name="Table_20_Contents">
      <style:text-properties style:font-name="Ricty Diminished1" fo:font-size="12pt" officeooo:rsid="02f6a28f" officeooo:paragraph-rsid="02f6a28f" style:font-name-asian="Ricty Diminished1" style:font-size-asian="12pt" style:font-size-complex="12pt"/>
    </style:style>
    <style:style style:name="P243" style:family="paragraph" style:parent-style-name="Table_20_Contents">
      <style:text-properties style:font-name="Ricty Diminished1" fo:font-size="12pt" fo:font-style="normal" officeooo:rsid="026066a2" officeooo:paragraph-rsid="026066a2" style:font-name-asian="Ricty Diminished1" style:font-size-asian="12pt" style:font-style-asian="normal" style:font-size-complex="12pt" style:font-style-complex="normal"/>
    </style:style>
    <style:style style:name="P244" style:family="paragraph" style:parent-style-name="Table_20_Contents">
      <style:text-properties style:font-name="Ricty Diminished1" fo:font-size="12pt" fo:font-style="normal" officeooo:rsid="01db900f" officeooo:paragraph-rsid="01db900f" style:font-name-asian="Ricty Diminished1" style:font-size-asian="12pt" style:font-style-asian="normal" style:font-size-complex="12pt" style:font-style-complex="normal"/>
    </style:style>
    <style:style style:name="P245" style:family="paragraph" style:parent-style-name="Table_20_Contents">
      <style:text-properties style:font-name="Ricty Diminished1" fo:font-size="12pt" fo:font-style="normal" officeooo:rsid="014bd2ed" officeooo:paragraph-rsid="02243d94" style:font-name-asian="Ricty Diminished1" style:font-size-asian="12pt" style:font-style-asian="normal" style:font-size-complex="12pt" style:font-style-complex="normal"/>
    </style:style>
    <style:style style:name="P246" style:family="paragraph" style:parent-style-name="Table_20_Contents">
      <style:text-properties style:font-name="Ricty Diminished1" fo:font-size="12pt" fo:font-style="normal" officeooo:rsid="014bd2ed" officeooo:paragraph-rsid="02a8e608" style:font-name-asian="Ricty Diminished1" style:font-size-asian="12pt" style:font-style-asian="normal" style:font-size-complex="12pt" style:font-style-complex="normal"/>
    </style:style>
    <style:style style:name="P247" style:family="paragraph" style:parent-style-name="Table_20_Contents">
      <style:text-properties style:font-name="Ricty Diminished1" fo:font-size="12pt" fo:font-style="normal" style:text-underline-style="none" officeooo:rsid="00f584bd" officeooo:paragraph-rsid="0184b79c" style:font-name-asian="Ricty Diminished1" style:font-size-asian="12pt" style:font-style-asian="normal" style:font-size-complex="12pt" style:font-style-complex="normal"/>
    </style:style>
    <style:style style:name="P248" style:family="paragraph" style:parent-style-name="Table_20_Contents">
      <style:text-properties style:font-name="Ricty Diminished1" fo:font-size="12pt" fo:font-style="normal" style:text-underline-style="none" officeooo:rsid="00f584bd" officeooo:paragraph-rsid="022ca482" style:font-name-asian="Ricty Diminished1" style:font-size-asian="12pt" style:font-style-asian="normal" style:font-size-complex="12pt" style:font-style-complex="normal"/>
    </style:style>
    <style:style style:name="T1" style:family="text">
      <style:text-properties officeooo:rsid="01aef0a4"/>
    </style:style>
    <style:style style:name="T2" style:family="text">
      <style:text-properties officeooo:rsid="01ccad78"/>
    </style:style>
    <style:style style:name="T3" style:family="text">
      <style:text-properties officeooo:rsid="001b28c7"/>
    </style:style>
    <style:style style:name="T4" style:family="text">
      <style:text-properties officeooo:rsid="001ccb0e"/>
    </style:style>
    <style:style style:name="T5" style:family="text">
      <style:text-properties officeooo:rsid="001e5df7"/>
    </style:style>
    <style:style style:name="T6" style:family="text">
      <style:text-properties officeooo:rsid="0027a302"/>
    </style:style>
    <style:style style:name="T7" style:family="text">
      <style:text-properties officeooo:rsid="002a1ac8"/>
    </style:style>
    <style:style style:name="T8" style:family="text">
      <style:text-properties officeooo:rsid="002cb778"/>
    </style:style>
    <style:style style:name="T9" style:family="text">
      <style:text-properties officeooo:rsid="00321aea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6979e6" style:font-style-asian="normal" style:font-style-complex="normal"/>
    </style:style>
    <style:style style:name="T12" style:family="text">
      <style:text-properties fo:font-style="normal" officeooo:rsid="00f1db35" style:font-style-asian="normal" style:font-style-complex="normal"/>
    </style:style>
    <style:style style:name="T13" style:family="text">
      <style:text-properties fo:font-style="normal" officeooo:rsid="01284ca7" style:font-style-asian="normal" style:font-style-complex="normal"/>
    </style:style>
    <style:style style:name="T14" style:family="text">
      <style:text-properties fo:font-style="normal" officeooo:rsid="01bd47db" style:font-style-asian="normal" style:font-style-complex="normal"/>
    </style:style>
    <style:style style:name="T15" style:family="text">
      <style:text-properties fo:font-style="normal" officeooo:rsid="0205ca28" style:font-style-asian="normal" style:font-style-complex="normal"/>
    </style:style>
    <style:style style:name="T16" style:family="text">
      <style:text-properties fo:font-style="normal" officeooo:rsid="0206fb7e" style:font-style-asian="normal" style:font-style-complex="normal"/>
    </style:style>
    <style:style style:name="T17" style:family="text">
      <style:text-properties fo:font-style="normal" officeooo:rsid="0260165f" style:font-style-asian="normal" style:font-style-complex="normal"/>
    </style:style>
    <style:style style:name="T18" style:family="text">
      <style:text-properties fo:font-style="normal" officeooo:rsid="026989f7" style:font-style-asian="normal" style:font-style-complex="normal"/>
    </style:style>
    <style:style style:name="T19" style:family="text">
      <style:text-properties fo:font-style="normal" officeooo:rsid="026f854e" style:font-style-asian="normal" style:font-style-complex="normal"/>
    </style:style>
    <style:style style:name="T20" style:family="text">
      <style:text-properties fo:font-style="normal" officeooo:rsid="0276c1cd" style:font-style-asian="normal" style:font-style-complex="normal"/>
    </style:style>
    <style:style style:name="T21" style:family="text">
      <style:text-properties fo:font-style="normal" officeooo:rsid="02520098" style:font-style-asian="normal" style:font-style-complex="normal"/>
    </style:style>
    <style:style style:name="T22" style:family="text">
      <style:text-properties fo:font-style="normal" officeooo:rsid="024c548a" style:font-style-asian="normal" style:font-style-complex="normal"/>
    </style:style>
    <style:style style:name="T23" style:family="text">
      <style:text-properties fo:font-style="normal" officeooo:rsid="02789a77" style:font-style-asian="normal" style:font-style-complex="normal"/>
    </style:style>
    <style:style style:name="T24" style:family="text">
      <style:text-properties fo:font-style="normal" officeooo:rsid="01e1f1d1" style:font-style-asian="normal" style:font-style-complex="normal"/>
    </style:style>
    <style:style style:name="T25" style:family="text">
      <style:text-properties fo:font-style="normal" officeooo:rsid="0202a738" style:font-style-asian="normal" style:font-style-complex="normal"/>
    </style:style>
    <style:style style:name="T26" style:family="text">
      <style:text-properties fo:font-style="normal" officeooo:rsid="02041536" style:font-style-asian="normal" style:font-style-complex="normal"/>
    </style:style>
    <style:style style:name="T27" style:family="text">
      <style:text-properties fo:font-style="normal" officeooo:rsid="0287a490" style:font-style-asian="normal" style:font-style-complex="normal"/>
    </style:style>
    <style:style style:name="T28" style:family="text">
      <style:text-properties fo:font-style="normal" officeooo:rsid="028c1961" style:font-style-asian="normal" style:font-style-complex="normal"/>
    </style:style>
    <style:style style:name="T29" style:family="text">
      <style:text-properties fo:font-style="normal" officeooo:rsid="0270994b" style:font-style-asian="normal" style:font-style-complex="normal"/>
    </style:style>
    <style:style style:name="T30" style:family="text">
      <style:text-properties fo:font-style="normal" officeooo:rsid="02e36bf7" style:font-style-asian="normal" style:font-style-complex="normal"/>
    </style:style>
    <style:style style:name="T31" style:family="text">
      <style:text-properties fo:font-style="normal" style:text-underline-style="none" officeooo:rsid="00e53112" style:font-style-asian="normal" style:font-style-complex="normal"/>
    </style:style>
    <style:style style:name="T32" style:family="text">
      <style:text-properties fo:font-style="normal" style:text-underline-style="none" officeooo:rsid="00e4d296" style:font-style-asian="normal" style:font-style-complex="normal"/>
    </style:style>
    <style:style style:name="T33" style:family="text">
      <style:text-properties fo:font-style="normal" style:text-underline-style="none" officeooo:rsid="00df2e1c" style:font-style-asian="normal" style:font-style-complex="normal"/>
    </style:style>
    <style:style style:name="T34" style:family="text">
      <style:text-properties fo:font-style="normal" style:text-underline-style="none" officeooo:rsid="00f0c6df" style:font-style-asian="normal" style:font-style-complex="normal"/>
    </style:style>
    <style:style style:name="T35" style:family="text">
      <style:text-properties fo:font-style="normal" style:text-underline-style="none" officeooo:rsid="016fb9dc" style:font-style-asian="normal" style:font-style-complex="normal"/>
    </style:style>
    <style:style style:name="T36" style:family="text">
      <style:text-properties fo:font-style="normal" style:text-underline-style="none" officeooo:rsid="027a5130" style:font-style-asian="normal" style:font-style-complex="normal"/>
    </style:style>
    <style:style style:name="T37" style:family="text">
      <style:text-properties fo:font-style="normal" style:text-underline-style="none" officeooo:rsid="0256f258" style:font-style-asian="normal" style:font-style-complex="normal"/>
    </style:style>
    <style:style style:name="T38" style:family="text">
      <style:text-properties fo:font-style="normal" style:text-underline-style="none" officeooo:rsid="027df1bf" style:font-style-asian="normal" style:font-style-complex="normal"/>
    </style:style>
    <style:style style:name="T39" style:family="text">
      <style:text-properties fo:font-style="normal" style:text-underline-style="none" officeooo:rsid="02824b41" style:font-style-asian="normal" style:font-style-complex="normal"/>
    </style:style>
    <style:style style:name="T40" style:family="text">
      <style:text-properties fo:font-style="normal" style:text-underline-style="none" officeooo:rsid="02896635" style:font-style-asian="normal" style:font-style-complex="normal"/>
    </style:style>
    <style:style style:name="T41" style:family="text">
      <style:text-properties officeooo:rsid="004229a0"/>
    </style:style>
    <style:style style:name="T42" style:family="text">
      <style:text-properties officeooo:rsid="0042cd78"/>
    </style:style>
    <style:style style:name="T43" style:family="text">
      <style:text-properties officeooo:rsid="0054456a"/>
    </style:style>
    <style:style style:name="T44" style:family="text">
      <style:text-properties officeooo:rsid="005d4313"/>
    </style:style>
    <style:style style:name="T45" style:family="text">
      <style:text-properties officeooo:rsid="00647560"/>
    </style:style>
    <style:style style:name="T46" style:family="text">
      <style:text-properties officeooo:rsid="0064ed8d"/>
    </style:style>
    <style:style style:name="T47" style:family="text">
      <style:text-properties officeooo:rsid="006979e6"/>
    </style:style>
    <style:style style:name="T48" style:family="text">
      <style:text-properties officeooo:rsid="007146ce"/>
    </style:style>
    <style:style style:name="T49" style:family="text">
      <style:text-properties officeooo:rsid="00776ac1"/>
    </style:style>
    <style:style style:name="T50" style:family="text">
      <style:text-properties officeooo:rsid="009cffe1"/>
    </style:style>
    <style:style style:name="T51" style:family="text">
      <style:text-properties style:text-underline-style="none" officeooo:rsid="005d4313"/>
    </style:style>
    <style:style style:name="T52" style:family="text">
      <style:text-properties style:text-underline-style="none" officeooo:rsid="00df2e1c"/>
    </style:style>
    <style:style style:name="T53" style:family="text">
      <style:text-properties style:text-underline-style="none" officeooo:rsid="00e087e1"/>
    </style:style>
    <style:style style:name="T54" style:family="text">
      <style:text-properties style:text-underline-style="none" officeooo:rsid="009cffe1"/>
    </style:style>
    <style:style style:name="T55" style:family="text">
      <style:text-properties style:text-underline-style="none" officeooo:rsid="016fb9dc"/>
    </style:style>
    <style:style style:name="T56" style:family="text">
      <style:text-properties style:text-underline-style="none" officeooo:rsid="01c1a501"/>
    </style:style>
    <style:style style:name="T57" style:family="text">
      <style:text-properties style:text-underline-style="none" officeooo:rsid="01e7ad45"/>
    </style:style>
    <style:style style:name="T58" style:family="text">
      <style:text-properties style:text-underline-style="none" officeooo:rsid="022efc02"/>
    </style:style>
    <style:style style:name="T59" style:family="text">
      <style:text-properties style:text-underline-style="none" officeooo:rsid="0250479b"/>
    </style:style>
    <style:style style:name="T60" style:family="text">
      <style:text-properties style:text-underline-style="none" officeooo:rsid="026cb153"/>
    </style:style>
    <style:style style:name="T61" style:family="text">
      <style:text-properties style:text-underline-style="none" officeooo:rsid="02907a34"/>
    </style:style>
    <style:style style:name="T62" style:family="text">
      <style:text-properties style:text-underline-style="none" officeooo:rsid="02840544"/>
    </style:style>
    <style:style style:name="T63" style:family="text">
      <style:text-properties style:text-underline-style="none" officeooo:rsid="008a49ca"/>
    </style:style>
    <style:style style:name="T64" style:family="text">
      <style:text-properties style:text-underline-style="none" officeooo:rsid="0129b3f4"/>
    </style:style>
    <style:style style:name="T65" style:family="text">
      <style:text-properties style:text-underline-style="none" officeooo:rsid="01262d33"/>
    </style:style>
    <style:style style:name="T66" style:family="text">
      <style:text-properties style:text-underline-style="none" officeooo:rsid="02b21e26"/>
    </style:style>
    <style:style style:name="T67" style:family="text">
      <style:text-properties officeooo:rsid="00d3c5d5"/>
    </style:style>
    <style:style style:name="T68" style:family="text">
      <style:text-properties officeooo:rsid="00e087e1"/>
    </style:style>
    <style:style style:name="T69" style:family="text">
      <style:text-properties officeooo:rsid="00e35374"/>
    </style:style>
    <style:style style:name="T70" style:family="text">
      <style:text-properties officeooo:rsid="00f1db35"/>
    </style:style>
    <style:style style:name="T71" style:family="text">
      <style:text-properties officeooo:rsid="01284ca7"/>
    </style:style>
    <style:style style:name="T72" style:family="text">
      <style:text-properties officeooo:rsid="012d32e6"/>
    </style:style>
    <style:style style:name="T73" style:family="text">
      <style:text-properties officeooo:rsid="012ed0ff"/>
    </style:style>
    <style:style style:name="T74" style:family="text">
      <style:text-properties officeooo:rsid="0170ed63"/>
    </style:style>
    <style:style style:name="T75" style:family="text">
      <style:text-properties officeooo:rsid="01761da0"/>
    </style:style>
    <style:style style:name="T76" style:family="text">
      <style:text-properties officeooo:rsid="0184b79c"/>
    </style:style>
    <style:style style:name="T77" style:family="text">
      <style:text-properties officeooo:rsid="01b73a9f"/>
    </style:style>
    <style:style style:name="T78" style:family="text">
      <style:text-properties officeooo:rsid="01b9f31f"/>
    </style:style>
    <style:style style:name="T79" style:family="text">
      <style:text-properties officeooo:rsid="01bac21e"/>
    </style:style>
    <style:style style:name="T80" style:family="text">
      <style:text-properties officeooo:rsid="01c050d3"/>
    </style:style>
    <style:style style:name="T81" style:family="text">
      <style:text-properties officeooo:rsid="01c1a501"/>
    </style:style>
    <style:style style:name="T82" style:family="text">
      <style:text-properties officeooo:rsid="01c485f3"/>
    </style:style>
    <style:style style:name="T83" style:family="text">
      <style:text-properties officeooo:rsid="01c65435"/>
    </style:style>
    <style:style style:name="T84" style:family="text">
      <style:text-properties officeooo:rsid="01c73075"/>
    </style:style>
    <style:style style:name="T85" style:family="text">
      <style:text-properties officeooo:rsid="01cb94b1"/>
    </style:style>
    <style:style style:name="T86" style:family="text">
      <style:text-properties officeooo:rsid="01e1f1d1"/>
    </style:style>
    <style:style style:name="T87" style:family="text">
      <style:text-properties officeooo:rsid="01d3ba07"/>
    </style:style>
    <style:style style:name="T88" style:family="text">
      <style:text-properties officeooo:rsid="01d5a080"/>
    </style:style>
    <style:style style:name="T89" style:family="text">
      <style:text-properties officeooo:rsid="01d6f2c7"/>
    </style:style>
    <style:style style:name="T90" style:family="text">
      <style:text-properties officeooo:rsid="01db900f"/>
    </style:style>
    <style:style style:name="T91" style:family="text">
      <style:text-properties officeooo:rsid="01e2a7a6"/>
    </style:style>
    <style:style style:name="T92" style:family="text">
      <style:text-properties officeooo:rsid="01e60b85"/>
    </style:style>
    <style:style style:name="T93" style:family="text">
      <style:text-properties officeooo:rsid="01e67a6d"/>
    </style:style>
    <style:style style:name="T94" style:family="text">
      <style:text-properties officeooo:rsid="01e72b5c"/>
    </style:style>
    <style:style style:name="T95" style:family="text">
      <style:text-properties officeooo:rsid="01e7ad45"/>
    </style:style>
    <style:style style:name="T96" style:family="text">
      <style:text-properties fo:font-style="italic" officeooo:rsid="00f1db35" style:font-style-asian="italic" style:font-style-complex="italic"/>
    </style:style>
    <style:style style:name="T97" style:family="text">
      <style:text-properties fo:font-style="italic" officeooo:rsid="025abbec" style:font-style-asian="italic" style:font-style-complex="italic"/>
    </style:style>
    <style:style style:name="T98" style:family="text">
      <style:text-properties officeooo:rsid="01fd831b"/>
    </style:style>
    <style:style style:name="T99" style:family="text">
      <style:text-properties officeooo:rsid="0202a738"/>
    </style:style>
    <style:style style:name="T100" style:family="text">
      <style:text-properties officeooo:rsid="02041536"/>
    </style:style>
    <style:style style:name="T101" style:family="text">
      <style:text-properties style:font-name="Ricty Diminished1" fo:font-size="12pt" style:font-name-asian="Ricty Diminished1" style:font-size-asian="12pt" style:font-size-complex="12pt"/>
    </style:style>
    <style:style style:name="T102" style:family="text">
      <style:text-properties style:font-name="Ricty Diminished1" fo:font-size="12pt" officeooo:rsid="02fc803d" style:font-name-asian="Ricty Diminished1" style:font-size-asian="12pt" style:font-size-complex="12pt"/>
    </style:style>
    <style:style style:name="T103" style:family="text">
      <style:text-properties style:font-name="Ricty Diminished1" fo:font-size="12pt" officeooo:rsid="01ee27ae" style:font-name-asian="Ricty Diminished1" style:font-size-asian="12pt" style:font-size-complex="12pt"/>
    </style:style>
    <style:style style:name="T104" style:family="text">
      <style:text-properties style:font-name="Ricty Diminished1" fo:font-size="12pt" officeooo:rsid="02a1a02c" style:font-name-asian="Ricty Diminished1" style:font-size-asian="12pt" style:font-size-complex="12pt"/>
    </style:style>
    <style:style style:name="T105" style:family="text">
      <style:text-properties style:font-name="Ricty Diminished1" fo:font-size="12pt" officeooo:rsid="02a56ddb" style:font-name-asian="Ricty Diminished1" style:font-size-asian="12pt" style:font-size-complex="12pt"/>
    </style:style>
    <style:style style:name="T106" style:family="text">
      <style:text-properties style:font-name="Ricty Diminished1" fo:font-size="12pt" fo:font-style="normal" style:font-name-asian="Ricty Diminished1" style:font-size-asian="12pt" style:font-style-asian="normal" style:font-size-complex="12pt" style:font-style-complex="normal"/>
    </style:style>
    <style:style style:name="T107" style:family="text">
      <style:text-properties style:font-name="Ricty Diminished1" fo:font-size="12pt" fo:font-style="normal" officeooo:rsid="02cda94a" style:font-name-asian="Ricty Diminished1" style:font-size-asian="12pt" style:font-style-asian="normal" style:font-size-complex="12pt" style:font-style-complex="normal"/>
    </style:style>
    <style:style style:name="T108" style:family="text">
      <style:text-properties style:font-name="Ricty Diminished1" fo:font-size="12pt" fo:font-style="normal" officeooo:rsid="02cd2b2d" style:font-name-asian="Ricty Diminished1" style:font-size-asian="12pt" style:font-style-asian="normal" style:font-size-complex="12pt" style:font-style-complex="normal"/>
    </style:style>
    <style:style style:name="T109" style:family="text">
      <style:text-properties style:font-name="Ricty Diminished1" fo:font-size="12pt" fo:font-style="normal" officeooo:rsid="02c17f8c" style:font-name-asian="Ricty Diminished1" style:font-size-asian="12pt" style:font-style-asian="normal" style:font-size-complex="12pt" style:font-style-complex="normal"/>
    </style:style>
    <style:style style:name="T110" style:family="text">
      <style:text-properties style:font-name="Ricty Diminished1" fo:font-size="12pt" fo:font-style="normal" officeooo:rsid="02c635e4" style:font-name-asian="Ricty Diminished1" style:font-size-asian="12pt" style:font-style-asian="normal" style:font-size-complex="12pt" style:font-style-complex="normal"/>
    </style:style>
    <style:style style:name="T111" style:family="text">
      <style:text-properties style:font-name="Ricty Diminished1" fo:font-size="12pt" fo:font-style="normal" officeooo:rsid="02c6aa65" style:font-name-asian="Ricty Diminished1" style:font-size-asian="12pt" style:font-style-asian="normal" style:font-size-complex="12pt" style:font-style-complex="normal"/>
    </style:style>
    <style:style style:name="T112" style:family="text">
      <style:text-properties style:font-name="Ricty Diminished1" fo:font-size="12pt" fo:font-style="normal" officeooo:rsid="02cf217a" style:font-name-asian="Ricty Diminished1" style:font-size-asian="12pt" style:font-style-asian="normal" style:font-size-complex="12pt" style:font-style-complex="normal"/>
    </style:style>
    <style:style style:name="T113" style:family="text">
      <style:text-properties style:font-name="Ricty Diminished1" fo:font-size="12pt" fo:font-style="normal" officeooo:rsid="02ce8394" style:font-name-asian="Ricty Diminished1" style:font-size-asian="12pt" style:font-style-asian="normal" style:font-size-complex="12pt" style:font-style-complex="normal"/>
    </style:style>
    <style:style style:name="T114" style:family="text">
      <style:text-properties style:font-name="Ricty Diminished1" fo:font-size="12pt" fo:font-style="normal" officeooo:rsid="02cdd212" style:font-name-asian="Ricty Diminished1" style:font-size-asian="12pt" style:font-style-asian="normal" style:font-size-complex="12pt" style:font-style-complex="normal"/>
    </style:style>
    <style:style style:name="T115" style:family="text">
      <style:text-properties officeooo:rsid="021f0a27"/>
    </style:style>
    <style:style style:name="T116" style:family="text">
      <style:text-properties officeooo:rsid="0220818e"/>
    </style:style>
    <style:style style:name="T117" style:family="text">
      <style:text-properties officeooo:rsid="0221bc02"/>
    </style:style>
    <style:style style:name="T118" style:family="text">
      <style:text-properties officeooo:rsid="022ca482"/>
    </style:style>
    <style:style style:name="T119" style:family="text">
      <style:text-properties officeooo:rsid="022efc02"/>
    </style:style>
    <style:style style:name="T120" style:family="text">
      <style:text-properties officeooo:rsid="023dccff"/>
    </style:style>
    <style:style style:name="T121" style:family="text">
      <style:text-properties officeooo:rsid="0243fcce"/>
    </style:style>
    <style:style style:name="T122" style:family="text">
      <style:text-properties officeooo:rsid="024c548a"/>
    </style:style>
    <style:style style:name="T123" style:family="text">
      <style:text-properties officeooo:rsid="024c66ed"/>
    </style:style>
    <style:style style:name="T124" style:family="text">
      <style:text-properties officeooo:rsid="024de8a0"/>
    </style:style>
    <style:style style:name="T125" style:family="text">
      <style:text-properties officeooo:rsid="024ef90a"/>
    </style:style>
    <style:style style:name="T126" style:family="text">
      <style:text-properties officeooo:rsid="02520098"/>
    </style:style>
    <style:style style:name="T127" style:family="text">
      <style:text-properties officeooo:rsid="0252f062"/>
    </style:style>
    <style:style style:name="T128" style:family="text">
      <style:text-properties officeooo:rsid="02539673"/>
    </style:style>
    <style:style style:name="T129" style:family="text">
      <style:text-properties officeooo:rsid="0258ad97"/>
    </style:style>
    <style:style style:name="T130" style:family="text">
      <style:text-properties officeooo:rsid="025abbec"/>
    </style:style>
    <style:style style:name="T131" style:family="text">
      <style:text-properties officeooo:rsid="025c07fe"/>
    </style:style>
    <style:style style:name="T132" style:family="text">
      <style:text-properties officeooo:rsid="025dc7f3"/>
    </style:style>
    <style:style style:name="T133" style:family="text">
      <style:text-properties officeooo:rsid="025ef569"/>
    </style:style>
    <style:style style:name="T134" style:family="text">
      <style:text-properties officeooo:rsid="0260165f"/>
    </style:style>
    <style:style style:name="T135" style:family="text">
      <style:text-properties officeooo:rsid="0261ceb6"/>
    </style:style>
    <style:style style:name="T136" style:family="text">
      <style:text-properties officeooo:rsid="026989f7"/>
    </style:style>
    <style:style style:name="T137" style:family="text">
      <style:text-properties officeooo:rsid="026cb153"/>
    </style:style>
    <style:style style:name="T138" style:family="text">
      <style:text-properties officeooo:rsid="026f854e"/>
    </style:style>
    <style:style style:name="T139" style:family="text">
      <style:text-properties officeooo:rsid="027ca1d1"/>
    </style:style>
    <style:style style:name="T140" style:family="text">
      <style:text-properties officeooo:rsid="02806ead"/>
    </style:style>
    <style:style style:name="T141" style:family="text">
      <style:text-properties officeooo:rsid="0284ff65"/>
    </style:style>
    <style:style style:name="T142" style:family="text">
      <style:text-properties officeooo:rsid="028568fe"/>
    </style:style>
    <style:style style:name="T143" style:family="text">
      <style:text-properties officeooo:rsid="0285e2d3"/>
    </style:style>
    <style:style style:name="T144" style:family="text">
      <style:text-properties officeooo:rsid="028ade96"/>
    </style:style>
    <style:style style:name="T145" style:family="text">
      <style:text-properties officeooo:rsid="0293c833"/>
    </style:style>
    <style:style style:name="T146" style:family="text">
      <style:text-properties officeooo:rsid="02945d91"/>
    </style:style>
    <style:style style:name="T147" style:family="text">
      <style:text-properties officeooo:rsid="0296231a"/>
    </style:style>
    <style:style style:name="T148" style:family="text">
      <style:text-properties officeooo:rsid="02976d40"/>
    </style:style>
    <style:style style:name="T149" style:family="text">
      <style:text-properties officeooo:rsid="0298b026"/>
    </style:style>
    <style:style style:name="T150" style:family="text">
      <style:text-properties officeooo:rsid="02840544"/>
    </style:style>
    <style:style style:name="T151" style:family="text">
      <style:text-properties officeooo:rsid="0129b3f4"/>
    </style:style>
    <style:style style:name="T152" style:family="text">
      <style:text-properties officeooo:rsid="01262d33"/>
    </style:style>
    <style:style style:name="T153" style:family="text">
      <style:text-properties officeooo:rsid="05f72aeb"/>
    </style:style>
    <style:style style:name="T154" style:family="text">
      <style:text-properties officeooo:rsid="0084a7fa"/>
    </style:style>
    <style:style style:name="T155" style:family="text">
      <style:text-properties officeooo:rsid="031fcb68"/>
    </style:style>
    <style:style style:name="T156" style:family="text">
      <style:text-properties officeooo:rsid="029fec8f"/>
    </style:style>
    <style:style style:name="T157" style:family="text">
      <style:text-properties officeooo:rsid="05c39baf"/>
    </style:style>
    <style:style style:name="T158" style:family="text">
      <style:text-properties officeooo:rsid="039dd37d"/>
    </style:style>
    <style:style style:name="T159" style:family="text">
      <style:text-properties officeooo:rsid="019fbf78"/>
    </style:style>
    <style:style style:name="T160" style:family="text">
      <style:text-properties officeooo:rsid="02a39a78"/>
    </style:style>
    <style:style style:name="T161" style:family="text">
      <style:text-properties officeooo:rsid="02a56ddb"/>
    </style:style>
    <style:style style:name="T162" style:family="text">
      <style:text-properties officeooo:rsid="02a5dc77"/>
    </style:style>
    <style:style style:name="T163" style:family="text">
      <style:text-properties officeooo:rsid="02a8e608"/>
    </style:style>
    <style:style style:name="T164" style:family="text">
      <style:text-properties officeooo:rsid="02a9cc60"/>
    </style:style>
    <style:style style:name="T165" style:family="text">
      <style:text-properties officeooo:rsid="02ad6395"/>
    </style:style>
    <style:style style:name="T166" style:family="text">
      <style:text-properties officeooo:rsid="02af4211"/>
    </style:style>
    <style:style style:name="T167" style:family="text">
      <style:text-properties officeooo:rsid="02b21e26"/>
    </style:style>
    <style:style style:name="T168" style:family="text">
      <style:text-properties officeooo:rsid="02b48d33"/>
    </style:style>
    <style:style style:name="T169" style:family="text">
      <style:text-properties officeooo:rsid="02b4f543"/>
    </style:style>
    <style:style style:name="T170" style:family="text">
      <style:text-properties officeooo:rsid="02b54133"/>
    </style:style>
    <style:style style:name="T171" style:family="text">
      <style:text-properties officeooo:rsid="02b63f36"/>
    </style:style>
    <style:style style:name="T172" style:family="text">
      <style:text-properties officeooo:rsid="02bc3f71"/>
    </style:style>
    <style:style style:name="T173" style:family="text">
      <style:text-properties officeooo:rsid="02bc6c7e"/>
    </style:style>
    <style:style style:name="T174" style:family="text">
      <style:text-properties officeooo:rsid="02bf04fe"/>
    </style:style>
    <style:style style:name="T175" style:family="text">
      <style:text-properties officeooo:rsid="02c0908c"/>
    </style:style>
    <style:style style:name="T176" style:family="text">
      <style:text-properties officeooo:rsid="02c2c40b"/>
    </style:style>
    <style:style style:name="T177" style:family="text">
      <style:text-properties officeooo:rsid="02c2eec2"/>
    </style:style>
    <style:style style:name="T178" style:family="text">
      <style:text-properties officeooo:rsid="02c3ffef"/>
    </style:style>
    <style:style style:name="T179" style:family="text">
      <style:text-properties officeooo:rsid="02c5a68f"/>
    </style:style>
    <style:style style:name="T180" style:family="text">
      <style:text-properties officeooo:rsid="02ca5f14"/>
    </style:style>
    <style:style style:name="T181" style:family="text">
      <style:text-properties officeooo:rsid="02cfd9f0"/>
    </style:style>
    <style:style style:name="T182" style:family="text">
      <style:text-properties officeooo:rsid="02d152bc"/>
    </style:style>
    <style:style style:name="T183" style:family="text">
      <style:text-properties officeooo:rsid="02d420bc"/>
    </style:style>
    <style:style style:name="T184" style:family="text">
      <style:text-properties officeooo:rsid="02d56b31"/>
    </style:style>
    <style:style style:name="T185" style:family="text">
      <style:text-properties officeooo:rsid="02d84978"/>
    </style:style>
    <style:style style:name="T186" style:family="text">
      <style:text-properties officeooo:rsid="02dabcd0"/>
    </style:style>
    <style:style style:name="T187" style:family="text">
      <style:text-properties officeooo:rsid="02dd082f"/>
    </style:style>
    <style:style style:name="T188" style:family="text">
      <style:text-properties officeooo:rsid="02e0e2a3"/>
    </style:style>
    <style:style style:name="T189" style:family="text">
      <style:text-properties officeooo:rsid="02e102da"/>
    </style:style>
    <style:style style:name="T190" style:family="text">
      <style:text-properties officeooo:rsid="02e6066b"/>
    </style:style>
    <style:style style:name="T191" style:family="text">
      <style:text-properties officeooo:rsid="02eb9813"/>
    </style:style>
    <style:style style:name="T192" style:family="text">
      <style:text-properties officeooo:rsid="02efc4e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フォーム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prefix_class"/>
      </text:variable-decls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21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pan text:style-name="T4">Functional</text:span> Design</text:p>
      <text:p text:style-name="P119"/>
      <text:p text:style-name="P189"><text:title>sco_bas</text:title></text:p>
      <text:p text:style-name="P120"/>
      <text:p text:style-name="P120"/>
      <text:p text:style-name="P121">Python package<text:span text:style-name="T5"> </text:span>for<text:span text:style-name="T5"> </text:span><text:span text:style-name="T78">basics</text:span><text:span text:style-name="T77">.</text:span></text:p>
      <text:p text:style-name="Text_20_body"/>
      <text:p text:style-name="P120"/>
      <text:p text:style-name="Title"/>
      <text:p text:style-name="P3"><text:span text:style-name="T3">Revision </text:span>History</text:p>
      <table:table table:name="表1" table:style-name="表1">
        <table:table-column table:style-name="表1.A"/>
        <table:table-column table:style-name="表1.B"/>
        <table:table-column table:style-name="表1.C"/>
        <table:table-row table:style-name="TableLine94833627056272">
          <table:table-cell table:style-name="表1.A1" office:value-type="string">
            <text:p text:style-name="P6">Rev.</text:p>
          </table:table-cell>
          <table:table-cell table:style-name="表1.A1" office:value-type="string">
            <text:p text:style-name="P7">Comment</text:p>
          </table:table-cell>
          <table:table-cell table:style-name="表1.C1" office:value-type="string">
            <text:p text:style-name="P8">Author</text:p>
          </table:table-cell>
        </table:table-row>
        <table:table-row table:style-name="TableLine94833627076400">
          <table:table-cell table:style-name="表1.A2" office:value-type="string">
            <text:p text:style-name="P6"/>
          </table:table-cell>
          <table:table-cell table:style-name="表1.A2" office:value-type="string">
            <text:p text:style-name="P6"/>
          </table:table-cell>
          <table:table-cell table:style-name="表1.C2" office:value-type="string">
            <text:p text:style-name="P6"/>
          </table:table-cell>
        </table:table-row>
        <table:table-row table:style-name="TableLine94833627078592">
          <table:table-cell table:style-name="表1.A2" office:value-type="string">
            <text:p text:style-name="P6"/>
          </table:table-cell>
          <table:table-cell table:style-name="表1.A2" office:value-type="string">
            <text:p text:style-name="P6"/>
          </table:table-cell>
          <table:table-cell table:style-name="表1.C2" office:value-type="string">
            <text:p text:style-name="P6"/>
          </table:table-cell>
        </table:table-row>
        <table:table-row table:style-name="TableLine94833627079392">
          <table:table-cell table:style-name="表1.A2" office:value-type="string">
            <text:p text:style-name="Table_20_Contents"/>
          </table:table-cell>
          <table:table-cell table:style-name="表1.A2" office:value-type="string">
            <text:p text:style-name="P6"/>
          </table:table-cell>
          <table:table-cell table:style-name="表1.C2" office:value-type="string">
            <text:p text:style-name="P6"/>
          </table:table-cell>
        </table:table-row>
      </table:table>
      <text:p text:style-name="P120"/>
      <text:p text:style-name="P122"/>
      <text:table-of-content text:style-name="Sect1" text:protected="true" text:name="目次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1_Head">
            <text:p text:style-name="P4">Table of Contents</text:p>
          </text:index-title>
          <text:p text:style-name="P191"><text:a xlink:type="simple" xlink:href="#__RefHeading___Toc1356_1410904572" text:style-name="Index_20_Link" text:visited-style-name="Index_20_Link">1 Introduction<text:tab/>4</text:a></text:p>
          <text:p text:style-name="P191"><text:a xlink:type="simple" xlink:href="#__RefHeading___Toc1358_1410904572" text:style-name="Index_20_Link" text:visited-style-name="Index_20_Link">2 Contents<text:tab/>4</text:a></text:p>
          <text:p text:style-name="P191"><text:a xlink:type="simple" xlink:href="#__RefHeading___Toc9122_1761174164" text:style-name="Index_20_Link" text:visited-style-name="Index_20_Link">3 sco_def.py<text:tab/>5</text:a></text:p>
          <text:p text:style-name="P192"><text:a xlink:type="simple" xlink:href="#__RefHeading___Toc10376_1761174164" text:style-name="Index_20_Link" text:visited-style-name="Index_20_Link">3.1 SCO_MODULE_NAME_MAIN<text:tab/>5</text:a></text:p>
          <text:p text:style-name="P192"><text:a xlink:type="simple" xlink:href="#__RefHeading___Toc17241_278691786" text:style-name="Index_20_Link" text:visited-style-name="Index_20_Link">3.2 Sco_int<text:tab/>5</text:a></text:p>
          <text:p text:style-name="P216"><text:a xlink:type="simple" xlink:href="#__RefHeading___Toc15231_278691786" text:style-name="Index_20_Link" text:visited-style-name="Index_20_Link">3.2.1 __init__<text:tab/>6</text:a></text:p>
          <text:p text:style-name="P192"><text:a xlink:type="simple" xlink:href="#__RefHeading___Toc17243_278691786" text:style-name="Index_20_Link" text:visited-style-name="Index_20_Link">3.3 Sco_str<text:tab/>6</text:a></text:p>
          <text:p text:style-name="P216"><text:a xlink:type="simple" xlink:href="#__RefHeading___Toc16970_278691786" text:style-name="Index_20_Link" text:visited-style-name="Index_20_Link">3.3.1 __init__<text:tab/>6</text:a></text:p>
          <text:p text:style-name="P191"><text:a xlink:type="simple" xlink:href="#__RefHeading___Toc1499_3581109308" text:style-name="Index_20_Link" text:visited-style-name="Index_20_Link">4 ScoEnum.py<text:tab/>7</text:a></text:p>
          <text:p text:style-name="P192"><text:a xlink:type="simple" xlink:href="#__RefHeading___Toc4301_7311029192" text:style-name="Index_20_Link" text:visited-style-name="Index_20_Link">4.1 ScoEnum<text:tab/>7</text:a></text:p>
          <text:p text:style-name="P191"><text:a xlink:type="simple" xlink:href="#__RefHeading___Toc4299_731102919" text:style-name="Index_20_Link" text:visited-style-name="Index_20_Link">5 ScoRc.py<text:tab/>8</text:a></text:p>
          <text:p text:style-name="P192"><text:a xlink:type="simple" xlink:href="#__RefHeading___Toc4301_731102919" text:style-name="Index_20_Link" text:visited-style-name="Index_20_Link">5.1 ScoRc<text:tab/>8</text:a></text:p>
          <text:p text:style-name="P191"><text:a xlink:type="simple" xlink:href="#__RefHeading___Toc3637_2655406443" text:style-name="Index_20_Link" text:visited-style-name="Index_20_Link">6 sco_bltin.py<text:tab/>9</text:a></text:p>
          <text:p text:style-name="P192"><text:a xlink:type="simple" xlink:href="#__RefHeading___Toc9104_2655406443" text:style-name="Index_20_Link" text:visited-style-name="Index_20_Link">6.1 sco_module_eval<text:tab/>9</text:a></text:p>
          <text:p text:style-name="P192"><text:a xlink:type="simple" xlink:href="#__RefHeading___Toc3168_1952607967" text:style-name="Index_20_Link" text:visited-style-name="Index_20_Link">6.2 sco_eval<text:tab/>9</text:a></text:p>
          <text:p text:style-name="P191"><text:a xlink:type="simple" xlink:href="#__RefHeading___Toc5002_1761174164" text:style-name="Index_20_Link" text:visited-style-name="Index_20_Link">7 ScoEzodfCellValueType.py<text:tab/>10</text:a></text:p>
          <text:p text:style-name="P192"><text:a xlink:type="simple" xlink:href="#__RefHeading___Toc4301_7311029191" text:style-name="Index_20_Link" text:visited-style-name="Index_20_Link">7.1 ScoEzodfCellValueType<text:tab/>10</text:a></text:p>
          <text:p text:style-name="P191"><text:a xlink:type="simple" xlink:href="#__RefHeading___Toc6385_3861856767" text:style-name="Index_20_Link" text:visited-style-name="Index_20_Link">8 ScoEzodfCellSpan.py<text:tab/>11</text:a></text:p>
          <text:p text:style-name="P192"><text:a xlink:type="simple" xlink:href="#__RefHeading___Toc4301_73110291911" text:style-name="Index_20_Link" text:visited-style-name="Index_20_Link">8.1 ScoEzodfCellSpan<text:tab/>11</text:a></text:p>
        </text:index-body>
      </text:table-of-content>
      <text:p text:style-name="P190"/>
      <text:h text:style-name="P224" text:outline-level="1"><text:bookmark-start text:name="__RefHeading___Toc1356_1410904572"/>Introduction<text:bookmark-end text:name="__RefHeading___Toc1356_1410904572"/></text:h>
      <text:p text:style-name="P123"><text:span text:style-name="T6"><text:s/></text:span>This is a functional design document for <text:span text:style-name="T46">P</text:span><text:span text:style-name="T7">ython package </text:span><text:span text:style-name="T7"><text:title>sco_bas</text:title></text:span>.<text:span text:style-name="T45"> </text:span><text:span text:style-name="T7"><text:title>sco_bas</text:title></text:span><text:span text:style-name="T45"><text:s/></text:span><text:span text:style-name="T79">d</text:span><text:span text:style-name="T45">efine basic constants, </text:span><text:span text:style-name="T115">classes</text:span><text:span text:style-name="T45"> and functions.</text:span><text:span text:style-name="T47"> </text:span><text:span text:style-name="T50">Table </text:span><text:span text:style-name="T47"><text:sequence-ref text:reference-format="category-and-value" text:ref-name="refTable0">1.1</text:sequence-ref></text:span><text:span text:style-name="T47"><text:s/>shows p</text:span><text:span text:style-name="T11">ackage to use</text:span><text:span text:style-name="T14"> besides built-in packages</text:span><text:span text:style-name="T11">.</text:span></text:p>
      <text:p text:style-name="P196">Table <text:sequence text:ref-name="refTable0" text:name="Table" text:formula="ooow:Table+1" style:num-format="1">1.1</text:sequence>: Package to use<text:span text:style-name="T47">.</text:span></text:p>
      <table:table table:name="表3" table:style-name="表3">
        <table:table-column table:style-name="表3.A"/>
        <table:table-column table:style-name="表3.B"/>
        <table:table-row table:style-name="TableLine94833627178288">
          <table:table-cell table:style-name="表3.A1" office:value-type="string">
            <text:p text:style-name="P14">Package</text:p>
          </table:table-cell>
          <table:table-cell table:style-name="表3.B1" office:value-type="string">
            <text:p text:style-name="P14">Purpose</text:p>
          </table:table-cell>
        </table:table-row>
        <table:table-row table:style-name="TableLine94833627216464">
          <table:table-cell table:style-name="表3.A2" office:value-type="string">
            <text:p text:style-name="P15">-</text:p>
          </table:table-cell>
          <table:table-cell table:style-name="表3.B2" office:value-type="string">
            <text:p text:style-name="P15">-</text:p>
          </table:table-cell>
        </table:table-row>
      </table:table>
      <text:p text:style-name="P136"/>
      <text:p text:style-name="P126"><text:span text:style-name="T50">Table</text:span> <text:sequence-ref text:reference-format="category-and-value" text:ref-name="refTable1">1.2</text:sequence-ref><text:s/>shows reference materials.</text:p>
      <text:p text:style-name="P196">Table <text:sequence text:ref-name="refTable1" text:name="Table" text:formula="ooow:Table+1" style:num-format="1">1.2</text:sequence>: Reference material<text:span text:style-name="T49">s</text:span><text:span text:style-name="T48">.</text:span></text:p>
      <table:table table:name="表5" table:style-name="表5">
        <table:table-column table:style-name="表5.A"/>
        <table:table-column table:style-name="表5.B"/>
        <table:table-row table:style-name="TableLine94833627221456">
          <table:table-cell table:style-name="表5.A1" office:value-type="string">
            <text:p text:style-name="P16">Material</text:p>
          </table:table-cell>
          <table:table-cell table:style-name="表5.B1" office:value-type="string">
            <text:p text:style-name="P17">Reference</text:p>
          </table:table-cell>
        </table:table-row>
        <table:table-row table:style-name="TableLine94833627230688">
          <table:table-cell table:style-name="表5.A3" office:value-type="string">
            <text:p text:style-name="P18">typing — Support for type hints</text:p>
          </table:table-cell>
          <table:table-cell table:style-name="表5.B2" office:value-type="string">
            <text:p text:style-name="P9"><text:a xlink:type="simple" xlink:href="https://docs.python.org/3/library/typing.html?highlight=typing#module-typing" text:style-name="Internet_20_link" text:visited-style-name="Visited_20_Internet_20_Link"><text:span text:style-name="T101">typing — Support for type hints — Python documentation</text:span></text:a><text:span text:style-name="T101"> </text:span></text:p>
          </table:table-cell>
        </table:table-row>
        <table:table-row table:style-name="TableLine94833627231760">
          <table:table-cell table:style-name="表5.A3" office:value-type="string">
            <text:p text:style-name="P18">enum — Support for enumerations</text:p>
          </table:table-cell>
          <table:table-cell table:style-name="表5.B3" office:value-type="string">
            <text:p text:style-name="P9"><text:a xlink:type="simple" xlink:href="https://docs.python.org/3/library/enum.html?highlight=enum#module-enum" text:style-name="Internet_20_link" text:visited-style-name="Visited_20_Internet_20_Link"><text:span text:style-name="T101">enum — Support for enumerations — Python documentation</text:span></text:a><text:span text:style-name="T101"> </text:span></text:p>
          </table:table-cell>
        </table:table-row>
        <table:table-row table:style-name="TableLine94833627232704">
          <table:table-cell table:style-name="表5.A4" office:value-type="string">
            <text:p text:style-name="P13">ezodf’s documentation</text:p>
          </table:table-cell>
          <table:table-cell table:style-name="表5.B4" office:value-type="string">
            <text:p text:style-name="Table_20_Contents"><text:a xlink:type="simple" xlink:href="https://pythonhosted.org/ezodf/" text:style-name="Internet_20_link" text:visited-style-name="Visited_20_Internet_20_Link"><text:span text:style-name="T101">Welcome to ezodf’s documentation! — ezodf documentation (pythonhosted.org)</text:span></text:a><text:span text:style-name="T101"> </text:span></text:p>
          </table:table-cell>
        </table:table-row>
      </table:table>
      <text:p text:style-name="P136"/>
      <text:h text:style-name="P222" text:outline-level="1"><text:bookmark-start text:name="__RefHeading___Toc1358_1410904572"/>Contents<text:bookmark-end text:name="__RefHeading___Toc1358_1410904572"/></text:h>
      <text:p text:style-name="P124"><text:span text:style-name="T8"><text:s/></text:span><text:span text:style-name="T7"><text:title>sco_bas</text:title></text:span><text:span text:style-name="T8"><text:s/></text:span><text:span text:style-name="T116">is made up</text:span><text:span text:style-name="T8"> of files under the directory &lt;</text:span><text:span text:style-name="T7"><text:title>sco_bas</text:title></text:span><text:span text:style-name="T7"><text:variable-set text:name="prefix_class" text:formula="ooow:ScoUt" office:value-type="float" office:value="0" style:data-style-name="N0"/></text:span><text:span text:style-name="T8">&gt;.</text:span><text:span text:style-name="T41"> </text:span><text:span text:style-name="T8">This document describes only those that are open to the public. Others </text:span><text:span text:style-name="T117">go to detailed design</text:span><text:span text:style-name="T8">.</text:span><text:span text:style-name="T50"> Table</text:span><text:span text:style-name="T42"> </text:span><text:span text:style-name="T42"><text:sequence-ref text:reference-format="category-and-value" text:ref-name="refTable2">2.1</text:sequence-ref></text:span><text:span text:style-name="T9"><text:s/>shows files.</text:span></text:p>
      <text:p text:style-name="P196">Table <text:sequence text:ref-name="refTable2" text:name="Table" text:formula="ooow:Table+1" style:num-format="1">2.1</text:sequence>: <text:span text:style-name="T44">Files.</text:span></text:p>
      <table:table table:name="表2" table:style-name="表2">
        <table:table-column table:style-name="表2.A"/>
        <table:table-column table:style-name="表2.B"/>
        <table:table-row table:style-name="TableLine94833627190464">
          <table:table-cell table:style-name="表2.A1" office:value-type="string">
            <text:p text:style-name="P19">File</text:p>
          </table:table-cell>
          <table:table-cell table:style-name="表2.B1" office:value-type="string">
            <text:p text:style-name="P20">Use</text:p>
          </table:table-cell>
        </table:table-row>
        <table:table-row table:style-name="TableLine94833627264800">
          <table:table-cell table:style-name="表2.A3" office:value-type="string">
            <text:p text:style-name="P21"><text:bookmark-ref text:reference-format="text" text:ref-name="__RefHeading___Toc9122_1761174164">sco_def.py</text:bookmark-ref></text:p>
          </table:table-cell>
          <table:table-cell table:style-name="表2.B3" office:value-type="string">
            <text:p text:style-name="P22">Define<text:span text:style-name="T92"> </text:span><text:span text:style-name="T93">basic </text:span><text:span text:style-name="T92">constants.</text:span></text:p>
          </table:table-cell>
        </table:table-row>
        <table:table-row table:style-name="TableLine94833627269712">
          <table:table-cell table:style-name="表2.A3" office:value-type="string">
            <text:p text:style-name="P21"><text:bookmark-ref text:reference-format="text" text:ref-name="__RefHeading___Toc1499_3581109308">ScoEnum.py</text:bookmark-ref></text:p>
          </table:table-cell>
          <table:table-cell table:style-name="表2.B3" office:value-type="string">
            <text:p text:style-name="P23">Define<text:span text:style-name="T92"> </text:span><text:span text:style-name="T122">class</text:span><text:span text:style-name="T127">es</text:span><text:span text:style-name="T126"> derived from </text:span><text:span text:style-name="T127">built-in class </text:span><text:span text:style-name="T20">`</text:span><text:span text:style-name="T21">Enum</text:span><text:span text:style-name="T20">`</text:span><text:span text:style-name="T22">.</text:span></text:p>
          </table:table-cell>
        </table:table-row>
        <table:table-row table:style-name="TableLine94833627269968">
          <table:table-cell table:style-name="表2.A5" office:value-type="string">
            <text:p text:style-name="P21"><text:bookmark-ref text:reference-format="text" text:ref-name="__RefHeading___Toc4299_731102919">ScoRc.py</text:bookmark-ref></text:p>
          </table:table-cell>
          <table:table-cell table:style-name="表2.B5" office:value-type="string">
            <text:p text:style-name="P25">Define <text:span text:style-name="T83">the </text:span><text:span text:style-name="T80">return code</text:span><text:span text:style-name="T91"> enumeration</text:span><text:span text:style-name="T121">s</text:span><text:span text:style-name="T67">.</text:span></text:p>
          </table:table-cell>
        </table:table-row>
        <table:table-row table:style-name="TableLine94833627270736">
          <table:table-cell table:style-name="表2.A5" office:value-type="string">
            <text:p text:style-name="P21"><text:bookmark-ref text:reference-format="text" text:ref-name="__RefHeading___Toc3637_2655406443">sco_bltin.py</text:bookmark-ref></text:p>
          </table:table-cell>
          <table:table-cell table:style-name="表2.B5" office:value-type="string">
            <text:p text:style-name="P87">Define basic functions using built-in functions.</text:p>
          </table:table-cell>
        </table:table-row>
        <table:table-row table:style-name="TableLine94833627271264">
          <table:table-cell table:style-name="表2.A6" office:value-type="string">
            <text:p text:style-name="P21"><text:bookmark-ref text:reference-format="text" text:ref-name="__RefHeading___Toc5002_1761174164">ScoEzodfCellValueType.py</text:bookmark-ref></text:p>
          </table:table-cell>
          <table:table-cell table:style-name="表2.B6" office:value-type="string">
            <text:p text:style-name="P28">Define<text:span text:style-name="T87"> </text:span><text:span text:style-name="T23">`</text:span><text:span text:style-name="T24">ezodf.cells</text:span><text:span text:style-name="T10">.Cell.value_type</text:span><text:span text:style-name="T23">`</text:span><text:span text:style-name="T88"> </text:span><text:span text:style-name="T91">enumeration</text:span><text:span text:style-name="T121">s</text:span>.</text:p>
          </table:table-cell>
        </table:table-row>
        <table:table-row table:style-name="TableLine94833627272688">
          <table:table-cell table:style-name="表2.A7" office:value-type="string">
            <text:p text:style-name="P21"><text:bookmark-ref text:reference-format="text" text:ref-name="__RefHeading___Toc6385_3861856767">ScoEzodfCellSpan.py</text:bookmark-ref></text:p>
          </table:table-cell>
          <table:table-cell table:style-name="表2.B7" office:value-type="string">
            <text:p text:style-name="P28">Define<text:span text:style-name="T87"> </text:span><text:span text:style-name="T23">`</text:span><text:span text:style-name="T24">ezodf.cells</text:span><text:span text:style-name="T10">.Cell.</text:span><text:span text:style-name="T25">span</text:span><text:span text:style-name="T26">[]</text:span><text:span text:style-name="T23">`</text:span><text:span text:style-name="T88"> </text:span><text:span text:style-name="T99">array index</text:span>.</text:p>
          </table:table-cell>
        </table:table-row>
      </table:table>
      <text:p text:style-name="P148"/>
      <text:h text:style-name="P223" text:outline-level="1"><text:bookmark-start text:name="__RefHeading___Toc9122_1761174164"/>sco_def.py<text:bookmark-end text:name="__RefHeading___Toc9122_1761174164"/></text:h>
      <text:p text:style-name="P166"><text:span text:style-name="T53"><text:s/></text:span><text:span text:style-name="T54">Table</text:span><text:span text:style-name="T51"> </text:span><text:span text:style-name="T51"><text:sequence-ref text:reference-format="category-and-value" text:ref-name="refTable3">3.1</text:sequence-ref></text:span><text:span text:style-name="T51"><text:s/>shows </text:span><text:span text:style-name="T35">imports</text:span><text:span text:style-name="T51">.</text:span></text:p>
      <text:p text:style-name="P197">Table <text:sequence text:ref-name="refTable3" text:name="Table" text:formula="ooow:Table+1" style:num-format="1">3.1</text:sequence>: <text:span text:style-name="T94">sco_def</text:span><text:span text:style-name="T52">.py </text:span><text:span text:style-name="T55">imports</text:span><text:span text:style-name="T43">.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 table:style-name="TableLine94833627260912">
          <table:table-cell table:style-name="表11.A1" office:value-type="string">
            <text:p text:style-name="P32">from</text:p>
          </table:table-cell>
          <table:table-cell table:style-name="表11.A1" office:value-type="string">
            <text:p text:style-name="P32">import</text:p>
          </table:table-cell>
          <table:table-cell table:style-name="表11.C1" office:value-type="string">
            <text:p text:style-name="P39">Reference</text:p>
          </table:table-cell>
        </table:table-row>
        <table:table-row table:style-name="TableLine94833627283680">
          <table:table-cell table:style-name="表11.A2" office:value-type="string">
            <text:p text:style-name="P45">typing</text:p>
          </table:table-cell>
          <table:table-cell table:style-name="表11.B2" office:value-type="string">
            <text:p text:style-name="P45">Final</text:p>
          </table:table-cell>
          <table:table-cell table:style-name="表11.C2" office:value-type="string">
            <text:p text:style-name="P46">Built-in.</text:p>
          </table:table-cell>
        </table:table-row>
      </table:table>
      <text:p text:style-name="P140"/>
      <text:p text:style-name="P129"><text:span text:style-name="T68"><text:s/></text:span><text:span text:style-name="T50">Table</text:span> <text:sequence-ref text:reference-format="category-and-value" text:ref-name="refTable4">3.2</text:sequence-ref><text:s/>shows <text:span text:style-name="T95">constants</text:span>.</text:p>
      <text:p text:style-name="P197">Table <text:sequence text:ref-name="refTable4" text:name="Table" text:formula="ooow:Table+1" style:num-format="1">3.2</text:sequence>: <text:span text:style-name="T95">sco_def</text:span><text:span text:style-name="T52">.py </text:span><text:span text:style-name="T57">constants</text:span><text:span text:style-name="T43">.</text:span></text:p>
      <table:table table:name="表12" table:style-name="表12">
        <table:table-column table:style-name="表12.A"/>
        <table:table-column table:style-name="表12.B"/>
        <table:table-row table:style-name="TableLine94833627291232">
          <table:table-cell table:style-name="表12.A1" office:value-type="string">
            <text:p text:style-name="P48">Constants</text:p>
          </table:table-cell>
          <table:table-cell table:style-name="表12.B1" office:value-type="string">
            <text:p text:style-name="P49">Use</text:p>
          </table:table-cell>
        </table:table-row>
        <table:table-row table:style-name="TableLine94833627297856">
          <table:table-cell table:style-name="表12.A2" office:value-type="string">
            <text:p text:style-name="P56"><text:bookmark-ref text:reference-format="text" text:ref-name="__RefHeading___Toc10376_1761174164">SCO_MODULE_NAME_MAIN</text:bookmark-ref></text:p>
          </table:table-cell>
          <table:table-cell table:style-name="表12.B2" office:value-type="string">
            <text:p text:style-name="P26">Main module name.</text:p>
          </table:table-cell>
        </table:table-row>
      </table:table>
      <text:p text:style-name="P140"/>
      <text:p text:style-name="P132"><text:span text:style-name="T68"><text:s/></text:span><text:span text:style-name="T50">Table</text:span> <text:sequence-ref text:reference-format="category-and-value" text:ref-name="refTable5">3.3</text:sequence-ref><text:s/>shows classes.</text:p>
      <text:p text:style-name="P204">Table <text:sequence text:ref-name="refTable5" text:name="Table" text:formula="ooow:Table+1" style:num-format="1">3.3</text:sequence>: <text:span text:style-name="T61">sco_def</text:span><text:span text:style-name="T52">.py </text:span><text:span text:style-name="T51">classes</text:span><text:span text:style-name="T43">.</text:span></text:p>
      <table:table table:name="表19" table:style-name="表19">
        <table:table-column table:style-name="表19.A"/>
        <table:table-column table:style-name="表19.B"/>
        <table:table-row table:style-name="TableLine94833627305616">
          <table:table-cell table:style-name="表19.A1" office:value-type="string">
            <text:p text:style-name="P76">Class</text:p>
          </table:table-cell>
          <table:table-cell table:style-name="表19.B1" office:value-type="string">
            <text:p text:style-name="P54">Use</text:p>
          </table:table-cell>
        </table:table-row>
        <table:table-row table:style-name="TableLine94833627317696">
          <table:table-cell table:style-name="表19.A2" office:value-type="string">
            <text:p text:style-name="P76"><text:bookmark-ref text:reference-format="text" text:ref-name="__RefHeading___Toc17241_278691786">Sco_int</text:bookmark-ref></text:p>
          </table:table-cell>
          <table:table-cell table:style-name="表19.B2" office:value-type="string">
            <text:p text:style-name="P76">Has a `int` type instance property.<text:span text:style-name="T145"> </text:span><text:span text:style-name="T147">Use </text:span><text:span text:style-name="T148">to</text:span><text:span text:style-name="T145"> output from fun</text:span><text:span text:style-name="T146">c</text:span><text:span text:style-name="T145">tion argument.</text:span></text:p>
          </table:table-cell>
        </table:table-row>
        <table:table-row table:style-name="TableLine94833627318464">
          <table:table-cell table:style-name="表19.A3" office:value-type="string">
            <text:p text:style-name="P78"><text:bookmark-ref text:reference-format="text" text:ref-name="__RefHeading___Toc17243_278691786">Sco_str</text:bookmark-ref></text:p>
          </table:table-cell>
          <table:table-cell table:style-name="表19.B3" office:value-type="string">
            <text:p text:style-name="P77">Has a `str` type instance property.<text:span text:style-name="T145"> </text:span><text:span text:style-name="T147">Use </text:span><text:span text:style-name="T148">to</text:span><text:span text:style-name="T145"> output from fun</text:span><text:span text:style-name="T146">c</text:span><text:span text:style-name="T145">tion argument.</text:span></text:p>
          </table:table-cell>
        </table:table-row>
      </table:table>
      <text:p text:style-name="P214"/>
      <text:h text:style-name="Heading_20_2" text:outline-level="2"><text:bookmark-start text:name="__RefHeading___Toc10376_1761174164"/>SCO_MODULE_NAME_MAIN<text:bookmark-end text:name="__RefHeading___Toc10376_1761174164"/></text:h>
      <text:p text:style-name="P181"><text:span text:style-name="T101">SCO_MODULE_NAME_MAIN</text:span><text:span text:style-name="T103">: Final[str]</text:span><text:span text:style-name="T101"> = '__main__'</text:span></text:p>
      <text:h text:style-name="P229" text:outline-level="2"><text:bookmark-start text:name="__RefHeading___Toc17241_278691786"/><text:span text:style-name="T149">Sco</text:span><text:span text:style-name="T156">_int</text:span><text:bookmark-end text:name="__RefHeading___Toc17241_278691786"/></text:h>
      <text:p text:style-name="P182"><text:span text:style-name="T62"><text:s/></text:span><text:span text:style-name="T54">Table</text:span><text:span text:style-name="T63"> </text:span><text:span text:style-name="T63"><text:sequence-ref text:reference-format="category-and-value" text:ref-name="refTable6">3.4</text:sequence-ref></text:span><text:span text:style-name="T63"><text:s/>shows </text:span><text:span text:style-name="T62">instance</text:span><text:span text:style-name="T64"> </text:span><text:span text:style-name="T65">properties</text:span><text:span text:style-name="T63">.</text:span></text:p>
      <text:p text:style-name="P207">Table <text:sequence text:ref-name="refTable6" text:name="Table" text:formula="ooow:Table+1" style:num-format="1">3.4</text:sequence>: <text:span text:style-name="T153">`</text:span><text:span text:style-name="T151">Sco</text:span><text:span text:style-name="T160">_int</text:span><text:span text:style-name="T153">`</text:span><text:span text:style-name="T151"> </text:span><text:span text:style-name="T150">instance</text:span><text:span text:style-name="T151"> </text:span><text:span text:style-name="T152">properties</text:span><text:span text:style-name="T154">.</text:span></text:p>
      <table:table table:name="表40" table:style-name="表40">
        <table:table-column table:style-name="表40.A"/>
        <table:table-column table:style-name="表40.B"/>
        <table:table-row table:style-name="TableLine94833627322944">
          <table:table-cell table:style-name="表40.A1" office:value-type="string">
            <text:p text:style-name="P79">Property</text:p>
          </table:table-cell>
          <table:table-cell table:style-name="表40.B1" office:value-type="string">
            <text:p text:style-name="P81">Use</text:p>
          </table:table-cell>
        </table:table-row>
        <table:table-row table:style-name="TableLine94833627342784">
          <table:table-cell table:style-name="表40.A2" office:value-type="string">
            <text:p text:style-name="P217">self.<text:span text:style-name="T156">value</text:span>: <text:span text:style-name="T156">int = 0</text:span></text:p>
          </table:table-cell>
          <table:table-cell table:style-name="表40.B2" office:value-type="string">
            <text:p text:style-name="P115"><text:span text:style-name="T102">I</text:span><text:span text:style-name="T101">n</text:span><text:span text:style-name="T104">t</text:span><text:span text:style-name="T101">eger.</text:span></text:p>
          </table:table-cell>
        </table:table-row>
      </table:table>
      <text:p text:style-name="P159"/>
      <text:p text:style-name="P134"><text:span text:style-name="T150"><text:s/></text:span><text:span text:style-name="T50">Table</text:span> <text:sequence-ref text:reference-format="category-and-value" text:ref-name="refTable7">3.5</text:sequence-ref><text:s/>shows <text:span text:style-name="T150">instance</text:span><text:span text:style-name="T151"> </text:span><text:span text:style-name="T155">methods</text:span>.</text:p>
      <text:p text:style-name="P208">Table <text:sequence text:ref-name="refTable7" text:name="Table" text:formula="ooow:Table+1" style:num-format="1">3.5</text:sequence>: <text:span text:style-name="T153">`</text:span><text:span text:style-name="T151">Sco</text:span><text:span text:style-name="T160">_int</text:span><text:span text:style-name="T153">`</text:span><text:span text:style-name="T151"> </text:span><text:span text:style-name="T150">instance</text:span><text:span text:style-name="T151"> </text:span><text:span text:style-name="T155">method</text:span><text:span text:style-name="T152">s</text:span><text:span text:style-name="T154">.</text:span></text:p>
      <table:table table:name="表44" table:style-name="表44">
        <table:table-column table:style-name="表44.A"/>
        <table:table-column table:style-name="表44.B"/>
        <table:table-row table:style-name="TableLine94833627348144">
          <table:table-cell table:style-name="表44.A1" office:value-type="string">
            <text:p text:style-name="P83">Method</text:p>
          </table:table-cell>
          <table:table-cell table:style-name="表44.B1" office:value-type="string">
            <text:p text:style-name="P81">Use</text:p>
          </table:table-cell>
        </table:table-row>
        <table:table-row table:style-name="TableLine94833627355904">
          <table:table-cell table:style-name="表44.A2" office:value-type="string">
            <text:p text:style-name="P85"><text:bookmark-ref text:reference-format="text" text:ref-name="__RefHeading___Toc15231_278691786">__init__</text:bookmark-ref></text:p>
          </table:table-cell>
          <table:table-cell table:style-name="表44.B2" office:value-type="string">
            <text:p text:style-name="P85">Define the instance properties.</text:p>
          </table:table-cell>
        </table:table-row>
      </table:table>
      <text:p text:style-name="P99"/>
      <text:h text:style-name="P238" text:outline-level="3"><text:bookmark-start text:name="__RefHeading___Toc15231_278691786"/>__init__<text:bookmark-end text:name="__RefHeading___Toc15231_278691786"/></text:h>
      <text:p text:style-name="P169">def __init__(self)<text:span text:style-name="T157"> -&gt; None</text:span>:</text:p>
      <text:p text:style-name="P173">Parameters</text:p>
      <table:table table:name="表43" table:style-name="表43">
        <table:table-column table:style-name="表43.A"/>
        <table:table-column table:style-name="表43.B"/>
        <table:table-row table:style-name="TableLine94833627332688">
          <table:table-cell table:style-name="表43.A1" office:value-type="string">
            <text:p text:style-name="P103">Nothing.</text:p>
          </table:table-cell>
          <table:table-cell table:style-name="表43.A1" office:value-type="string">
            <text:p text:style-name="P101"/>
          </table:table-cell>
        </table:table-row>
      </table:table>
      <text:p text:style-name="P184"/>
      <text:p text:style-name="P177">Ret<text:span text:style-name="T158">ern</text:span> value<text:span text:style-name="T159">s</text:span></text:p>
      <table:table table:name="表47" table:style-name="表47">
        <table:table-column table:style-name="表47.A"/>
        <table:table-column table:style-name="表47.B"/>
        <table:table-row table:style-name="TableLine94833627365312">
          <table:table-cell table:style-name="表47.A1" office:value-type="string">
            <text:p text:style-name="P103">Nothing.</text:p>
          </table:table-cell>
          <table:table-cell table:style-name="表47.A1" office:value-type="string">
            <text:p text:style-name="P107"/>
          </table:table-cell>
        </table:table-row>
      </table:table>
      <text:p text:style-name="P149"/>
      <text:h text:style-name="P230" text:outline-level="2"><text:bookmark-start text:name="__RefHeading___Toc17243_278691786"/><text:span text:style-name="T149">Sco</text:span><text:span text:style-name="T156">_</text:span><text:span text:style-name="T161">str</text:span><text:bookmark-end text:name="__RefHeading___Toc17243_278691786"/></text:h>
      <text:p text:style-name="P183"><text:span text:style-name="T62"><text:s/></text:span><text:span text:style-name="T54">Table</text:span><text:span text:style-name="T63"> </text:span><text:span text:style-name="T63"><text:sequence-ref text:reference-format="category-and-value" text:ref-name="refTable8">3.6</text:sequence-ref></text:span><text:span text:style-name="T63"><text:s/>shows </text:span><text:span text:style-name="T62">instance</text:span><text:span text:style-name="T64"> </text:span><text:span text:style-name="T65">properties</text:span><text:span text:style-name="T63">.</text:span></text:p>
      <text:p text:style-name="P209">Table <text:sequence text:ref-name="refTable8" text:name="Table" text:formula="ooow:Table+1" style:num-format="1">3.6</text:sequence>: <text:span text:style-name="T153">`</text:span><text:span text:style-name="T151">Sco</text:span><text:span text:style-name="T160">_</text:span><text:span text:style-name="T162">str</text:span><text:span text:style-name="T153">`</text:span><text:span text:style-name="T151"> </text:span><text:span text:style-name="T150">instance</text:span><text:span text:style-name="T151"> </text:span><text:span text:style-name="T152">properties</text:span><text:span text:style-name="T154">.</text:span></text:p>
      <table:table table:name="表20" table:style-name="表20">
        <table:table-column table:style-name="表20.A"/>
        <table:table-column table:style-name="表20.B"/>
        <table:table-row table:style-name="TableLine94833627372672">
          <table:table-cell table:style-name="表20.A1" office:value-type="string">
            <text:p text:style-name="P80">Property</text:p>
          </table:table-cell>
          <table:table-cell table:style-name="表20.B1" office:value-type="string">
            <text:p text:style-name="P82">Use</text:p>
          </table:table-cell>
        </table:table-row>
        <table:table-row table:style-name="TableLine94833627377376">
          <table:table-cell table:style-name="表20.A2" office:value-type="string">
            <text:p text:style-name="P218">self.<text:span text:style-name="T156">value</text:span>: <text:span text:style-name="T161">str</text:span><text:span text:style-name="T156"> = </text:span><text:span text:style-name="T161">""</text:span></text:p>
          </table:table-cell>
          <table:table-cell table:style-name="表20.B2" office:value-type="string">
            <text:p text:style-name="P116"><text:span text:style-name="T105">String</text:span><text:span text:style-name="T101">.</text:span></text:p>
          </table:table-cell>
        </table:table-row>
      </table:table>
      <text:p text:style-name="P160"/>
      <text:p text:style-name="P135"><text:span text:style-name="T150"><text:s/></text:span><text:span text:style-name="T50">Table</text:span> <text:sequence-ref text:reference-format="category-and-value" text:ref-name="refTable9">3.7</text:sequence-ref><text:s/>shows <text:span text:style-name="T150">instance</text:span><text:span text:style-name="T151"> </text:span><text:span text:style-name="T155">methods</text:span>.</text:p>
      <text:p text:style-name="P209">Table <text:sequence text:ref-name="refTable9" text:name="Table" text:formula="ooow:Table+1" style:num-format="1">3.7</text:sequence>: <text:span text:style-name="T153">`</text:span><text:span text:style-name="T151">Sco</text:span><text:span text:style-name="T160">_</text:span><text:span text:style-name="T162">str</text:span><text:span text:style-name="T153">`</text:span><text:span text:style-name="T151"> </text:span><text:span text:style-name="T150">instance</text:span><text:span text:style-name="T151"> </text:span><text:span text:style-name="T155">method</text:span><text:span text:style-name="T152">s</text:span><text:span text:style-name="T154">.</text:span></text:p>
      <table:table table:name="表21" table:style-name="表21">
        <table:table-column table:style-name="表21.A"/>
        <table:table-column table:style-name="表21.B"/>
        <table:table-row table:style-name="TableLine94833627402544">
          <table:table-cell table:style-name="表21.A1" office:value-type="string">
            <text:p text:style-name="P84">Method</text:p>
          </table:table-cell>
          <table:table-cell table:style-name="表21.B1" office:value-type="string">
            <text:p text:style-name="P82">Use</text:p>
          </table:table-cell>
        </table:table-row>
        <table:table-row table:style-name="TableLine94833627405520">
          <table:table-cell table:style-name="表21.A2" office:value-type="string">
            <text:p text:style-name="P86"><text:bookmark-ref text:reference-format="text" text:ref-name="__RefHeading___Toc16970_278691786">__init__</text:bookmark-ref></text:p>
          </table:table-cell>
          <table:table-cell table:style-name="表21.B2" office:value-type="string">
            <text:p text:style-name="P86">Define the instance properties.</text:p>
          </table:table-cell>
        </table:table-row>
      </table:table>
      <text:p text:style-name="P100"/>
      <text:h text:style-name="P237" text:outline-level="3"><text:bookmark-start text:name="__RefHeading___Toc16970_278691786"/>__init__<text:bookmark-end text:name="__RefHeading___Toc16970_278691786"/></text:h>
      <text:p text:style-name="P170">def __init__(self)<text:span text:style-name="T157"> -&gt; None</text:span>:</text:p>
      <text:p text:style-name="P174">Parameters</text:p>
      <table:table table:name="表22" table:style-name="表22">
        <table:table-column table:style-name="表22.A"/>
        <table:table-column table:style-name="表22.B"/>
        <table:table-row table:style-name="TableLine94833627396368">
          <table:table-cell table:style-name="表22.A1" office:value-type="string">
            <text:p text:style-name="P104">Nothing.</text:p>
          </table:table-cell>
          <table:table-cell table:style-name="表22.A1" office:value-type="string">
            <text:p text:style-name="P102"/>
          </table:table-cell>
        </table:table-row>
      </table:table>
      <text:p text:style-name="P185"/>
      <text:p text:style-name="P178">Ret<text:span text:style-name="T158">ern</text:span> value<text:span text:style-name="T159">s</text:span></text:p>
      <table:table table:name="表23" table:style-name="表23">
        <table:table-column table:style-name="表23.A"/>
        <table:table-column table:style-name="表23.B"/>
        <table:table-row table:style-name="TableLine94833626999008">
          <table:table-cell table:style-name="表23.A1" office:value-type="string">
            <text:p text:style-name="P104">Nothing.</text:p>
          </table:table-cell>
          <table:table-cell table:style-name="表23.A1" office:value-type="string">
            <text:p text:style-name="P108"/>
          </table:table-cell>
        </table:table-row>
      </table:table>
      <text:p text:style-name="P150"/>
      <text:h text:style-name="P225" text:outline-level="1"><text:bookmark-start text:name="__RefHeading___Toc1499_3581109308"/>ScoEnum.py<text:bookmark-end text:name="__RefHeading___Toc1499_3581109308"/></text:h>
      <text:p text:style-name="P168"><text:span text:style-name="T53"><text:s/></text:span><text:span text:style-name="T54">Table</text:span><text:span text:style-name="T51"> </text:span><text:span text:style-name="T51"><text:sequence-ref text:reference-format="category-and-value" text:ref-name="refTable10">4.1</text:sequence-ref></text:span><text:span text:style-name="T51"><text:s/>shows </text:span><text:span text:style-name="T35">imports</text:span><text:span text:style-name="T51">.</text:span></text:p>
      <text:p text:style-name="P202">Table <text:sequence text:ref-name="refTable10" text:name="Table" text:formula="ooow:Table+1" style:num-format="1">4.1</text:sequence>: <text:span text:style-name="T124">ScoEnum</text:span><text:span text:style-name="T52">.py </text:span><text:span text:style-name="T55">imports</text:span><text:span text:style-name="T43">.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 table:style-name="TableLine94833627413920">
          <table:table-cell table:style-name="表16.A1" office:value-type="string">
            <text:p text:style-name="P37">from</text:p>
          </table:table-cell>
          <table:table-cell table:style-name="表16.A1" office:value-type="string">
            <text:p text:style-name="P37">import</text:p>
          </table:table-cell>
          <table:table-cell table:style-name="表16.C1" office:value-type="string">
            <text:p text:style-name="P43">Reference</text:p>
          </table:table-cell>
        </table:table-row>
        <table:table-row table:style-name="TableLine94833627429760">
          <table:table-cell table:style-name="表16.A2" office:value-type="string">
            <text:p text:style-name="P70">enum</text:p>
          </table:table-cell>
          <table:table-cell table:style-name="表16.B2" office:value-type="string">
            <text:p text:style-name="P71">Enum</text:p>
          </table:table-cell>
          <table:table-cell table:style-name="表16.C2" office:value-type="string">
            <text:p text:style-name="P47">Built-in.</text:p>
          </table:table-cell>
        </table:table-row>
      </table:table>
      <text:p text:style-name="P142"/>
      <text:p text:style-name="P131"><text:span text:style-name="T68"><text:s/></text:span><text:span text:style-name="T50">Table</text:span> <text:sequence-ref text:reference-format="category-and-value" text:ref-name="refTable11">4.2</text:sequence-ref><text:s/>shows classes.</text:p>
      <text:p text:style-name="P203">Table <text:sequence text:ref-name="refTable11" text:name="Table" text:formula="ooow:Table+1" style:num-format="1">4.2</text:sequence>: <text:span text:style-name="T52">Sco</text:span><text:span text:style-name="T59">Enum</text:span><text:span text:style-name="T52">.py </text:span><text:span text:style-name="T51">classes</text:span><text:span text:style-name="T43">.</text:span></text:p>
      <table:table table:name="表17" table:style-name="表17">
        <table:table-column table:style-name="表17.A"/>
        <table:table-column table:style-name="表17.B"/>
        <table:table-row table:style-name="TableLine94833627438720">
          <table:table-cell table:style-name="表17.A1" office:value-type="string">
            <text:p text:style-name="P53">Class</text:p>
          </table:table-cell>
          <table:table-cell table:style-name="表17.B1" office:value-type="string">
            <text:p text:style-name="P53">Use</text:p>
          </table:table-cell>
        </table:table-row>
        <table:table-row table:style-name="TableLine94833627454560">
          <table:table-cell table:style-name="表17.A2" office:value-type="string">
            <text:p text:style-name="P72"><text:bookmark-ref text:reference-format="text" text:ref-name="__RefHeading___Toc4301_7311029192">ScoEnum</text:bookmark-ref></text:p>
          </table:table-cell>
          <table:table-cell table:style-name="表17.B2" office:value-type="string">
            <text:p text:style-name="P24"><text:span text:style-name="T128">E</text:span><text:span text:style-name="T92">num</text:span><text:span text:style-name="T122"> class. The </text:span><text:span text:style-name="T129">Instance </text:span><text:span text:style-name="T130">has zero-based index as well as </text:span><text:span text:style-name="T131">built-in </text:span><text:span text:style-name="T97">Enum</text:span><text:span text:style-name="T130"> class prop</text:span><text:span text:style-name="T132">er</text:span><text:span text:style-name="T130">ties</text:span><text:span text:style-name="T123">.</text:span></text:p>
          </table:table-cell>
        </table:table-row>
      </table:table>
      <text:p text:style-name="P145"/>
      <text:h text:style-name="P231" text:outline-level="2"><text:bookmark-start text:name="__RefHeading___Toc4301_7311029192"/>Sco<text:span text:style-name="T125">Enum</text:span><text:bookmark-end text:name="__RefHeading___Toc4301_7311029192"/></text:h>
      <text:p text:style-name="P158"><text:s/>Figure <text:sequence-ref text:reference-format="value" text:ref-name="refFigure0">4.1</text:sequence-ref><text:s/>shows <text:span text:style-name="T34">class </text:span><text:span text:style-name="T33">diagram.</text:span></text:p>
      <text:p text:style-name="P213"><draw:frame draw:style-name="fr1" draw:name="イメージ4" text:anchor-type="char" svg:width="6.35cm" svg:height="1.058cm" draw:z-index="0"><draw:image xlink:href="Pictures/10000000000000F0000000285D754C1C3EC4D034.pdf" xlink:type="simple" xlink:show="embed" xlink:actuate="onLoad" loext:mime-type="application/pdf"/><draw:image xlink:href="Pictures/10000000000000F000000028E94FBE5B62982239.png" xlink:type="simple" xlink:show="embed" xlink:actuate="onLoad" loext:mime-type="image/png"/></draw:frame><text:span text:style-name="T31">Figure</text:span><text:span text:style-name="T32"> </text:span><text:span text:style-name="T32"><text:sequence text:ref-name="refFigure0" text:name="Figure" text:formula="ooow:Figure+1" style:num-format="1, 2, 3, ...">4.1</text:sequence></text:span><text:span text:style-name="T32">: </text:span><text:span text:style-name="T36">`</text:span><text:span text:style-name="T33">Sco</text:span><text:span text:style-name="T37">Enum</text:span><text:span text:style-name="T36">`</text:span><text:span text:style-name="T34"> class </text:span><text:span text:style-name="T33">diagram.</text:span></text:p>
      <text:p text:style-name="P153"/>
      <text:p text:style-name="P164"><text:s/>Table <text:sequence-ref text:reference-format="value" text:ref-name="refTable12">4.3</text:sequence-ref><text:s/>shows <text:span text:style-name="T12">class </text:span><text:span text:style-name="T13">properties</text:span><text:span text:style-name="T12">.</text:span></text:p>
      <text:p text:style-name="P195"><text:span text:style-name="T70">Table</text:span> <text:sequence text:ref-name="refTable12" text:name="Table" text:formula="ooow:Table+1" style:num-format="1">4.3</text:sequence><text:span text:style-name="T70"><text:s/></text:span><text:span text:style-name="T139">`</text:span><text:span text:style-name="T70">Sco</text:span><text:span text:style-name="T129">Enum</text:span><text:span text:style-name="T139">`</text:span><text:span text:style-name="T70"> class </text:span><text:span text:style-name="T71">properties</text:span><text:span text:style-name="T70">.</text:span></text:p>
      <table:table table:name="表18" table:style-name="表18">
        <table:table-column table:style-name="表18.A"/>
        <table:table-column table:style-name="表18.B"/>
        <table:table-row table:style-name="TableLine94833627625280">
          <table:table-cell table:style-name="表18.A1" office:value-type="string">
            <text:p text:style-name="P62">Property</text:p>
          </table:table-cell>
          <table:table-cell table:style-name="表18.B1" office:value-type="string">
            <text:p text:style-name="P65">Use</text:p>
          </table:table-cell>
        </table:table-row>
        <table:table-row table:style-name="表18.2">
          <table:table-cell table:style-name="表18.A2" office:value-type="string">
            <text:p text:style-name="P97"><text:span text:style-name="T143">self.</text:span>name</text:p>
          </table:table-cell>
          <table:table-cell table:style-name="表18.B2" office:value-type="string">
            <text:p text:style-name="P73">Built-in <text:span text:style-name="T30">`</text:span><text:span text:style-name="T10">Enum</text:span><text:span text:style-name="T30">`</text:span> class properties.</text:p>
          </table:table-cell>
        </table:table-row>
        <table:table-row table:style-name="表18.2">
          <table:table-cell table:style-name="表18.A4" office:value-type="string">
            <text:p text:style-name="P98"><text:span text:style-name="T143">self.</text:span>value</text:p>
          </table:table-cell>
          <table:table-cell table:style-name="表18.B3" office:value-type="string">
            <text:p text:style-name="P11"/>
          </table:table-cell>
        </table:table-row>
        <table:table-row table:style-name="表18.2">
          <table:table-cell table:style-name="表18.A4" office:value-type="string">
            <text:p text:style-name="P98"><text:span text:style-name="T143">self.</text:span><text:span text:style-name="T164">zbi</text:span><text:span text:style-name="T142">: int</text:span></text:p>
          </table:table-cell>
          <table:table-cell table:style-name="表18.B4" office:value-type="string">
            <text:p text:style-name="P12"><text:span text:style-name="T133">Zero-based index</text:span>.</text:p>
          </table:table-cell>
        </table:table-row>
      </table:table>
      <text:p text:style-name="P143"/>
      <text:h text:style-name="P226" text:outline-level="1"><text:bookmark-start text:name="__RefHeading___Toc4299_731102919"/>Sco<text:span text:style-name="T80">Rc</text:span>.py<text:bookmark-end text:name="__RefHeading___Toc4299_731102919"/></text:h>
      <text:p text:style-name="P154"><text:span text:style-name="T53"><text:s/></text:span><text:span text:style-name="T54">Table</text:span><text:span text:style-name="T51"> </text:span><text:span text:style-name="T51"><text:sequence-ref text:reference-format="category-and-value" text:ref-name="refTable13">5.1</text:sequence-ref></text:span><text:span text:style-name="T51"><text:s/>shows </text:span><text:span text:style-name="T35">imports</text:span><text:span text:style-name="T51">.</text:span></text:p>
      <text:p text:style-name="P198">Table <text:sequence text:ref-name="refTable13" text:name="Table" text:formula="ooow:Table+1" style:num-format="1">5.1</text:sequence>: <text:span text:style-name="T52">Sco</text:span><text:span text:style-name="T56">Rc</text:span><text:span text:style-name="T52">.py </text:span><text:span text:style-name="T55">imports</text:span><text:span text:style-name="T43">.</text:span></text:p>
      <table:table table:name="表4" table:style-name="表4">
        <table:table-column table:style-name="表4.A"/>
        <table:table-column table:style-name="表4.B"/>
        <table:table-column table:style-name="表4.C"/>
        <table:table-row table:style-name="TableLine94833627542672">
          <table:table-cell table:style-name="表4.A1" office:value-type="string">
            <text:p text:style-name="P33">from</text:p>
          </table:table-cell>
          <table:table-cell table:style-name="表4.A1" office:value-type="string">
            <text:p text:style-name="P33">import</text:p>
          </table:table-cell>
          <table:table-cell table:style-name="表4.C1" office:value-type="string">
            <text:p text:style-name="P40">Reference</text:p>
          </table:table-cell>
        </table:table-row>
        <table:table-row table:style-name="TableLine94833627676352">
          <table:table-cell table:style-name="表4.A3" office:value-type="string">
            <text:p text:style-name="P57">typing</text:p>
          </table:table-cell>
          <table:table-cell table:style-name="表4.B3" office:value-type="string">
            <text:p text:style-name="P57">Final</text:p>
          </table:table-cell>
          <table:table-cell table:style-name="表4.C2" office:value-type="string">
            <text:p text:style-name="P34"><text:span text:style-name="T75">B</text:span>uil<text:span text:style-name="T74">t</text:span>-in<text:span text:style-name="T75">.</text:span></text:p>
          </table:table-cell>
        </table:table-row>
        <table:table-row table:style-name="TableLine94833627676352">
          <table:table-cell table:style-name="表4.A3" office:value-type="string">
            <text:p text:style-name="P241">enum</text:p>
          </table:table-cell>
          <table:table-cell table:style-name="表4.B3" office:value-type="string">
            <text:p text:style-name="P241">auto</text:p>
          </table:table-cell>
          <table:table-cell table:style-name="表4.C3" office:value-type="string">
            <text:p text:style-name="P34"/>
          </table:table-cell>
        </table:table-row>
        <table:table-row table:style-name="TableLine94833627678160">
          <table:table-cell table:style-name="表4.A4" office:value-type="string">
            <text:p text:style-name="P74">ScoEnum</text:p>
          </table:table-cell>
          <table:table-cell table:style-name="表4.B4" office:value-type="string">
            <text:p text:style-name="P74">ScoEnum</text:p>
          </table:table-cell>
          <table:table-cell table:style-name="表4.C4" office:value-type="string">
            <text:p text:style-name="P74"><text:bookmark-ref text:reference-format="number" text:ref-name="__RefHeading___Toc1499_3581109308">4</text:bookmark-ref>.</text:p>
          </table:table-cell>
        </table:table-row>
      </table:table>
      <text:p text:style-name="P137"/>
      <text:p text:style-name="P127"><text:span text:style-name="T68"><text:s/></text:span><text:span text:style-name="T50">Table</text:span> <text:sequence-ref text:reference-format="category-and-value" text:ref-name="refTable14">5.2</text:sequence-ref><text:s/>shows classes.</text:p>
      <text:p text:style-name="P199">Table <text:sequence text:ref-name="refTable14" text:name="Table" text:formula="ooow:Table+1" style:num-format="1">5.2</text:sequence>: <text:span text:style-name="T52">Sco</text:span><text:span text:style-name="T56">Rc</text:span><text:span text:style-name="T52">.py </text:span><text:span text:style-name="T51">classes</text:span><text:span text:style-name="T43">.</text:span></text:p>
      <table:table table:name="表6" table:style-name="表6">
        <table:table-column table:style-name="表6.A"/>
        <table:table-column table:style-name="表6.B"/>
        <table:table-row table:style-name="TableLine94833627685760">
          <table:table-cell table:style-name="表6.A1" office:value-type="string">
            <text:p text:style-name="P50">Class</text:p>
          </table:table-cell>
          <table:table-cell table:style-name="表6.B1" office:value-type="string">
            <text:p text:style-name="P50">Use</text:p>
          </table:table-cell>
        </table:table-row>
        <table:table-row table:style-name="TableLine94833627546656">
          <table:table-cell table:style-name="表6.A2" office:value-type="string">
            <text:p text:style-name="P60"><text:bookmark-ref text:reference-format="text" text:ref-name="__RefHeading___Toc4301_731102919">ScoRc</text:bookmark-ref></text:p>
          </table:table-cell>
          <table:table-cell table:style-name="表6.B2" office:value-type="string">
            <text:p text:style-name="P27"><text:span text:style-name="T69">Group </text:span><text:span text:style-name="T67">the </text:span><text:span text:style-name="T82">return codes</text:span><text:span text:style-name="T67">.</text:span></text:p>
          </table:table-cell>
        </table:table-row>
      </table:table>
      <text:p text:style-name="P138"/>
      <text:h text:style-name="P232" text:outline-level="2"><text:bookmark-start text:name="__RefHeading___Toc4301_731102919"/>Sco<text:span text:style-name="T81">Rc</text:span><text:bookmark-end text:name="__RefHeading___Toc4301_731102919"/></text:h>
      <text:p text:style-name="P155"><text:s/>Figure <text:sequence-ref text:reference-format="value" text:ref-name="refFigure1">5.1</text:sequence-ref><text:s/>shows <text:span text:style-name="T34">class </text:span><text:span text:style-name="T33">diagram.</text:span></text:p>
      <text:p text:style-name="P210"><draw:frame draw:style-name="fr1" draw:name="イメージ1" text:anchor-type="char" svg:width="6.35cm" svg:height="1.058cm" draw:z-index="1"><draw:image xlink:href="Pictures/10000000000000F0000000282DCBA6190A0FC3C1.pdf" xlink:type="simple" xlink:show="embed" xlink:actuate="onLoad" loext:mime-type="application/pdf"/><draw:image xlink:href="Pictures/10000000000000F000000028841ED37531B89D6F.png" xlink:type="simple" xlink:show="embed" xlink:actuate="onLoad" loext:mime-type="image/png"/></draw:frame><text:span text:style-name="T31">Figure</text:span><text:span text:style-name="T32"> </text:span><text:span text:style-name="T32"><text:sequence text:ref-name="refFigure1" text:name="Figure" text:formula="ooow:Figure+1" style:num-format="1, 2, 3, ...">5.1</text:sequence></text:span><text:span text:style-name="T32">: </text:span><text:span text:style-name="T38">`</text:span><text:span text:style-name="T33">ScoRc</text:span><text:span text:style-name="T38">`</text:span><text:span text:style-name="T34"> class </text:span><text:span text:style-name="T33">diagram.</text:span></text:p>
      <text:p text:style-name="P161"><text:s/>Table <text:sequence-ref text:reference-format="value" text:ref-name="refTable15">5.3</text:sequence-ref><text:s/>shows <text:span text:style-name="T12">class </text:span><text:span text:style-name="T17">instances</text:span><text:span text:style-name="T12">.</text:span></text:p>
      <text:p text:style-name="P221"><text:span text:style-name="T70">Table</text:span> <text:sequence text:ref-name="refTable15" text:name="Table" text:formula="ooow:Table+1" style:num-format="1">5.3</text:sequence><text:span text:style-name="T70"><text:s/></text:span><text:span text:style-name="T192">`</text:span><text:span text:style-name="T70">ScoRc</text:span><text:span text:style-name="T192">`</text:span><text:span text:style-name="T70"> class </text:span><text:span text:style-name="T134">inctances</text:span><text:span text:style-name="T70">.</text:span></text:p>
      <table:table table:name="表8" table:style-name="表8">
        <table:table-column table:style-name="表8.A"/>
        <table:table-column table:style-name="表8.B"/>
        <table:table-row table:style-name="TableLine94833627756720">
          <table:table-cell table:style-name="表8.A1" office:value-type="string">
            <text:p text:style-name="P243">Instance</text:p>
          </table:table-cell>
          <table:table-cell table:style-name="表8.B1" office:value-type="string">
            <text:p text:style-name="P244">Use</text:p>
          </table:table-cell>
        </table:table-row>
        <table:table-row table:style-name="表8.2">
          <table:table-cell table:style-name="表8.A2" office:value-type="string">
            <text:p text:style-name="P247"><text:span text:style-name="T84">OK</text:span><text:span text:style-name="T72">: </text:span><text:span text:style-name="T76">Final</text:span><text:span text:style-name="T72"> = </text:span><text:span text:style-name="T135">auto()</text:span></text:p>
          </table:table-cell>
          <table:table-cell table:style-name="表8.B2" office:value-type="string">
            <text:p text:style-name="P245">As the <text:span text:style-name="T85">property</text:span> name.<text:span text:style-name="T163"> Define at the beginning.</text:span></text:p>
          </table:table-cell>
        </table:table-row>
        <table:table-row table:style-name="表8.2">
          <table:table-cell table:style-name="表8.A3" office:value-type="string">
            <text:p text:style-name="P248"><text:span text:style-name="T84">NG</text:span><text:span text:style-name="T73">: </text:span><text:span text:style-name="T76">Final</text:span><text:span text:style-name="T73"> = </text:span><text:span text:style-name="T84">auto()</text:span></text:p>
          </table:table-cell>
          <table:table-cell table:style-name="表8.B3" office:value-type="string">
            <text:p text:style-name="P246">As the <text:span text:style-name="T85">property</text:span> name.</text:p>
          </table:table-cell>
        </table:table-row>
      </table:table>
      <text:p text:style-name="P220"/>
      <text:h text:style-name="P227" text:outline-level="1"><text:bookmark-start text:name="__RefHeading___Toc3637_2655406443"/>sco_b<text:span text:style-name="T165">lt</text:span><text:span text:style-name="T166">in</text:span>.py<text:bookmark-end text:name="__RefHeading___Toc3637_2655406443"/></text:h>
      <text:p text:style-name="P188"><text:span text:style-name="T53"><text:s/></text:span><text:span text:style-name="T54">Table</text:span><text:span text:style-name="T51"> </text:span><text:span text:style-name="T51"><text:sequence-ref text:reference-format="category-and-value" text:ref-name="refTable16">6.1</text:sequence-ref></text:span><text:span text:style-name="T51"><text:s/>shows </text:span><text:span text:style-name="T35">imports</text:span><text:span text:style-name="T51">.</text:span></text:p>
      <text:p text:style-name="P206">Table <text:sequence text:ref-name="refTable16" text:name="Table" text:formula="ooow:Table+1" style:num-format="1">6.1</text:sequence>: <text:span text:style-name="T180">sco_bltin</text:span><text:span text:style-name="T52">.py </text:span><text:span text:style-name="T55">imports</text:span><text:span text:style-name="T43">.</text:span></text:p>
      <table:table table:name="表25" table:style-name="表25">
        <table:table-column table:style-name="表25.A"/>
        <table:table-column table:style-name="表25.B"/>
        <table:table-column table:style-name="表25.C"/>
        <table:table-row table:style-name="TableLine94833627702096">
          <table:table-cell table:style-name="表25.A1" office:value-type="string">
            <text:p text:style-name="P38">from</text:p>
          </table:table-cell>
          <table:table-cell table:style-name="表25.A1" office:value-type="string">
            <text:p text:style-name="P38">import</text:p>
          </table:table-cell>
          <table:table-cell table:style-name="表25.C1" office:value-type="string">
            <text:p text:style-name="P44">Reference</text:p>
          </table:table-cell>
        </table:table-row>
        <table:table-row table:style-name="TableLine94833627762272">
          <table:table-cell table:style-name="表25.A2" office:value-type="string">
            <text:p text:style-name="P90">typing</text:p>
          </table:table-cell>
          <table:table-cell table:style-name="表25.B2" office:value-type="string">
            <text:p text:style-name="P92">Any</text:p>
          </table:table-cell>
          <table:table-cell table:style-name="表25.C2" office:value-type="string">
            <text:p text:style-name="P38"><text:span text:style-name="T75">B</text:span>uil<text:span text:style-name="T74">t</text:span>-in<text:span text:style-name="T75">.</text:span></text:p>
          </table:table-cell>
        </table:table-row>
        <table:table-row table:style-name="TableLine94833627764080">
          <table:table-cell table:style-name="表25.A3" office:value-type="string">
            <text:p text:style-name="P91">.ScoRc</text:p>
          </table:table-cell>
          <table:table-cell table:style-name="表25.B3" office:value-type="string">
            <text:p text:style-name="P91">ScoRc</text:p>
          </table:table-cell>
          <table:table-cell table:style-name="表25.C3" office:value-type="string">
            <text:p text:style-name="P38"><text:bookmark-ref text:reference-format="number" text:ref-name="__RefHeading___Toc4299_731102919">5</text:bookmark-ref></text:p>
          </table:table-cell>
        </table:table-row>
      </table:table>
      <text:p text:style-name="P144"/>
      <text:p text:style-name="P133"><text:span text:style-name="T68"><text:s/></text:span><text:span text:style-name="T50">Table</text:span> <text:sequence-ref text:reference-format="category-and-value" text:ref-name="refTable17">6.2</text:sequence-ref><text:s/>shows <text:span text:style-name="T167">functions</text:span>.</text:p>
      <text:p text:style-name="P205">Table <text:sequence text:ref-name="refTable17" text:name="Table" text:formula="ooow:Table+1" style:num-format="1">6.2</text:sequence>: <text:span text:style-name="T61">sco_</text:span><text:span text:style-name="T66">bltin</text:span><text:span text:style-name="T52">.py </text:span><text:span text:style-name="T66">functions</text:span><text:span text:style-name="T43">.</text:span></text:p>
      <table:table table:name="表24" table:style-name="表24">
        <table:table-column table:style-name="表24.A"/>
        <table:table-column table:style-name="表24.B"/>
        <table:table-row table:style-name="TableLine94833627616816">
          <table:table-cell table:style-name="表24.A1" office:value-type="string">
            <text:p text:style-name="P88">Function</text:p>
          </table:table-cell>
          <table:table-cell table:style-name="表24.B1" office:value-type="string">
            <text:p text:style-name="P55">Use</text:p>
          </table:table-cell>
        </table:table-row>
        <table:table-row table:style-name="TableLine94833627712464">
          <table:table-cell table:style-name="表24.A2" office:value-type="string">
            <text:p text:style-name="P88"><text:bookmark-ref text:reference-format="text" text:ref-name="__RefHeading___Toc9104_2655406443">sco_module_eval</text:bookmark-ref></text:p>
          </table:table-cell>
          <table:table-cell table:style-name="表24.B2" office:value-type="string">
            <text:p text:style-name="P89">Specify <text:span text:style-name="T170">both </text:span><text:span text:style-name="T173">the </text:span>modul<text:span text:style-name="T168">e</text:span> and <text:span text:style-name="T173">the </text:span><text:span text:style-name="T188">name</text:span><text:span text:style-name="T176"> </text:span><text:span text:style-name="T188">defined </text:span><text:span text:style-name="T176">in that module w</text:span><text:span text:style-name="T169">ith string</text:span>.<text:span text:style-name="T171"> Then </text:span><text:span text:style-name="T172">dynamically import </text:span><text:span text:style-name="T177">that</text:span><text:span text:style-name="T173"> </text:span><text:span text:style-name="T172">module, </text:span><text:span text:style-name="T178">and return</text:span><text:span text:style-name="T171"> </text:span><text:span text:style-name="T179">`</text:span><text:span text:style-name="T178">eval(</text:span><text:span text:style-name="T172">module</text:span><text:span text:style-name="T178"> + "." + </text:span><text:span text:style-name="T188">name</text:span><text:span text:style-name="T178">)</text:span><text:span text:style-name="T179">`</text:span><text:span text:style-name="T171">.</text:span></text:p>
          </table:table-cell>
        </table:table-row>
        <table:table-row table:style-name="TableLine94833627713568">
          <table:table-cell table:style-name="表24.A3" office:value-type="string">
            <text:p text:style-name="P88"><text:bookmark-ref text:reference-format="text" text:ref-name="__RefHeading___Toc3168_1952607967">sco_eval</text:bookmark-ref></text:p>
          </table:table-cell>
          <table:table-cell table:style-name="表24.B3" office:value-type="string">
            <text:p text:style-name="P93">Execute `eval()` and handle exceptions.</text:p>
          </table:table-cell>
        </table:table-row>
      </table:table>
      <text:p text:style-name="P215"/>
      <text:h text:style-name="P235" text:outline-level="2"><text:bookmark-start text:name="__RefHeading___Toc9104_2655406443"/>sco_module_eval<text:bookmark-end text:name="__RefHeading___Toc9104_2655406443"/></text:h>
      <text:p text:style-name="P171">def <text:span text:style-name="T174">sco_module_</text:span><text:span text:style-name="T183">eval</text:span><text:span text:style-name="T174">(frm: str, imp: str)</text:span><text:span text:style-name="T157"> -&gt; </text:span><text:span text:style-name="T182">tuple[</text:span><text:span text:style-name="T181">ScoRc, Any</text:span><text:span text:style-name="T182">]</text:span>:</text:p>
      <text:p text:style-name="P175">Parameters</text:p>
      <table:table table:name="表26" table:style-name="表26">
        <table:table-column table:style-name="表26.A"/>
        <table:table-column table:style-name="表26.B"/>
        <table:table-row table:style-name="TableLine94833627816944">
          <table:table-cell table:style-name="表26.A1" office:value-type="string">
            <text:p text:style-name="P109">frm</text:p>
          </table:table-cell>
          <table:table-cell table:style-name="表26.A1" office:value-type="string">
            <text:p text:style-name="P109">A in `from A import B`.</text:p>
          </table:table-cell>
        </table:table-row>
        <table:table-row table:style-name="TableLine94833627610816">
          <table:table-cell table:style-name="表26.A1" office:value-type="string">
            <text:p text:style-name="P109">imp</text:p>
          </table:table-cell>
          <table:table-cell table:style-name="表26.A1" office:value-type="string">
            <text:p text:style-name="P109"><text:span text:style-name="T175">B</text:span> in `from A import B`.<text:span text:style-name="T184"> Specify </text:span><text:span text:style-name="T189">the</text:span><text:span text:style-name="T184"> name</text:span><text:span text:style-name="T185"> </text:span><text:span text:style-name="T187">defined </text:span><text:span text:style-name="T185">in </text:span><text:span text:style-name="T186">module </text:span><text:span text:style-name="T185">`</text:span><text:span text:style-name="T186">frm</text:span><text:span text:style-name="T185">`</text:span><text:span text:style-name="T184">.</text:span></text:p>
          </table:table-cell>
        </table:table-row>
      </table:table>
      <text:p text:style-name="P186"/>
      <text:p text:style-name="P179">Ret<text:span text:style-name="T158">ern</text:span> value<text:span text:style-name="T159">s</text:span></text:p>
      <table:table table:name="表27" table:style-name="表27">
        <table:table-column table:style-name="表27.A"/>
        <table:table-column table:style-name="表27.B"/>
        <table:table-row table:style-name="TableLine94833627715376">
          <table:table-cell table:style-name="表27.A1" office:value-type="string">
            <text:p text:style-name="P110">ScoRc</text:p>
          </table:table-cell>
          <table:table-cell table:style-name="表27.A1" office:value-type="string">
            <text:p text:style-name="P113">ScoRc.OK for normal, other than ScoRc.OK for abnormal.</text:p>
          </table:table-cell>
        </table:table-row>
        <table:table-row table:style-name="TableLine94833627719072">
          <table:table-cell table:style-name="表27.A1" office:value-type="string">
            <text:p text:style-name="P105">Any</text:p>
          </table:table-cell>
          <table:table-cell table:style-name="表27.A1" office:value-type="string">
            <text:p text:style-name="P117"><text:span text:style-name="T107">The image is like </text:span><text:span text:style-name="T108">`</text:span><text:span text:style-name="T109">eval(frm +</text:span><text:span text:style-name="T110"> </text:span><text:span text:style-name="T111">"</text:span><text:span text:style-name="T110">.</text:span><text:span text:style-name="T111">"</text:span><text:span text:style-name="T110"> +</text:span><text:span text:style-name="T109"> imp)</text:span><text:span text:style-name="T108">`</text:span><text:span text:style-name="T112">.</text:span><text:span text:style-name="T107"> </text:span><text:span text:style-name="T112">R</text:span><text:span text:style-name="T113">eal </text:span><text:span text:style-name="T114">program is</text:span><text:span text:style-name="T108"> different.</text:span></text:p>
          </table:table-cell>
        </table:table-row>
      </table:table>
      <text:p text:style-name="P146"/>
      <text:h text:style-name="P236" text:outline-level="2"><text:bookmark-start text:name="__RefHeading___Toc3168_1952607967"/>sco_eval<text:bookmark-end text:name="__RefHeading___Toc3168_1952607967"/></text:h>
      <text:p text:style-name="P172">def <text:span text:style-name="T174">sco_</text:span><text:span text:style-name="T183">eval</text:span><text:span text:style-name="T174">(</text:span><text:span text:style-name="T190">arg</text:span><text:span text:style-name="T174">: str)</text:span><text:span text:style-name="T157"> -&gt; </text:span><text:span text:style-name="T182">tuple[</text:span><text:span text:style-name="T181">ScoRc, Any</text:span><text:span text:style-name="T182">]</text:span>:</text:p>
      <text:p text:style-name="P176">Parameters</text:p>
      <table:table table:name="表28" table:style-name="表28">
        <table:table-column table:style-name="表28.A"/>
        <table:table-column table:style-name="表28.B"/>
        <table:table-row table:style-name="TableLine94833627807600">
          <table:table-cell table:style-name="表28.A1" office:value-type="string">
            <text:p text:style-name="P112">arg</text:p>
          </table:table-cell>
          <table:table-cell table:style-name="表28.A1" office:value-type="string">
            <text:p text:style-name="P112">Argument to pass to `eval()`.</text:p>
          </table:table-cell>
        </table:table-row>
      </table:table>
      <text:p text:style-name="P187"/>
      <text:p text:style-name="P180">Ret<text:span text:style-name="T158">ern</text:span> value<text:span text:style-name="T159">s</text:span></text:p>
      <table:table table:name="表29" table:style-name="表29">
        <table:table-column table:style-name="表29.A"/>
        <table:table-column table:style-name="表29.B"/>
        <table:table-row table:style-name="TableLine94833627721824">
          <table:table-cell table:style-name="表29.A1" office:value-type="string">
            <text:p text:style-name="P111">ScoRc</text:p>
          </table:table-cell>
          <table:table-cell table:style-name="表29.A1" office:value-type="string">
            <text:p text:style-name="P114">ScoRc.OK for normal, other than ScoRc.OK for abnormal.</text:p>
          </table:table-cell>
        </table:table-row>
        <table:table-row table:style-name="TableLine94833627731376">
          <table:table-cell table:style-name="表29.A1" office:value-type="string">
            <text:p text:style-name="P106">Any</text:p>
          </table:table-cell>
          <table:table-cell table:style-name="表29.A1" office:value-type="string">
            <text:p text:style-name="P118"><text:span text:style-name="T108">`</text:span><text:span text:style-name="T106">eval()` return.</text:span></text:p>
          </table:table-cell>
        </table:table-row>
      </table:table>
      <text:p text:style-name="P147"/>
      <text:h text:style-name="P223" text:outline-level="1"><text:bookmark-start text:name="__RefHeading___Toc5002_1761174164"/>ScoEzodfCellValueType.py<text:bookmark-end text:name="__RefHeading___Toc5002_1761174164"/></text:h>
      <text:p text:style-name="P165"><text:span text:style-name="T53"><text:s/></text:span><text:span text:style-name="T54">Table</text:span><text:span text:style-name="T51"> </text:span><text:span text:style-name="T51"><text:sequence-ref text:reference-format="category-and-value" text:ref-name="refTable18">7.1</text:sequence-ref></text:span><text:span text:style-name="T51"><text:s/>shows </text:span><text:span text:style-name="T35">imports</text:span><text:span text:style-name="T51">.</text:span></text:p>
      <text:p text:style-name="P200">Table <text:sequence text:ref-name="refTable18" text:name="Table" text:formula="ooow:Table+1" style:num-format="1">7.1</text:sequence>: <text:span text:style-name="T52">ScoEzodfCellValueType.py </text:span><text:span text:style-name="T55">imports</text:span><text:span text:style-name="T43">.</text:span></text:p>
      <table:table table:name="表7" table:style-name="表7">
        <table:table-column table:style-name="表7.A"/>
        <table:table-column table:style-name="表7.B"/>
        <table:table-column table:style-name="表7.C"/>
        <table:table-row table:style-name="TableLine94833627732064">
          <table:table-cell table:style-name="表7.A1" office:value-type="string">
            <text:p text:style-name="P35">from</text:p>
          </table:table-cell>
          <table:table-cell table:style-name="表7.A1" office:value-type="string">
            <text:p text:style-name="P35">import</text:p>
          </table:table-cell>
          <table:table-cell table:style-name="表7.C1" office:value-type="string">
            <text:p text:style-name="P41">Reference</text:p>
          </table:table-cell>
        </table:table-row>
        <table:table-row table:style-name="TableLine94833627821552">
          <table:table-cell table:style-name="表7.A2" office:value-type="string">
            <text:p text:style-name="P58">typing</text:p>
          </table:table-cell>
          <table:table-cell table:style-name="表7.B2" office:value-type="string">
            <text:p text:style-name="P58">Final</text:p>
          </table:table-cell>
          <table:table-cell table:style-name="表7.C2" office:value-type="string">
            <text:p text:style-name="P35"><text:span text:style-name="T75">B</text:span>uil<text:span text:style-name="T74">t</text:span>-in<text:span text:style-name="T75">.</text:span></text:p>
          </table:table-cell>
        </table:table-row>
        <table:table-row table:style-name="TableLine94833627823360">
          <table:table-cell table:style-name="表7.A3" office:value-type="string">
            <text:p text:style-name="P74">ScoEnum</text:p>
          </table:table-cell>
          <table:table-cell table:style-name="表7.B3" office:value-type="string">
            <text:p text:style-name="P74">ScoEnum</text:p>
          </table:table-cell>
          <table:table-cell table:style-name="表7.C3" office:value-type="string">
            <text:p text:style-name="P74">See <text:bookmark-ref text:reference-format="number" text:ref-name="__RefHeading___Toc1499_3581109308">4</text:bookmark-ref>.</text:p>
          </table:table-cell>
        </table:table-row>
      </table:table>
      <text:p text:style-name="P139"/>
      <text:p text:style-name="P128"><text:span text:style-name="T68"><text:s/></text:span><text:span text:style-name="T50">Table</text:span> <text:sequence-ref text:reference-format="category-and-value" text:ref-name="refTable19">7.2</text:sequence-ref><text:s/>shows classes.</text:p>
      <text:p text:style-name="P200">Table <text:sequence text:ref-name="refTable19" text:name="Table" text:formula="ooow:Table+1" style:num-format="1">7.2</text:sequence>: <text:span text:style-name="T52">ScoEzodfCellValueType.py </text:span><text:span text:style-name="T51">classes</text:span><text:span text:style-name="T43">.</text:span></text:p>
      <table:table table:name="表9" table:style-name="表9">
        <table:table-column table:style-name="表9.A"/>
        <table:table-column table:style-name="表9.B"/>
        <table:table-row table:style-name="TableLine94833627829584">
          <table:table-cell table:style-name="表9.A1" office:value-type="string">
            <text:p text:style-name="P51">Class</text:p>
          </table:table-cell>
          <table:table-cell table:style-name="表9.B1" office:value-type="string">
            <text:p text:style-name="P51">Use</text:p>
          </table:table-cell>
        </table:table-row>
        <table:table-row table:style-name="TableLine94833627839296">
          <table:table-cell table:style-name="表9.A2" office:value-type="string">
            <text:p text:style-name="P67"><text:bookmark-ref text:reference-format="text" text:ref-name="__RefHeading___Toc4301_7311029191">ScoEzodfCellValueType</text:bookmark-ref></text:p>
          </table:table-cell>
          <table:table-cell table:style-name="表9.B2" office:value-type="string">
            <text:p text:style-name="P29"><text:span text:style-name="T89">Group</text:span><text:span text:style-name="T87"> </text:span><text:span text:style-name="T140">`</text:span><text:span text:style-name="T86">ezodf.cells</text:span>.Cell.value_type<text:span text:style-name="T140">`</text:span><text:span text:style-name="T88"> constants</text:span>.</text:p>
          </table:table-cell>
        </table:table-row>
      </table:table>
      <text:p text:style-name="P139"/>
      <text:h text:style-name="P233" text:outline-level="2"><text:bookmark-start text:name="__RefHeading___Toc4301_7311029191"/>ScoEzodfCellValueType<text:bookmark-end text:name="__RefHeading___Toc4301_7311029191"/></text:h>
      <text:p text:style-name="P156"><text:s/>Figure <text:sequence-ref text:reference-format="value" text:ref-name="refFigure2">7.1</text:sequence-ref><text:s/>shows <text:span text:style-name="T34">class </text:span><text:span text:style-name="T33">diagram.</text:span></text:p>
      <text:p text:style-name="P211"><draw:frame draw:style-name="fr1" draw:name="イメージ2" text:anchor-type="char" svg:width="8.467cm" svg:height="1.058cm" draw:z-index="2"><draw:image xlink:href="Pictures/1000000000000140000000285648F91C6EA6B04A.pdf" xlink:type="simple" xlink:show="embed" xlink:actuate="onLoad" loext:mime-type="application/pdf"/><draw:image xlink:href="Pictures/100000000000014000000028EA34B47BB28E7D8B.png" xlink:type="simple" xlink:show="embed" xlink:actuate="onLoad" loext:mime-type="image/png"/></draw:frame><text:span text:style-name="T31">Figure</text:span><text:span text:style-name="T32"> </text:span><text:span text:style-name="T32"><text:sequence text:ref-name="refFigure2" text:name="Figure" text:formula="ooow:Figure+1" style:num-format="1, 2, 3, ...">7.1</text:sequence></text:span><text:span text:style-name="T32">: </text:span><text:span text:style-name="T39">`</text:span><text:span text:style-name="T33">ScoEzodfCellValueType</text:span><text:span text:style-name="T39">`</text:span><text:span text:style-name="T34"> class </text:span><text:span text:style-name="T33">diagram.</text:span></text:p>
      <text:p text:style-name="P151"/>
      <text:p text:style-name="P162"><text:s/>Table <text:sequence-ref text:reference-format="value" text:ref-name="refTable20">7.3</text:sequence-ref><text:s/>shows <text:span text:style-name="T12">class </text:span><text:span text:style-name="T18">instances</text:span><text:span text:style-name="T12">.</text:span></text:p>
      <text:p text:style-name="P193"><text:span text:style-name="T70">Table</text:span> <text:sequence text:ref-name="refTable20" text:name="Table" text:formula="ooow:Table+1" style:num-format="1">7.3</text:sequence><text:span text:style-name="T70"><text:s/></text:span><text:span text:style-name="T141">`</text:span><text:span text:style-name="T70">ScoEzodfCellValueType</text:span><text:span text:style-name="T141">`</text:span><text:span text:style-name="T70"> class </text:span><text:span text:style-name="T136">instances</text:span><text:span text:style-name="T70">.</text:span></text:p>
      <table:table table:name="表10" table:style-name="表10">
        <table:table-column table:style-name="表10.A"/>
        <table:table-column table:style-name="表10.B"/>
        <table:table-row table:style-name="TableLine94833627965664">
          <table:table-cell table:style-name="表10.A1" office:value-type="string">
            <text:p text:style-name="P61">In<text:span text:style-name="T136">stance</text:span></text:p>
          </table:table-cell>
          <table:table-cell table:style-name="表10.B1" office:value-type="string">
            <text:p text:style-name="P63">Use</text:p>
          </table:table-cell>
        </table:table-row>
        <table:table-row table:style-name="表10.2">
          <table:table-cell table:style-name="表10.A2" office:value-type="string">
            <text:p text:style-name="P94"><text:span text:style-name="T118">STRING</text:span><text:span text:style-name="T90"> <text:s/></text:span><text:span text:style-name="T72">: </text:span><text:span text:style-name="T76">Final</text:span><text:span text:style-name="T90">[str]</text:span><text:span text:style-name="T72"> = </text:span><text:span text:style-name="T137">"string"</text:span></text:p>
          </table:table-cell>
          <table:table-cell table:style-name="表10.B2" office:value-type="string">
            <text:p text:style-name="P66">As the <text:span text:style-name="T85">property</text:span> name.</text:p>
          </table:table-cell>
        </table:table-row>
        <table:table-row table:style-name="表10.2">
          <table:table-cell table:style-name="表10.A3" office:value-type="string">
            <text:p text:style-name="P94"><text:span text:style-name="T118">NUMERIC</text:span> : Final[str] = <text:span text:style-name="T119">"</text:span><text:span text:style-name="T137">numeric</text:span><text:span text:style-name="T119">"</text:span></text:p>
          </table:table-cell>
          <table:table-cell table:style-name="表10.B3" office:value-type="string">
            <text:p text:style-name="Table_20_Contents"/>
          </table:table-cell>
        </table:table-row>
        <table:table-row table:style-name="表10.2">
          <table:table-cell table:style-name="表10.A4" office:value-type="string">
            <text:p text:style-name="P69"><text:span text:style-name="T118">PERCENT</text:span> : Final[str] = <text:span text:style-name="T58">"</text:span><text:span text:style-name="T60">percent</text:span><text:span text:style-name="T58">"</text:span></text:p>
          </table:table-cell>
          <table:table-cell table:style-name="表10.B4" office:value-type="string">
            <text:p text:style-name="Table_20_Contents"/>
          </table:table-cell>
        </table:table-row>
        <table:table-row table:style-name="表10.2">
          <table:table-cell table:style-name="表10.A7" office:value-type="string">
            <text:p text:style-name="P69"><text:span text:style-name="T118">CURRENCY</text:span>: Final[str] = <text:span text:style-name="T58">"</text:span><text:span text:style-name="T60">currency</text:span><text:span text:style-name="T58">"</text:span></text:p>
          </table:table-cell>
          <table:table-cell table:style-name="表10.B5" office:value-type="string">
            <text:p text:style-name="Table_20_Contents"/>
          </table:table-cell>
        </table:table-row>
        <table:table-row table:style-name="表10.2">
          <table:table-cell table:style-name="表10.A7" office:value-type="string">
            <text:p text:style-name="P69"><text:span text:style-name="T118">BOOL</text:span> <text:s text:c="3"/>: Final[str] = <text:span text:style-name="T58">"</text:span><text:span text:style-name="T60">bool</text:span><text:span text:style-name="T58">"</text:span></text:p>
          </table:table-cell>
          <table:table-cell table:style-name="表10.B6" office:value-type="string">
            <text:p text:style-name="P10"/>
          </table:table-cell>
        </table:table-row>
        <table:table-row table:style-name="表10.2">
          <table:table-cell table:style-name="表10.A7" office:value-type="string">
            <text:p text:style-name="P69"><text:span text:style-name="T118">DATE</text:span> <text:s text:c="3"/>: Final[str] = <text:span text:style-name="T58">"</text:span><text:span text:style-name="T60">date</text:span><text:span text:style-name="T58">"</text:span></text:p>
          </table:table-cell>
          <table:table-cell table:style-name="表10.B7" office:value-type="string">
            <text:p text:style-name="P10"/>
          </table:table-cell>
        </table:table-row>
        <table:table-row table:style-name="表10.2">
          <table:table-cell table:style-name="表10.A8" office:value-type="string">
            <text:p text:style-name="P69"><text:span text:style-name="T118">TIME</text:span> <text:s text:c="3"/>: Final[str] = <text:span text:style-name="T58">"</text:span><text:span text:style-name="T60">time</text:span><text:span text:style-name="T58">"</text:span></text:p>
          </table:table-cell>
          <table:table-cell table:style-name="表10.B8" office:value-type="string">
            <text:p text:style-name="P10"/>
          </table:table-cell>
        </table:table-row>
      </table:table>
      <text:p text:style-name="P125"/>
      <text:h text:style-name="P228" text:outline-level="1"><text:bookmark-start text:name="__RefHeading___Toc6385_3861856767"/>ScoEzodfCellSpan.py<text:bookmark-end text:name="__RefHeading___Toc6385_3861856767"/></text:h>
      <text:p text:style-name="P167"><text:span text:style-name="T53"><text:s/></text:span><text:span text:style-name="T54">Table</text:span><text:span text:style-name="T51"> </text:span><text:span text:style-name="T51"><text:sequence-ref text:reference-format="category-and-value" text:ref-name="refTable21">8.1</text:sequence-ref></text:span><text:span text:style-name="T51"><text:s/>shows </text:span><text:span text:style-name="T35">imports</text:span><text:span text:style-name="T51">.</text:span></text:p>
      <text:p text:style-name="P201">Table <text:sequence text:ref-name="refTable21" text:name="Table" text:formula="ooow:Table+1" style:num-format="1">8.1</text:sequence>: <text:span text:style-name="T52">ScoEzodfCellSpan.py </text:span><text:span text:style-name="T55">imports</text:span><text:span text:style-name="T43">.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 table:style-name="TableLine94833627972672">
          <table:table-cell table:style-name="表13.A1" office:value-type="string">
            <text:p text:style-name="P36">from</text:p>
          </table:table-cell>
          <table:table-cell table:style-name="表13.A1" office:value-type="string">
            <text:p text:style-name="P36">import</text:p>
          </table:table-cell>
          <table:table-cell table:style-name="表13.C1" office:value-type="string">
            <text:p text:style-name="P42">Reference</text:p>
          </table:table-cell>
        </table:table-row>
        <table:table-row table:style-name="TableLine94833627870608">
          <table:table-cell table:style-name="表13.A3" office:value-type="string">
            <text:p text:style-name="P59">typing</text:p>
          </table:table-cell>
          <table:table-cell table:style-name="表13.B3" office:value-type="string">
            <text:p text:style-name="P59">Final</text:p>
          </table:table-cell>
          <table:table-cell table:style-name="表13.C2" office:value-type="string">
            <text:p text:style-name="P36"><text:span text:style-name="T75">B</text:span>uil<text:span text:style-name="T74">t</text:span>-in<text:span text:style-name="T75">.</text:span></text:p>
          </table:table-cell>
        </table:table-row>
        <table:table-row table:style-name="TableLine94833627870608">
          <table:table-cell table:style-name="表13.A3" office:value-type="string">
            <text:p text:style-name="P242">enum</text:p>
          </table:table-cell>
          <table:table-cell table:style-name="表13.B3" office:value-type="string">
            <text:p text:style-name="P242">auto</text:p>
          </table:table-cell>
          <table:table-cell table:style-name="表13.C3" office:value-type="string">
            <text:p text:style-name="P36"/>
          </table:table-cell>
        </table:table-row>
        <table:table-row table:style-name="TableLine94833627872416">
          <table:table-cell table:style-name="表13.A4" office:value-type="string">
            <text:p text:style-name="P74">ScoEnum</text:p>
          </table:table-cell>
          <table:table-cell table:style-name="表13.B4" office:value-type="string">
            <text:p text:style-name="P74">ScoEnum</text:p>
          </table:table-cell>
          <table:table-cell table:style-name="表13.C4" office:value-type="string">
            <text:p text:style-name="P74">See <text:bookmark-ref text:reference-format="number" text:ref-name="__RefHeading___Toc1499_3581109308">4</text:bookmark-ref>.</text:p>
          </table:table-cell>
        </table:table-row>
      </table:table>
      <text:p text:style-name="P141"/>
      <text:p text:style-name="P130"><text:span text:style-name="T68"><text:s/></text:span><text:span text:style-name="T50">Table</text:span> <text:sequence-ref text:reference-format="category-and-value" text:ref-name="refTable22">8.2</text:sequence-ref><text:s/>shows classes.</text:p>
      <text:p text:style-name="P201">Table <text:sequence text:ref-name="refTable22" text:name="Table" text:formula="ooow:Table+1" style:num-format="1">8.2</text:sequence>: <text:span text:style-name="T52">ScoEzodfCellSpan.py </text:span><text:span text:style-name="T51">classes</text:span><text:span text:style-name="T43">.</text:span></text:p>
      <table:table table:name="表14" table:style-name="表14">
        <table:table-column table:style-name="表14.A"/>
        <table:table-column table:style-name="表14.B"/>
        <table:table-row table:style-name="TableLine94833627878528">
          <table:table-cell table:style-name="表14.A1" office:value-type="string">
            <text:p text:style-name="P52">Class</text:p>
          </table:table-cell>
          <table:table-cell table:style-name="表14.B1" office:value-type="string">
            <text:p text:style-name="P52">Use</text:p>
          </table:table-cell>
        </table:table-row>
        <table:table-row table:style-name="TableLine94833627916144">
          <table:table-cell table:style-name="表14.A2" office:value-type="string">
            <text:p text:style-name="P96"><text:bookmark-ref text:reference-format="text" text:ref-name="__RefHeading___Toc4301_73110291911">ScoEzodfCellSpan</text:bookmark-ref></text:p>
          </table:table-cell>
          <table:table-cell table:style-name="表14.B2" office:value-type="string">
            <text:p text:style-name="P30"><text:span text:style-name="T100">Group</text:span><text:span text:style-name="T87"> </text:span><text:span text:style-name="T27">`</text:span><text:span text:style-name="T24">ezodf.cells</text:span><text:span text:style-name="T10">.Cell.</text:span><text:span text:style-name="T25">span</text:span><text:span text:style-name="T26">[]</text:span><text:span text:style-name="T27">`</text:span><text:span text:style-name="T88"> </text:span><text:span text:style-name="T99">array index</text:span>.</text:p>
          </table:table-cell>
        </table:table-row>
      </table:table>
      <text:p text:style-name="P141"/>
      <text:h text:style-name="P234" text:outline-level="2"><text:bookmark-start text:name="__RefHeading___Toc4301_73110291911"/>ScoEzodfCellSpan<text:bookmark-end text:name="__RefHeading___Toc4301_73110291911"/></text:h>
      <text:p text:style-name="P157"><text:s/>Figure <text:sequence-ref text:reference-format="value" text:ref-name="refFigure3">8.1</text:sequence-ref><text:s/>shows <text:span text:style-name="T34">class </text:span><text:span text:style-name="T33">diagram.</text:span></text:p>
      <text:p text:style-name="P212"><draw:frame draw:style-name="fr1" draw:name="イメージ3" text:anchor-type="char" svg:width="7.408cm" svg:height="1.058cm" draw:z-index="3"><draw:image xlink:href="Pictures/100000000000011800000028154FB714A8632E4B.pdf" xlink:type="simple" xlink:show="embed" xlink:actuate="onLoad" loext:mime-type="application/pdf"/><draw:image xlink:href="Pictures/100000000000011800000028AD65972AB4E18619.png" xlink:type="simple" xlink:show="embed" xlink:actuate="onLoad" loext:mime-type="image/png"/></draw:frame><text:span text:style-name="T31">Figure</text:span><text:span text:style-name="T32"> </text:span><text:span text:style-name="T32"><text:sequence text:ref-name="refFigure3" text:name="Figure" text:formula="ooow:Figure+1" style:num-format="1, 2, 3, ...">8.1</text:sequence></text:span><text:span text:style-name="T32">: </text:span><text:span text:style-name="T40">`</text:span><text:span text:style-name="T33">ScoEzodfCellSpan</text:span><text:span text:style-name="T40">`</text:span><text:span text:style-name="T34"> class </text:span><text:span text:style-name="T33">diagram.</text:span></text:p>
      <text:p text:style-name="P152"/>
      <text:p text:style-name="P163"><text:s/>Table <text:sequence-ref text:reference-format="value" text:ref-name="refTable23">8.3</text:sequence-ref><text:s/>shows <text:span text:style-name="T12">class </text:span><text:span text:style-name="T19">instances</text:span><text:span text:style-name="T12">.</text:span></text:p>
      <text:p text:style-name="P194"><text:span text:style-name="T70">Table</text:span> <text:sequence text:ref-name="refTable23" text:name="Table" text:formula="ooow:Table+1" style:num-format="1">8.3</text:sequence><text:span text:style-name="T70"><text:s/></text:span><text:span text:style-name="T144">`</text:span><text:span text:style-name="T70">ScoEzodfCellSpan</text:span><text:span text:style-name="T144">`</text:span><text:span text:style-name="T70"> class </text:span><text:span text:style-name="T138">instances</text:span><text:span text:style-name="T70">.</text:span></text:p>
      <table:table table:name="表15" table:style-name="表15">
        <table:table-column table:style-name="表15.A"/>
        <table:table-column table:style-name="表15.B"/>
        <table:table-row table:style-name="TableLine94833628096464">
          <table:table-cell table:style-name="表15.A1" office:value-type="string">
            <text:p text:style-name="P75">Instance</text:p>
          </table:table-cell>
          <table:table-cell table:style-name="表15.B1" office:value-type="string">
            <text:p text:style-name="P64">Use</text:p>
          </table:table-cell>
        </table:table-row>
        <table:table-row table:style-name="表15.2">
          <table:table-cell table:style-name="表15.A2" office:value-type="string">
            <text:p text:style-name="P95"><text:span text:style-name="T98">ROW</text:span><text:span text:style-name="T72">: </text:span><text:span text:style-name="T76">Final</text:span><text:span text:style-name="T72"> = </text:span><text:span text:style-name="T138">auto()</text:span></text:p>
          </table:table-cell>
          <table:table-cell table:style-name="表15.B2" office:value-type="string">
            <text:p text:style-name="P31"><text:span text:style-name="T28">`</text:span><text:span text:style-name="T10">Cell.</text:span><text:span text:style-name="T25">span</text:span><text:span text:style-name="T26">[</text:span><text:span text:style-name="T15">ROW</text:span><text:span text:style-name="T29">.index</text:span><text:span text:style-name="T26">]</text:span><text:span text:style-name="T28">`</text:span><text:span text:style-name="T15"> is the number of rows that a cell spans.</text:span></text:p>
          </table:table-cell>
        </table:table-row>
        <table:table-row table:style-name="表15.2">
          <table:table-cell table:style-name="表15.A3" office:value-type="string">
            <text:p text:style-name="P68"><text:span text:style-name="T98">COL</text:span>: Final = <text:span text:style-name="T120">auto()</text:span></text:p>
          </table:table-cell>
          <table:table-cell table:style-name="表15.B3" office:value-type="string">
            <text:p text:style-name="P31"><text:span text:style-name="T28">`</text:span><text:span text:style-name="T10">Cell.</text:span><text:span text:style-name="T25">span</text:span><text:span text:style-name="T26">[</text:span><text:span text:style-name="T15">COL</text:span><text:span text:style-name="T29">.index</text:span><text:span text:style-name="T26">]</text:span><text:span text:style-name="T28">`</text:span><text:span text:style-name="T15"> is the number of </text:span><text:span text:style-name="T16">columns</text:span><text:span text:style-name="T15"> that a cell spans.</text:span></text:p>
          </table:table-cell>
        </table:table-row>
      </table:table>
      <text:p text:style-name="P16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ＭＳ ゴシック" svg:font-family="'ＭＳ ゴシック'" style:font-family-generic="modern" style:font-pitch="fixed"/>
    <style:font-face style:name="Ricty Diminished1" svg:font-family="'Ricty Diminished'" style:font-pitch="variable"/>
    <style:font-face style:name="Ricty Diminished" svg:font-family="'Ricty Diminished'" style:font-adornments="標準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normal" fo:font-weight="bold" style:font-size-asian="95%" style:font-style-asian="normal" style:font-weight-asian="bold" style:font-size-complex="95%" style:font-style-complex="italic" style:font-weight-complex="bold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_28_user_29_" style:display-name="Table (user)" style:family="paragraph" style:parent-style-name="Caption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1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ogram" style:family="paragraph" style:parent-style-name="Text_20_body" style:master-page-name="">
      <style:paragraph-properties fo:line-height="70%" style:page-number="auto"/>
      <style:text-properties style:font-name="Ricty Diminished" fo:font-family="'Ricty Diminished'" style:font-style-name="標準" style:font-pitch="variable" style:text-underline-style="none" officeooo:rsid="0018ac79" style:font-name-asian="Ricty Diminished" style:font-family-asian="'Ricty Diminished'" style:font-style-name-asian="標準" style:font-pitch-asian="variable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8cm" style:type="center"/>
          <style:tab-stop style:position="17.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8cm" style:type="center"/>
          <style:tab-stop style:position="17.6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8cm" style:type="center"/>
          <style:tab-stop style:position="17.6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6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_20_left">
      <style:paragraph-properties fo:text-align="end" style:justify-single-word="false"/>
    </style:style>
    <style:style style:name="MT1" style:family="text">
      <style:text-properties officeooo:rsid="01aef0a4"/>
    </style:style>
    <style:style style:name="MT2" style:family="text">
      <style:text-properties officeooo:rsid="01ccad78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.401cm" style:writing-mode="lr-tb" style:layout-grid-color="#c0c0c0" style:layout-grid-lines="48" style:layout-grid-base-height="0.55cm" style:layout-grid-ruby-height="0.035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2cm" fo:margin-left="2cm" fo:margin-right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1cm" fo:margin-bottom="2cm" fo:margin-left="1.4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1cm" fo:margin-bottom="2cm" fo:margin-left="2cm" fo:margin-right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0</text:page-number><text:span text:style-name="MT1">/</text:span><text:span text:style-name="MT1"><text:page-count>11</text:page-count></text:span></text:p>
      </style:header>
      <style:header-left>
        <text:p text:style-name="Header"><text:page-number text:select-page="current">0</text:page-number><text:span text:style-name="MT1">/</text:span><text:span text:style-name="MT1"><text:page-count>11</text:page-count></text:span></text:p>
      </style:header-left>
    </style:master-page>
    <style:master-page style:name="First_20_Page" style:display-name="First Page" style:page-layout-name="Mpm2" style:next-style-name="Left_20_Page">
      <style:header>
        <text:p text:style-name="Header"/>
      </style:header>
      <loext:header-first>
        <text:p text:style-name="MP2"><text:page-number text:select-page="current">1</text:page-number><text:span text:style-name="MT2">/</text:span><text:span text:style-name="MT2"><text:page-count>11</text:page-count></text:span></text:p>
      </loext:header-first>
    </style:master-page>
    <style:master-page style:name="Index" style:page-layout-name="Mpm3"/>
    <style:master-page style:name="Left_20_Page" style:display-name="Left Page" style:page-layout-name="Mpm4" style:next-style-name="Right_20_Page">
      <style:header>
        <text:p text:style-name="Header"><text:page-number text:select-page="current">10</text:page-number><text:span text:style-name="MT2">/</text:span><text:span text:style-name="MT2"><text:page-count>11</text:page-count></text:span></text:p>
      </style:header>
    </style:master-page>
    <style:master-page style:name="Right_20_Page" style:display-name="Right Page" style:page-layout-name="Mpm5" style:next-style-name="Left_20_Page">
      <style:header>
        <text:p text:style-name="MP1"><text:page-number text:select-page="current">9</text:page-number><text:span text:style-name="MT2">/</text:span><text:span text:style-name="MT2"><text:page-count>11</text:page-count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9T20:20:39.937000000</meta:creation-date>
    <dc:date>2022-01-26T20:15:03.431971296</dc:date>
    <meta:editing-duration>P1DT14H18M40S</meta:editing-duration>
    <meta:editing-cycles>621</meta:editing-cycles>
    <meta:generator>LibreOffice/6.4.7.2$Linux_X86_64 LibreOffice_project/40$Build-2</meta:generator>
    <dc:title>sco_bas</dc:title>
    <meta:document-statistic meta:table-count="33" meta:image-count="4" meta:object-count="0" meta:page-count="11" meta:paragraph-count="293" meta:word-count="880" meta:character-count="5992" meta:non-whitespace-character-count="5377"/>
  </office:meta>
</office:document-meta>
</file>